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dana" svg:font-family="Verddana"/>
    <style:font-face style:name="FreeSans1" svg:font-family="FreeSans" style:font-family-generic="swiss"/>
    <style:font-face style:name="Verdana" svg:font-family="Verdana"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Verdana" fo:font-weight="bold" officeooo:rsid="0010a30d" officeooo:paragraph-rsid="0010a30d" style:font-weight-asian="bold" style:font-weight-complex="bold"/>
    </style:style>
    <style:style style:name="P2" style:family="paragraph" style:parent-style-name="Standard">
      <style:paragraph-properties fo:line-height="200%" fo:text-align="justify" style:justify-single-word="false"/>
      <style:text-properties style:font-name="Verdana" fo:font-weight="bold" officeooo:rsid="001209e0" officeooo:paragraph-rsid="001209e0" style:font-weight-asian="bold" style:font-weight-complex="bold"/>
    </style:style>
    <style:style style:name="P3" style:family="paragraph" style:parent-style-name="Standard">
      <style:paragraph-properties fo:line-height="200%" fo:text-align="justify" style:justify-single-word="false"/>
      <style:text-properties style:font-name="Verdana" fo:font-weight="bold" officeooo:rsid="00133bba" officeooo:paragraph-rsid="00199aed" style:font-weight-asian="bold" style:font-weight-complex="bold"/>
    </style:style>
    <style:style style:name="P4" style:family="paragraph" style:parent-style-name="Standard">
      <style:paragraph-properties fo:line-height="200%" fo:text-align="justify" style:justify-single-word="false"/>
      <style:text-properties style:font-name="Verdana" fo:font-weight="bold" officeooo:rsid="00163819" officeooo:paragraph-rsid="00163819" style:font-weight-asian="bold" style:font-weight-complex="bold"/>
    </style:style>
    <style:style style:name="P5" style:family="paragraph" style:parent-style-name="Standard">
      <style:paragraph-properties fo:line-height="200%" fo:text-align="justify" style:justify-single-word="false"/>
      <style:text-properties style:font-name="Verdana" fo:font-weight="bold" officeooo:rsid="0031cdfc" officeooo:paragraph-rsid="0031cdfc" style:font-weight-asian="bold" style:font-weight-complex="bold"/>
    </style:style>
    <style:style style:name="P6" style:family="paragraph" style:parent-style-name="Standard">
      <style:paragraph-properties fo:line-height="200%" fo:text-align="justify" style:justify-single-word="false"/>
      <style:text-properties style:font-name="Verdana" fo:font-weight="bold" officeooo:rsid="0014b5ff" officeooo:paragraph-rsid="0014b5ff" style:font-weight-asian="bold" style:font-weight-complex="bold"/>
    </style:style>
    <style:style style:name="P7" style:family="paragraph" style:parent-style-name="Standard">
      <style:paragraph-properties fo:line-height="200%" fo:text-align="justify" style:justify-single-word="false"/>
      <style:text-properties style:font-name="Verdana" fo:font-size="12pt" fo:font-weight="bold" officeooo:rsid="00199aed" officeooo:paragraph-rsid="00199aed" style:font-size-asian="10.5pt" style:font-weight-asian="bold" style:font-size-complex="12pt" style:font-weight-complex="bold"/>
    </style:style>
    <style:style style:name="P8" style:family="paragraph" style:parent-style-name="Standard">
      <style:paragraph-properties fo:line-height="200%" fo:text-align="justify" style:justify-single-word="false"/>
      <style:text-properties style:font-name="Verdana" fo:font-size="12pt" fo:font-weight="bold" officeooo:rsid="001c0971" officeooo:paragraph-rsid="001c0971" style:font-size-asian="10.5pt" style:font-weight-asian="bold" style:font-size-complex="12pt" style:font-weight-complex="bold"/>
    </style:style>
    <style:style style:name="P9" style:family="paragraph" style:parent-style-name="Standard">
      <style:paragraph-properties fo:line-height="200%" fo:text-align="justify" style:justify-single-word="false"/>
      <style:text-properties style:font-name="Verdana" fo:font-size="12pt" fo:font-weight="bold" officeooo:rsid="001cd0f0" officeooo:paragraph-rsid="001cd0f0" style:font-size-asian="10.5pt" style:font-weight-asian="bold" style:font-size-complex="12pt" style:font-weight-complex="bold"/>
    </style:style>
    <style:style style:name="P10" style:family="paragraph" style:parent-style-name="Standard">
      <style:paragraph-properties fo:line-height="200%" fo:text-align="justify" style:justify-single-word="false"/>
      <style:text-properties style:font-name="Verdana" fo:font-size="12pt" fo:font-weight="bold" officeooo:rsid="0037bd66" officeooo:paragraph-rsid="0037bd66" style:font-size-asian="10.5pt" style:font-weight-asian="bold" style:font-size-complex="12pt" style:font-weight-complex="bold"/>
    </style:style>
    <style:style style:name="P11" style:family="paragraph" style:parent-style-name="Standard">
      <style:paragraph-properties fo:line-height="100%" fo:text-align="justify" style:justify-single-word="false"/>
      <style:text-properties style:font-name="Verdana" fo:font-size="12pt" officeooo:rsid="001ff128" officeooo:paragraph-rsid="001ff128" style:font-size-asian="10.5pt" style:font-size-complex="12pt"/>
    </style:style>
    <style:style style:name="P12" style:family="paragraph" style:parent-style-name="Standard">
      <style:paragraph-properties fo:line-height="100%" fo:text-align="justify" style:justify-single-word="false"/>
      <style:text-properties style:font-name="Verdana" fo:font-size="12pt" officeooo:rsid="001ff128" officeooo:paragraph-rsid="0022a6f1" style:font-size-asian="10.5pt" style:font-size-complex="12pt"/>
    </style:style>
    <style:style style:name="P13" style:family="paragraph" style:parent-style-name="Standard">
      <style:paragraph-properties fo:line-height="200%" fo:text-align="justify" style:justify-single-word="false"/>
      <style:text-properties style:font-name="Verdana" fo:font-size="12pt" officeooo:rsid="001ff128" officeooo:paragraph-rsid="001ff128" style:font-size-asian="10.5pt" style:font-size-complex="12pt"/>
    </style:style>
    <style:style style:name="P14" style:family="paragraph" style:parent-style-name="Standard">
      <style:paragraph-properties fo:line-height="200%" fo:text-align="justify" style:justify-single-word="false"/>
      <style:text-properties style:font-name="Verdana" fo:font-size="12pt" officeooo:rsid="001ff128" officeooo:paragraph-rsid="0024be22" style:font-size-asian="10.5pt" style:font-size-complex="12pt"/>
    </style:style>
    <style:style style:name="P15" style:family="paragraph" style:parent-style-name="Standard">
      <style:paragraph-properties fo:line-height="200%" fo:text-align="justify" style:justify-single-word="false"/>
      <style:text-properties style:font-name="Verdana" fo:font-size="12pt" officeooo:rsid="00241551" officeooo:paragraph-rsid="00241551" style:font-size-asian="10.5pt" style:font-size-complex="12pt"/>
    </style:style>
    <style:style style:name="P16" style:family="paragraph" style:parent-style-name="Standard">
      <style:paragraph-properties fo:line-height="200%" fo:text-align="justify" style:justify-single-word="false"/>
      <style:text-properties style:font-name="Verdana" fo:font-size="12pt" officeooo:rsid="0021cd46" officeooo:paragraph-rsid="0024be22" style:font-size-asian="10.5pt" style:font-size-complex="12pt"/>
    </style:style>
    <style:style style:name="P17" style:family="paragraph" style:parent-style-name="Standard">
      <style:paragraph-properties fo:line-height="200%" fo:text-align="justify" style:justify-single-word="false"/>
      <style:text-properties style:font-name="Verdana" fo:font-size="12pt" fo:font-weight="normal" officeooo:rsid="0024be22" officeooo:paragraph-rsid="0024be22" style:font-size-asian="10.5pt" style:font-weight-asian="normal" style:font-size-complex="12pt" style:font-weight-complex="normal"/>
    </style:style>
    <style:style style:name="P18" style:family="paragraph" style:parent-style-name="Standard">
      <style:paragraph-properties fo:line-height="200%" fo:text-align="justify" style:justify-single-word="false"/>
      <style:text-properties style:font-name="Verdana" fo:font-size="12pt" fo:font-weight="normal" officeooo:rsid="0027e097" officeooo:paragraph-rsid="0027e097" style:font-size-asian="10.5pt" style:font-weight-asian="normal" style:font-size-complex="12pt" style:font-weight-complex="normal"/>
    </style:style>
    <style:style style:name="P19" style:family="paragraph" style:parent-style-name="Standard">
      <style:paragraph-properties fo:line-height="200%" fo:text-align="justify" style:justify-single-word="false"/>
      <style:text-properties style:font-name="Verdana" fo:font-size="12pt" fo:font-weight="normal" officeooo:rsid="0027e097" officeooo:paragraph-rsid="002c91c2" style:font-size-asian="10.5pt" style:font-weight-asian="normal" style:font-size-complex="12pt" style:font-weight-complex="normal"/>
    </style:style>
    <style:style style:name="P20" style:family="paragraph" style:parent-style-name="Standard">
      <style:paragraph-properties fo:line-height="200%" fo:text-align="justify" style:justify-single-word="false"/>
      <style:text-properties style:font-name="Verdana" fo:font-size="12pt" fo:font-weight="normal" officeooo:rsid="00241551" officeooo:paragraph-rsid="0030da61" style:font-size-asian="10.5pt" style:font-weight-asian="normal" style:font-size-complex="12pt" style:font-weight-complex="normal"/>
    </style:style>
    <style:style style:name="P21" style:family="paragraph" style:parent-style-name="Standard">
      <style:paragraph-properties fo:line-height="200%" fo:text-align="justify" style:justify-single-word="false"/>
      <style:text-properties style:font-name="Verdana" fo:font-size="12pt" fo:font-weight="normal" officeooo:rsid="002a1ef8" officeooo:paragraph-rsid="002a1ef8" style:font-size-asian="10.5pt" style:font-weight-asian="normal" style:font-size-complex="12pt" style:font-weight-complex="normal"/>
    </style:style>
    <style:style style:name="P22" style:family="paragraph" style:parent-style-name="Standard">
      <style:paragraph-properties fo:line-height="200%" fo:text-align="justify" style:justify-single-word="false"/>
      <style:text-properties style:font-name="Verdana" fo:font-size="12pt" fo:font-weight="normal" officeooo:rsid="002a1ef8" officeooo:paragraph-rsid="002f54dc" style:font-size-asian="10.5pt" style:font-weight-asian="normal" style:font-size-complex="12pt" style:font-weight-complex="normal"/>
    </style:style>
    <style:style style:name="P23" style:family="paragraph" style:parent-style-name="Standard">
      <style:paragraph-properties fo:line-height="100%" fo:text-align="justify" style:justify-single-word="false"/>
      <style:text-properties style:font-name="Verdana" fo:font-size="12pt" fo:font-style="normal" fo:font-weight="normal" officeooo:rsid="0017b4ea" officeooo:paragraph-rsid="00199aed" style:font-size-asian="10.5pt" style:font-style-asian="normal" style:font-weight-asian="normal" style:font-size-complex="12pt" style:font-style-complex="normal" style:font-weight-complex="normal"/>
    </style:style>
    <style:style style:name="P24" style:family="paragraph" style:parent-style-name="Standard">
      <style:paragraph-properties fo:line-height="200%" fo:text-align="justify" style:justify-single-word="false"/>
      <style:text-properties style:font-name="Verdana" fo:font-size="12pt" fo:font-style="normal" fo:font-weight="normal" officeooo:rsid="001ac093" officeooo:paragraph-rsid="001c0971" style:font-size-asian="10.5pt" style:font-style-asian="normal" style:font-weight-asian="normal" style:font-size-complex="12pt" style:font-style-complex="normal" style:font-weight-complex="normal"/>
    </style:style>
    <style:style style:name="P25" style:family="paragraph" style:parent-style-name="Standard">
      <style:paragraph-properties fo:line-height="200%" fo:text-align="justify" style:justify-single-word="false"/>
      <style:text-properties style:font-name="Verdana" fo:font-size="12pt" fo:font-style="normal" fo:font-weight="normal" officeooo:rsid="001e9a6f" officeooo:paragraph-rsid="0024be22"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200%" fo:text-align="justify" style:justify-single-word="false"/>
      <style:text-properties style:font-name="Verdana" fo:font-size="12pt" fo:font-style="normal" fo:font-weight="normal" officeooo:rsid="001e9a6f" officeooo:paragraph-rsid="001e9a6f" style:font-size-asian="10.5pt" style:font-style-asian="normal" style:font-weight-asian="normal" style:font-size-complex="12pt" style:font-style-complex="normal" style:font-weight-complex="normal"/>
    </style:style>
    <style:style style:name="P27" style:family="paragraph" style:parent-style-name="Standard">
      <style:paragraph-properties fo:line-height="200%" fo:text-align="justify" style:justify-single-word="false"/>
      <style:text-properties style:font-name="Verdana" fo:font-size="12pt" fo:font-style="normal" fo:font-weight="normal" officeooo:rsid="001e9a6f" officeooo:paragraph-rsid="001f7516" style:font-size-asian="10.5pt" style:font-style-asian="normal" style:font-weight-asian="normal" style:font-size-complex="12pt" style:font-style-complex="normal" style:font-weight-complex="normal"/>
    </style:style>
    <style:style style:name="P28" style:family="paragraph" style:parent-style-name="Standard">
      <style:paragraph-properties fo:line-height="200%" fo:text-align="justify" style:justify-single-word="false"/>
      <style:text-properties style:font-name="Verdana" fo:font-size="12pt" fo:font-style="normal" fo:font-weight="normal" officeooo:rsid="001e9a6f" officeooo:paragraph-rsid="0027e097" style:font-size-asian="10.5pt" style:font-style-asian="normal" style:font-weight-asian="normal" style:font-size-complex="12pt" style:font-style-complex="normal" style:font-weight-complex="normal"/>
    </style:style>
    <style:style style:name="P29" style:family="paragraph" style:parent-style-name="Standard">
      <style:paragraph-properties fo:line-height="200%" fo:text-align="justify" style:justify-single-word="false"/>
      <style:text-properties style:font-name="Verdana" fo:font-size="12pt" fo:font-style="normal" fo:font-weight="normal" officeooo:rsid="001e9a6f" officeooo:paragraph-rsid="002c91c2" style:font-size-asian="10.5pt" style:font-style-asian="normal" style:font-weight-asian="normal" style:font-size-complex="12pt" style:font-style-complex="normal" style:font-weight-complex="normal"/>
    </style:style>
    <style:style style:name="P30" style:family="paragraph" style:parent-style-name="Standard">
      <style:paragraph-properties fo:line-height="200%" fo:text-align="justify" style:justify-single-word="false"/>
      <style:text-properties style:font-name="Verdana" fo:font-size="12pt" fo:font-style="normal" fo:font-weight="normal" officeooo:rsid="001e9a6f" officeooo:paragraph-rsid="0030da61" style:font-size-asian="10.5pt" style:font-style-asian="normal" style:font-weight-asian="normal" style:font-size-complex="12pt" style:font-style-complex="normal" style:font-weight-complex="normal"/>
    </style:style>
    <style:style style:name="P31" style:family="paragraph" style:parent-style-name="Standard">
      <style:paragraph-properties fo:line-height="200%" fo:text-align="justify" style:justify-single-word="false"/>
      <style:text-properties style:font-name="Verdana" fo:font-size="12pt" fo:font-style="normal" fo:font-weight="normal" officeooo:rsid="0039252c" officeooo:paragraph-rsid="0039252c" style:font-size-asian="10.5pt" style:font-style-asian="normal" style:font-weight-asian="normal" style:font-size-complex="12pt" style:font-style-complex="normal" style:font-weight-complex="normal"/>
    </style:style>
    <style:style style:name="P32" style:family="paragraph" style:parent-style-name="Standard">
      <style:paragraph-properties fo:line-height="200%" fo:text-align="justify" style:justify-single-word="false"/>
      <style:text-properties style:font-name="Verdana" fo:font-size="12pt" fo:font-style="normal" fo:font-weight="normal" officeooo:rsid="0039b6b4" officeooo:paragraph-rsid="0039b6b4" style:font-size-asian="10.5pt" style:font-style-asian="normal" style:font-weight-asian="normal" style:font-size-complex="12pt" style:font-style-complex="normal" style:font-weight-complex="normal"/>
    </style:style>
    <style:style style:name="P33" style:family="paragraph" style:parent-style-name="Standard">
      <style:paragraph-properties fo:line-height="200%" fo:text-align="justify" style:justify-single-word="false"/>
      <style:text-properties style:font-name="Verdana" fo:font-size="12pt" fo:font-style="normal" fo:font-weight="normal" officeooo:rsid="001f7516" officeooo:paragraph-rsid="0027e097" style:font-size-asian="10.5pt" style:font-style-asian="normal" style:font-weight-asian="normal" style:font-size-complex="12pt" style:font-style-complex="normal" style:font-weight-complex="normal"/>
    </style:style>
    <style:style style:name="P34" style:family="paragraph" style:parent-style-name="Standard">
      <style:paragraph-properties fo:line-height="200%" fo:text-align="justify" style:justify-single-word="false"/>
      <style:text-properties style:font-name="Verdana" fo:font-size="12pt" fo:font-style="normal" fo:font-weight="normal" officeooo:rsid="001f7516" officeooo:paragraph-rsid="002a1ef8" style:font-size-asian="10.5pt" style:font-style-asian="normal" style:font-weight-asian="normal" style:font-size-complex="12pt" style:font-style-complex="normal" style:font-weight-complex="normal"/>
    </style:style>
    <style:style style:name="P35" style:family="paragraph" style:parent-style-name="Standard">
      <style:paragraph-properties fo:line-height="200%" fo:text-align="justify" style:justify-single-word="false"/>
      <style:text-properties style:font-name="Verdana" fo:font-size="12pt" fo:font-style="normal" fo:font-weight="normal" officeooo:rsid="0039d36b" officeooo:paragraph-rsid="0039d36b" style:font-size-asian="10.5pt" style:font-style-asian="normal" style:font-weight-asian="normal" style:font-size-complex="12pt" style:font-style-complex="normal" style:font-weight-complex="normal"/>
    </style:style>
    <style:style style:name="P36" style:family="paragraph" style:parent-style-name="Standard">
      <style:paragraph-properties fo:line-height="200%" fo:text-align="justify" style:justify-single-word="false"/>
      <style:text-properties style:font-name="Verdana" fo:font-size="12pt" fo:font-style="normal" fo:font-weight="normal" officeooo:rsid="0039d36b" officeooo:paragraph-rsid="003c8167" style:font-size-asian="10.5pt" style:font-style-asian="normal" style:font-weight-asian="normal" style:font-size-complex="12pt" style:font-style-complex="normal" style:font-weight-complex="normal"/>
    </style:style>
    <style:style style:name="P37" style:family="paragraph" style:parent-style-name="Standard">
      <style:paragraph-properties fo:line-height="200%" fo:text-align="justify" style:justify-single-word="false"/>
      <style:text-properties style:font-name="Verdana" fo:font-size="12pt" fo:font-style="normal" fo:font-weight="normal" officeooo:rsid="003c8167" officeooo:paragraph-rsid="003c8167" style:font-size-asian="10.5pt" style:font-style-asian="normal" style:font-weight-asian="normal" style:font-size-complex="12pt" style:font-style-complex="normal" style:font-weight-complex="normal"/>
    </style:style>
    <style:style style:name="P38" style:family="paragraph" style:parent-style-name="Standard">
      <style:paragraph-properties fo:line-height="200%" fo:text-align="start" style:justify-single-word="false"/>
      <style:text-properties style:font-name="Verdana" fo:font-size="12pt" fo:font-style="normal" fo:font-weight="normal" officeooo:rsid="003c8167" officeooo:paragraph-rsid="003c8167" style:font-size-asian="10.5pt" style:font-style-asian="normal" style:font-weight-asian="normal" style:font-size-complex="12pt" style:font-style-complex="normal" style:font-weight-complex="normal"/>
    </style:style>
    <style:style style:name="P39" style:family="paragraph" style:parent-style-name="Standard">
      <style:paragraph-properties fo:line-height="200%" fo:text-align="justify" style:justify-single-word="false"/>
      <style:text-properties style:font-name="Verdana" fo:font-size="12pt" fo:font-style="normal" fo:font-weight="normal" officeooo:rsid="003ec2d9" officeooo:paragraph-rsid="003ec2d9" style:font-size-asian="10.5pt" style:font-style-asian="normal" style:font-weight-asian="normal" style:font-size-complex="12pt" style:font-style-complex="normal" style:font-weight-complex="normal"/>
    </style:style>
    <style:style style:name="P40" style:family="paragraph" style:parent-style-name="Standard">
      <style:paragraph-properties fo:line-height="200%" fo:text-align="justify" style:justify-single-word="false"/>
      <style:text-properties style:font-name="Verdana" fo:font-size="12pt" fo:font-style="normal" fo:font-weight="bold" officeooo:rsid="0037bd66" officeooo:paragraph-rsid="0037bd66" style:font-size-asian="10.5pt" style:font-style-asian="normal" style:font-weight-asian="bold" style:font-size-complex="12pt" style:font-style-complex="normal" style:font-weight-complex="bold"/>
    </style:style>
    <style:style style:name="P41" style:family="paragraph" style:parent-style-name="Standard">
      <style:paragraph-properties fo:line-height="200%" fo:text-align="justify" style:justify-single-word="false"/>
      <style:text-properties style:font-name="Verdana" fo:font-size="12pt" fo:font-style="normal" fo:font-weight="bold" officeooo:rsid="0039d36b" officeooo:paragraph-rsid="0039d36b" style:font-size-asian="10.5pt" style:font-style-asian="normal" style:font-weight-asian="bold" style:font-size-complex="12pt" style:font-style-complex="normal" style:font-weight-complex="bold"/>
    </style:style>
    <style:style style:name="P42" style:family="paragraph" style:parent-style-name="Standard">
      <style:paragraph-properties fo:line-height="200%" fo:text-align="justify" style:justify-single-word="false"/>
      <style:text-properties style:font-name="Verdana" fo:font-size="12pt" fo:font-style="normal" fo:font-weight="bold" officeooo:rsid="003ec2d9" officeooo:paragraph-rsid="003ec2d9" style:font-size-asian="10.5pt" style:font-style-asian="normal" style:font-weight-asian="bold" style:font-size-complex="12pt" style:font-style-complex="normal" style:font-weight-complex="bold"/>
    </style:style>
    <style:style style:name="P43" style:family="paragraph" style:parent-style-name="Standard">
      <style:paragraph-properties fo:line-height="200%" fo:text-align="justify" style:justify-single-word="false"/>
      <style:text-properties style:font-name="Verdana" fo:font-size="12pt" fo:font-style="normal" fo:font-weight="bold" officeooo:rsid="0044bafc" officeooo:paragraph-rsid="0044bafc" style:font-size-asian="10.5pt" style:font-style-asian="normal" style:font-weight-asian="bold" style:font-size-complex="12pt" style:font-style-complex="normal" style:font-weight-complex="bold"/>
    </style:style>
    <style:style style:name="P44" style:family="paragraph" style:parent-style-name="Standard">
      <style:paragraph-properties fo:line-height="200%" fo:text-align="justify" style:justify-single-word="false"/>
      <style:text-properties style:font-name="Verdana" fo:font-size="12pt" fo:font-style="normal" fo:font-weight="bold" officeooo:rsid="00469d9b" officeooo:paragraph-rsid="00469d9b" style:font-size-asian="10.5pt" style:font-style-asian="normal" style:font-weight-asian="bold" style:font-size-complex="12pt" style:font-style-complex="normal" style:font-weight-complex="bold"/>
    </style:style>
    <style:style style:name="P45" style:family="paragraph" style:parent-style-name="Standard">
      <style:paragraph-properties fo:line-height="100%" fo:text-align="justify" style:justify-single-word="false"/>
      <style:text-properties style:font-name="Verdana" fo:font-size="12pt" fo:font-style="italic" fo:font-weight="normal" officeooo:rsid="003bb88d" officeooo:paragraph-rsid="003d7ab7" style:font-size-asian="12pt" style:font-style-asian="italic" style:font-weight-asian="normal" style:font-size-complex="12pt" style:font-style-complex="italic" style:font-weight-complex="normal"/>
    </style:style>
    <style:style style:name="P46" style:family="paragraph" style:parent-style-name="Standard">
      <style:paragraph-properties fo:line-height="200%" fo:text-align="justify" style:justify-single-word="false"/>
      <style:text-properties style:font-name="Verdana" fo:font-weight="normal" officeooo:rsid="0031cdfc" officeooo:paragraph-rsid="0031cdfc" style:font-weight-asian="normal" style:font-weight-complex="normal"/>
    </style:style>
    <style:style style:name="P47" style:family="paragraph" style:parent-style-name="Standard">
      <style:paragraph-properties fo:line-height="200%" fo:text-align="justify" style:justify-single-word="false"/>
      <style:text-properties style:font-name="Verdana" fo:font-weight="normal" officeooo:rsid="00163819" officeooo:paragraph-rsid="0031cdfc" style:font-weight-asian="normal" style:font-weight-complex="normal"/>
    </style:style>
    <style:style style:name="P48" style:family="paragraph" style:parent-style-name="Standard">
      <style:paragraph-properties fo:line-height="200%" fo:text-align="justify" style:justify-single-word="false"/>
      <style:text-properties style:font-name="Verdana" fo:font-weight="normal" officeooo:rsid="00163819" officeooo:paragraph-rsid="0036d398" style:font-weight-asian="normal" style:font-weight-complex="normal"/>
    </style:style>
    <style:style style:name="P49" style:family="paragraph" style:parent-style-name="Standard">
      <style:paragraph-properties fo:line-height="200%" fo:text-align="justify" style:justify-single-word="false"/>
      <style:text-properties style:font-name="Verdana" fo:font-style="normal" fo:font-weight="bold" officeooo:rsid="00163819" officeooo:paragraph-rsid="0036d398" style:font-style-asian="normal" style:font-weight-asian="bold" style:font-style-complex="normal" style:font-weight-complex="bold"/>
    </style:style>
    <style:style style:name="P50" style:family="paragraph" style:parent-style-name="Standard">
      <style:paragraph-properties fo:line-height="200%" fo:text-align="justify" style:justify-single-word="false"/>
      <style:text-properties style:font-name="Verdana" fo:font-size="10pt" fo:font-style="normal" fo:font-weight="normal" officeooo:rsid="001f7516" officeooo:paragraph-rsid="002c91c2" style:font-size-asian="10pt" style:font-style-asian="normal" style:font-weight-asian="normal" style:font-size-complex="10pt" style:font-style-complex="normal" style:font-weight-complex="normal"/>
    </style:style>
    <style:style style:name="P51" style:family="paragraph" style:parent-style-name="Standard">
      <style:paragraph-properties fo:line-height="200%" fo:text-align="justify" style:justify-single-word="false"/>
      <style:text-properties style:font-name="Verdana"/>
    </style:style>
    <style:style style:name="P52" style:family="paragraph" style:parent-style-name="Standard">
      <style:paragraph-properties fo:line-height="200%" fo:text-align="justify" style:justify-single-word="false"/>
    </style:style>
    <style:style style:name="P53" style:family="paragraph" style:parent-style-name="Standard">
      <style:paragraph-properties fo:line-height="200%" fo:text-align="justify" style:justify-single-word="false"/>
      <style:text-properties officeooo:paragraph-rsid="001e9a6f"/>
    </style:style>
    <style:style style:name="P54" style:family="paragraph" style:parent-style-name="Standard">
      <style:paragraph-properties fo:line-height="200%" fo:text-align="justify" style:justify-single-word="false"/>
      <style:text-properties officeooo:paragraph-rsid="001f7516"/>
    </style:style>
    <style:style style:name="P55" style:family="paragraph" style:parent-style-name="Standard">
      <style:paragraph-properties fo:line-height="200%" fo:text-align="justify" style:justify-single-word="false"/>
      <style:text-properties officeooo:paragraph-rsid="0024be22"/>
    </style:style>
    <style:style style:name="P56" style:family="paragraph" style:parent-style-name="Standard">
      <style:paragraph-properties fo:line-height="100%" fo:text-align="justify" style:justify-single-word="false"/>
      <style:text-properties style:font-name="Courier 10 Pitch" fo:font-size="10pt" officeooo:rsid="001ff128" officeooo:paragraph-rsid="001ff128" style:font-size-asian="10pt" style:font-size-complex="10pt"/>
    </style:style>
    <style:style style:name="P57" style:family="paragraph" style:parent-style-name="Standard">
      <style:paragraph-properties fo:line-height="200%" fo:text-align="justify" style:justify-single-word="false"/>
      <style:text-properties style:font-name="Courier 10 Pitch" fo:font-size="10pt" fo:font-style="normal" fo:font-weight="normal" officeooo:rsid="0017b4ea" officeooo:paragraph-rsid="00163819" style:font-size-asian="10pt" style:font-style-asian="normal" style:font-weight-asian="normal" style:font-size-complex="10pt" style:font-style-complex="normal" style:font-weight-complex="normal"/>
    </style:style>
    <style:style style:name="P58" style:family="paragraph" style:parent-style-name="Standard">
      <style:paragraph-properties fo:line-height="100%" fo:text-align="justify" style:justify-single-word="false"/>
      <style:text-properties style:font-name="Courier 10 Pitch" fo:font-size="10pt" fo:font-style="normal" fo:font-weight="normal" officeooo:rsid="001c0971" officeooo:paragraph-rsid="001c0971" style:font-size-asian="10pt" style:font-style-asian="normal" style:font-weight-asian="normal" style:font-size-complex="10pt" style:font-style-complex="normal" style:font-weight-complex="normal"/>
    </style:style>
    <style:style style:name="P59" style:family="paragraph" style:parent-style-name="Standard">
      <style:paragraph-properties fo:line-height="100%" fo:text-align="justify" style:justify-single-word="false"/>
      <style:text-properties style:font-name="Courier 10 Pitch" fo:font-size="10pt" fo:font-style="normal" fo:font-weight="normal" officeooo:rsid="0039252c" officeooo:paragraph-rsid="0039252c" style:font-size-asian="10pt" style:font-style-asian="normal" style:font-weight-asian="normal" style:font-size-complex="10pt" style:font-style-complex="normal" style:font-weight-complex="normal"/>
    </style:style>
    <style:style style:name="P60" style:family="paragraph" style:parent-style-name="Standard">
      <style:paragraph-properties fo:line-height="100%" fo:text-align="justify" style:justify-single-word="false"/>
      <style:text-properties style:font-name="Courier 10 Pitch" fo:font-size="10pt" fo:font-style="normal" fo:font-weight="normal" officeooo:rsid="0039d869" officeooo:paragraph-rsid="0039d869" style:font-size-asian="10pt" style:font-style-asian="normal" style:font-weight-asian="normal" style:font-size-complex="10pt" style:font-style-complex="normal" style:font-weight-complex="normal"/>
    </style:style>
    <style:style style:name="P61" style:family="paragraph" style:parent-style-name="Standard">
      <style:paragraph-properties fo:line-height="100%" fo:text-align="justify" style:justify-single-word="false"/>
      <style:text-properties style:font-name="Courier 10 Pitch" fo:font-size="10pt" fo:font-style="normal" fo:font-weight="normal" officeooo:rsid="0039d869" officeooo:paragraph-rsid="003bb88d" style:font-size-asian="10pt" style:font-style-asian="normal" style:font-weight-asian="normal" style:font-size-complex="10pt" style:font-style-complex="normal" style:font-weight-complex="normal"/>
    </style:style>
    <style:style style:name="P62" style:family="paragraph" style:parent-style-name="Standard">
      <style:paragraph-properties fo:line-height="100%" fo:text-align="justify" style:justify-single-word="false"/>
      <style:text-properties style:font-name="Courier 10 Pitch" fo:font-size="10pt" fo:font-style="normal" fo:font-weight="normal" officeooo:rsid="0039d869" officeooo:paragraph-rsid="003c8167" style:font-size-asian="10pt" style:font-style-asian="normal" style:font-weight-asian="normal" style:font-size-complex="10pt" style:font-style-complex="normal" style:font-weight-complex="normal"/>
    </style:style>
    <style:style style:name="P63" style:family="paragraph" style:parent-style-name="Standard">
      <style:paragraph-properties fo:line-height="200%" fo:text-align="justify" style:justify-single-word="false"/>
      <style:text-properties style:font-name="Courier 10 Pitch" fo:font-size="10pt" fo:font-style="normal" fo:font-weight="normal" officeooo:rsid="0039d869" officeooo:paragraph-rsid="0039d869" style:font-size-asian="10pt" style:font-style-asian="normal" style:font-weight-asian="normal" style:font-size-complex="10pt" style:font-style-complex="normal" style:font-weight-complex="normal"/>
    </style:style>
    <style:style style:name="P64" style:family="paragraph" style:parent-style-name="Standard">
      <style:paragraph-properties fo:line-height="200%" fo:text-align="justify" style:justify-single-word="false"/>
      <style:text-properties style:font-name="Courier 10 Pitch" fo:font-size="10pt" fo:font-style="normal" fo:font-weight="normal" officeooo:rsid="0039d869" officeooo:paragraph-rsid="003c8167" style:font-size-asian="10pt" style:font-style-asian="normal" style:font-weight-asian="normal" style:font-size-complex="10pt" style:font-style-complex="normal" style:font-weight-complex="normal"/>
    </style:style>
    <style:style style:name="P65" style:family="paragraph" style:parent-style-name="Standard">
      <style:paragraph-properties fo:line-height="200%" fo:text-align="justify" style:justify-single-word="false"/>
      <style:text-properties style:font-name="Courier 10 Pitch" fo:font-size="10pt" fo:font-style="normal" fo:font-weight="normal" officeooo:rsid="0039d869" officeooo:paragraph-rsid="003bb88d" style:font-size-asian="10pt" style:font-style-asian="normal" style:font-weight-asian="normal" style:font-size-complex="10pt" style:font-style-complex="normal" style:font-weight-complex="normal"/>
    </style:style>
    <style:style style:name="P66" style:family="paragraph" style:parent-style-name="Standard">
      <style:paragraph-properties fo:line-height="200%" fo:text-align="justify" style:justify-single-word="false"/>
      <style:text-properties style:font-name="Courier 10 Pitch" fo:font-size="10pt" fo:font-style="normal" fo:font-weight="normal" officeooo:rsid="003c8167" officeooo:paragraph-rsid="003c8167" style:font-size-asian="10pt" style:font-style-asian="normal" style:font-weight-asian="normal" style:font-size-complex="10pt" style:font-style-complex="normal" style:font-weight-complex="normal"/>
    </style:style>
    <style:style style:name="P67" style:family="paragraph" style:parent-style-name="Standard">
      <style:paragraph-properties fo:line-height="200%" fo:text-align="justify" style:justify-single-word="false"/>
      <style:text-properties style:font-name="Courier 10 Pitch" fo:font-size="10pt" fo:font-style="normal" fo:font-weight="normal" officeooo:rsid="003c8167" officeooo:paragraph-rsid="003d7ab7" style:font-size-asian="10pt" style:font-style-asian="normal" style:font-weight-asian="normal" style:font-size-complex="10pt" style:font-style-complex="normal" style:font-weight-complex="normal"/>
    </style:style>
    <style:style style:name="P68" style:family="paragraph" style:parent-style-name="Standard">
      <style:paragraph-properties fo:line-height="100%" fo:text-align="justify" style:justify-single-word="false"/>
      <style:text-properties style:font-name="Courier 10 Pitch" fo:font-size="10pt" fo:font-style="normal" fo:font-weight="normal" officeooo:rsid="003c8167" officeooo:paragraph-rsid="003c8167" style:font-size-asian="10pt" style:font-style-asian="normal" style:font-weight-asian="normal" style:font-size-complex="10pt" style:font-style-complex="normal" style:font-weight-complex="normal"/>
    </style:style>
    <style:style style:name="P69" style:family="paragraph" style:parent-style-name="Standard">
      <style:paragraph-properties fo:line-height="100%" fo:text-align="justify" style:justify-single-word="false"/>
      <style:text-properties style:font-name="Courier 10 Pitch" fo:font-size="10pt" fo:font-style="normal" fo:font-weight="normal" officeooo:rsid="0039d36b" officeooo:paragraph-rsid="003c8167" style:font-size-asian="10pt" style:font-style-asian="normal" style:font-weight-asian="normal" style:font-size-complex="10pt" style:font-style-complex="normal" style:font-weight-complex="normal"/>
    </style:style>
    <style:style style:name="P70" style:family="paragraph" style:parent-style-name="Standard">
      <style:paragraph-properties fo:line-height="100%" fo:text-align="justify" style:justify-single-word="false"/>
      <style:text-properties style:font-name="Courier 10 Pitch" fo:font-size="10pt" fo:font-style="normal" fo:font-weight="normal" officeooo:rsid="0040559c" officeooo:paragraph-rsid="0040559c" style:font-size-asian="10pt" style:font-style-asian="normal" style:font-weight-asian="normal" style:font-size-complex="10pt" style:font-style-complex="normal" style:font-weight-complex="normal"/>
    </style:style>
    <style:style style:name="P71" style:family="paragraph" style:parent-style-name="Standard">
      <style:paragraph-properties fo:line-height="100%" fo:text-align="justify" style:justify-single-word="false"/>
      <style:text-properties style:font-name="Courier 10 Pitch" fo:font-size="10pt" fo:font-style="normal" fo:font-weight="normal" officeooo:rsid="0040559c" officeooo:paragraph-rsid="004326f8" style:font-size-asian="10pt" style:font-style-asian="normal" style:font-weight-asian="normal" style:font-size-complex="10pt" style:font-style-complex="normal" style:font-weight-complex="normal"/>
    </style:style>
    <style:style style:name="P72" style:family="paragraph" style:parent-style-name="Standard">
      <style:paragraph-properties fo:line-height="200%" fo:text-align="justify" style:justify-single-word="false"/>
      <style:text-properties style:font-name="Courier 10 Pitch" fo:font-size="10pt" fo:font-style="normal" fo:font-weight="normal" officeooo:rsid="0040559c" officeooo:paragraph-rsid="0040559c" style:font-size-asian="10pt" style:font-style-asian="normal" style:font-weight-asian="normal" style:font-size-complex="10pt" style:font-style-complex="normal" style:font-weight-complex="normal"/>
    </style:style>
    <style:style style:name="P73" style:family="paragraph" style:parent-style-name="Standard">
      <style:paragraph-properties fo:line-height="200%" fo:text-align="justify" style:justify-single-word="false"/>
      <style:text-properties style:font-name="Courier 10 Pitch" fo:font-size="10pt" fo:font-style="normal" fo:font-weight="normal" officeooo:rsid="0040559c" officeooo:paragraph-rsid="0044bafc" style:font-size-asian="10pt" style:font-style-asian="normal" style:font-weight-asian="normal" style:font-size-complex="10pt" style:font-style-complex="normal" style:font-weight-complex="normal"/>
    </style:style>
    <style:style style:name="P74" style:family="paragraph" style:parent-style-name="Standard">
      <style:paragraph-properties fo:line-height="200%" fo:text-align="justify" style:justify-single-word="false"/>
      <style:text-properties style:font-name="Courier 10 Pitch" fo:font-size="10pt" fo:font-style="normal" fo:font-weight="normal" officeooo:rsid="0040559c" officeooo:paragraph-rsid="004326f8" style:font-size-asian="10pt" style:font-style-asian="normal" style:font-weight-asian="normal" style:font-size-complex="10pt" style:font-style-complex="normal" style:font-weight-complex="normal"/>
    </style:style>
    <style:style style:name="P75" style:family="paragraph" style:parent-style-name="Standard">
      <style:paragraph-properties fo:line-height="100%" fo:text-align="justify" style:justify-single-word="false"/>
      <style:text-properties style:font-name="Courier 10 Pitch" fo:font-size="10pt" fo:font-style="normal" fo:font-weight="normal" officeooo:rsid="00469d9b" officeooo:paragraph-rsid="00469d9b" style:font-size-asian="10pt" style:font-style-asian="normal" style:font-weight-asian="normal" style:font-size-complex="10pt" style:font-style-complex="normal" style:font-weight-complex="normal"/>
    </style:style>
    <style:style style:name="P76" style:family="paragraph" style:parent-style-name="Standard">
      <style:paragraph-properties fo:line-height="200%" fo:text-align="justify" style:justify-single-word="false"/>
      <style:text-properties style:font-name="Courier 10 Pitch" fo:font-size="10pt" fo:font-style="normal" fo:font-weight="bold" officeooo:rsid="0039252c" officeooo:paragraph-rsid="0039252c" style:font-size-asian="10pt" style:font-style-asian="normal" style:font-weight-asian="bold" style:font-size-complex="10pt" style:font-style-complex="normal" style:font-weight-complex="bold"/>
    </style:style>
    <style:style style:name="P77" style:family="paragraph" style:parent-style-name="Standard">
      <style:paragraph-properties fo:line-height="100%" fo:text-align="justify" style:justify-single-word="false"/>
      <style:text-properties style:font-name="Courier 10 Pitch" fo:font-size="10pt" fo:font-style="italic" fo:font-weight="normal" officeooo:rsid="003bb88d" officeooo:paragraph-rsid="003bb88d" style:font-size-asian="10pt" style:font-style-asian="italic" style:font-weight-asian="normal" style:font-size-complex="10pt" style:font-style-complex="italic" style:font-weight-complex="normal"/>
    </style:style>
    <style:style style:name="P78" style:family="paragraph" style:parent-style-name="Text_20_body">
      <style:paragraph-properties fo:line-height="200%" fo:text-align="justify" style:justify-single-word="false"/>
      <style:text-properties officeooo:paragraph-rsid="0034223a"/>
    </style:style>
    <style:style style:name="P79" style:family="paragraph" style:parent-style-name="Text_20_body">
      <style:paragraph-properties fo:line-height="200%" fo:text-align="justify" style:justify-single-word="false"/>
      <style:text-properties officeooo:rsid="003575ce" officeooo:paragraph-rsid="003575ce"/>
    </style:style>
    <style:style style:name="P80" style:family="paragraph" style:parent-style-name="Text_20_body">
      <style:paragraph-properties fo:line-height="200%" fo:text-align="justify" style:justify-single-word="false"/>
      <style:text-properties officeooo:rsid="0036d398" officeooo:paragraph-rsid="0036d398"/>
    </style:style>
    <style:style style:name="P81" style:family="paragraph" style:parent-style-name="Text_20_body">
      <style:paragraph-properties fo:line-height="200%" fo:text-align="justify" style:justify-single-word="false"/>
      <style:text-properties fo:font-style="normal" officeooo:paragraph-rsid="0034223a" style:font-style-asian="normal" style:font-style-complex="normal"/>
    </style:style>
    <style:style style:name="P82" style:family="paragraph" style:parent-style-name="Text_20_body">
      <style:paragraph-properties fo:line-height="200%" fo:text-align="justify" style:justify-single-word="false"/>
      <style:text-properties style:font-name="Verdana" fo:font-size="12pt" fo:font-style="normal" officeooo:rsid="0032648d" officeooo:paragraph-rsid="003575ce" style:font-size-asian="10.5pt" style:font-style-asian="normal" style:font-size-complex="12pt" style:font-style-complex="normal"/>
    </style:style>
    <style:style style:name="P83" style:family="paragraph" style:parent-style-name="Text_20_body">
      <style:paragraph-properties fo:line-height="200%" fo:text-align="justify" style:justify-single-word="false"/>
      <style:text-properties style:font-name="Verdana" fo:font-size="12pt" fo:font-style="normal" officeooo:rsid="0036d398" officeooo:paragraph-rsid="0036d398" style:font-size-asian="10.5pt" style:font-style-asian="normal" style:font-size-complex="12pt" style:font-style-complex="normal"/>
    </style:style>
    <style:style style:name="P84" style:family="paragraph" style:parent-style-name="Standard">
      <loext:graphic-properties draw:fill="none"/>
      <style:paragraph-properties fo:margin-left="1.3cm" fo:margin-right="0cm" fo:line-height="100%" fo:text-align="justify" style:justify-single-word="false" fo:text-indent="-1.3cm" style:auto-text-indent="false" fo:background-color="transparent">
        <style:tab-stops>
          <style:tab-stop style:position="-0.026cm"/>
        </style:tab-stops>
      </style:paragraph-properties>
      <style:text-properties style:font-name="Courier 10 Pitch" fo:font-size="10pt" fo:font-style="normal" fo:font-weight="normal" officeooo:rsid="0039d869" officeooo:paragraph-rsid="003aed67" style:font-size-asian="10pt" style:font-style-asian="normal" style:font-weight-asian="normal" style:font-size-complex="10pt" style:font-style-complex="normal" style:font-weight-complex="normal"/>
    </style:style>
    <style:style style:name="P85" style:family="paragraph" style:parent-style-name="Standard" style:master-page-name="">
      <loext:graphic-properties draw:fill="none"/>
      <style:paragraph-properties fo:margin-left="0cm" fo:margin-right="0cm" fo:line-height="200%" fo:text-align="justify" style:justify-single-word="false" fo:text-indent="0cm" style:auto-text-indent="false" style:page-number="auto" fo:background-color="transparent">
        <style:tab-stops>
          <style:tab-stop style:position="-1.296cm"/>
        </style:tab-stops>
      </style:paragraph-properties>
      <style:text-properties style:font-name="Courier 10 Pitch" fo:font-size="10pt" fo:font-style="normal" fo:font-weight="normal" officeooo:rsid="0039d869" officeooo:paragraph-rsid="003aed67" style:font-size-asian="10pt" style:font-style-asian="normal" style:font-weight-asian="normal" style:font-size-complex="10pt" style:font-style-complex="normal" style:font-weight-complex="normal"/>
    </style:style>
    <style:style style:name="P86" style:family="paragraph" style:parent-style-name="Standard">
      <loext:graphic-properties draw:fill="none"/>
      <style:paragraph-properties fo:margin-left="0cm" fo:margin-right="0cm" fo:line-height="200%" fo:text-align="justify" style:justify-single-word="false" fo:text-indent="0cm" style:auto-text-indent="false" fo:background-color="transparent">
        <style:tab-stops>
          <style:tab-stop style:position="-1.296cm"/>
        </style:tab-stops>
      </style:paragraph-properties>
      <style:text-properties style:font-name="Courier 10 Pitch" fo:font-size="10pt" fo:font-style="normal" fo:font-weight="normal" officeooo:rsid="0039d869" officeooo:paragraph-rsid="003c8167" style:font-size-asian="10pt" style:font-style-asian="normal" style:font-weight-asian="normal" style:font-size-complex="10pt" style:font-style-complex="normal" style:font-weight-complex="normal"/>
    </style:style>
    <style:style style:name="P87" style:family="paragraph" style:parent-style-name="Standard" style:list-style-name="L1">
      <style:paragraph-properties fo:line-height="100%" fo:text-align="justify" style:justify-single-word="false"/>
      <style:text-properties style:font-name="Courier 10 Pitch" fo:font-size="10pt" fo:font-style="normal" fo:font-weight="normal" officeooo:rsid="0039d869" officeooo:paragraph-rsid="0039d869" style:font-size-asian="10pt" style:font-style-asian="normal" style:font-weight-asian="normal" style:font-size-complex="10pt" style:font-style-complex="normal" style:font-weight-complex="normal"/>
    </style:style>
    <style:style style:name="P88" style:family="paragraph" style:parent-style-name="Standard" style:list-style-name="L27">
      <style:paragraph-properties fo:line-height="100%" fo:text-align="justify" style:justify-single-word="false"/>
      <style:text-properties style:font-name="Courier 10 Pitch" fo:font-size="10pt" fo:font-style="normal" fo:font-weight="normal" officeooo:rsid="0039d869" officeooo:paragraph-rsid="0039d869" style:font-size-asian="10pt" style:font-style-asian="normal" style:font-weight-asian="normal" style:font-size-complex="10pt" style:font-style-complex="normal" style:font-weight-complex="normal"/>
    </style:style>
    <style:style style:name="P89" style:family="paragraph" style:parent-style-name="Standard" style:list-style-name="L2">
      <style:paragraph-properties fo:line-height="100%" fo:text-align="justify" style:justify-single-word="false"/>
      <style:text-properties style:font-name="Courier 10 Pitch" fo:font-size="10pt" fo:font-style="normal" fo:font-weight="normal" officeooo:rsid="0031cdfc" officeooo:paragraph-rsid="0031cdfc" style:font-size-asian="10pt" style:font-style-asian="normal" style:font-weight-asian="normal" style:font-size-complex="10pt" style:font-style-complex="normal" style:font-weight-complex="normal"/>
    </style:style>
    <style:style style:name="P90" style:family="paragraph" style:parent-style-name="Standard" style:list-style-name="L6">
      <style:paragraph-properties fo:line-height="100%" fo:text-align="justify" style:justify-single-word="false"/>
      <style:text-properties style:font-name="Courier 10 Pitch" fo:font-size="10pt" fo:font-style="normal" fo:font-weight="normal" officeooo:rsid="0017b4ea" officeooo:paragraph-rsid="00199aed" style:font-size-asian="10pt" style:font-style-asian="normal" style:font-weight-asian="normal" style:font-size-complex="10pt" style:font-style-complex="normal" style:font-weight-complex="normal"/>
    </style:style>
    <style:style style:name="P91" style:family="paragraph" style:parent-style-name="Standard" style:list-style-name="L7">
      <style:paragraph-properties fo:line-height="100%" fo:text-align="justify" style:justify-single-word="false"/>
      <style:text-properties style:font-name="Courier 10 Pitch" fo:font-size="10pt" fo:font-style="normal" fo:font-weight="normal" officeooo:rsid="001ac093" officeooo:paragraph-rsid="001c0971" style:font-size-asian="10pt" style:font-style-asian="normal" style:font-weight-asian="normal" style:font-size-complex="10pt" style:font-style-complex="normal" style:font-weight-complex="normal"/>
    </style:style>
    <style:style style:name="P92" style:family="paragraph" style:parent-style-name="Standard" style:list-style-name="L8">
      <style:paragraph-properties fo:line-height="100%" fo:text-align="justify" style:justify-single-word="false"/>
      <style:text-properties style:font-name="Courier 10 Pitch" fo:font-size="10pt" fo:font-style="normal" fo:font-weight="normal" officeooo:rsid="001c0971" officeooo:paragraph-rsid="001c0971" style:font-size-asian="10pt" style:font-style-asian="normal" style:font-weight-asian="normal" style:font-size-complex="10pt" style:font-style-complex="normal" style:font-weight-complex="normal"/>
    </style:style>
    <style:style style:name="P93" style:family="paragraph" style:parent-style-name="Standard" style:list-style-name="L8">
      <style:paragraph-properties fo:line-height="100%" fo:text-align="justify" style:justify-single-word="false"/>
      <style:text-properties style:font-name="Courier 10 Pitch" fo:font-size="10pt" fo:font-style="normal" fo:font-weight="normal" officeooo:rsid="001c0971" officeooo:paragraph-rsid="001cd0f0" style:font-size-asian="10pt" style:font-style-asian="normal" style:font-weight-asian="normal" style:font-size-complex="10pt" style:font-style-complex="normal" style:font-weight-complex="normal"/>
    </style:style>
    <style:style style:name="P94" style:family="paragraph" style:parent-style-name="Standard" style:list-style-name="L9">
      <style:paragraph-properties fo:line-height="100%" fo:text-align="justify" style:justify-single-word="false"/>
      <style:text-properties style:font-name="Courier 10 Pitch" fo:font-size="10pt" fo:font-style="normal" fo:font-weight="normal" officeooo:rsid="001e9a6f" officeooo:paragraph-rsid="001e9a6f" style:font-size-asian="10pt" style:font-style-asian="normal" style:font-weight-asian="normal" style:font-size-complex="10pt" style:font-style-complex="normal" style:font-weight-complex="normal"/>
    </style:style>
    <style:style style:name="P95" style:family="paragraph" style:parent-style-name="Standard" style:list-style-name="L11">
      <style:paragraph-properties fo:line-height="100%" fo:text-align="justify" style:justify-single-word="false"/>
      <style:text-properties style:font-name="Courier 10 Pitch" fo:font-size="10pt" fo:font-style="normal" fo:font-weight="normal" officeooo:rsid="001e9a6f" officeooo:paragraph-rsid="001ff128" style:font-size-asian="10pt" style:font-style-asian="normal" style:font-weight-asian="normal" style:font-size-complex="10pt" style:font-style-complex="normal" style:font-weight-complex="normal"/>
    </style:style>
    <style:style style:name="P96" style:family="paragraph" style:parent-style-name="Standard" style:list-style-name="L17">
      <style:paragraph-properties fo:line-height="100%" fo:text-align="justify" style:justify-single-word="false"/>
      <style:text-properties style:font-name="Courier 10 Pitch" fo:font-size="10pt" fo:font-style="normal" fo:font-weight="normal" officeooo:rsid="001e9a6f" officeooo:paragraph-rsid="0027e097" style:font-size-asian="10pt" style:font-style-asian="normal" style:font-weight-asian="normal" style:font-size-complex="10pt" style:font-style-complex="normal" style:font-weight-complex="normal"/>
    </style:style>
    <style:style style:name="P97" style:family="paragraph" style:parent-style-name="Standard" style:list-style-name="L19">
      <style:paragraph-properties fo:line-height="100%" fo:text-align="justify" style:justify-single-word="false"/>
      <style:text-properties style:font-name="Courier 10 Pitch" fo:font-size="10pt" fo:font-style="normal" fo:font-weight="normal" officeooo:rsid="001e9a6f" officeooo:paragraph-rsid="002c91c2" style:font-size-asian="10pt" style:font-style-asian="normal" style:font-weight-asian="normal" style:font-size-complex="10pt" style:font-style-complex="normal" style:font-weight-complex="normal"/>
    </style:style>
    <style:style style:name="P98" style:family="paragraph" style:parent-style-name="Standard" style:list-style-name="L21">
      <style:paragraph-properties fo:line-height="100%" fo:text-align="justify" style:justify-single-word="false"/>
      <style:text-properties style:font-name="Courier 10 Pitch" fo:font-size="10pt" fo:font-style="normal" fo:font-weight="normal" officeooo:rsid="001e9a6f" officeooo:paragraph-rsid="0030da61" style:font-size-asian="10pt" style:font-style-asian="normal" style:font-weight-asian="normal" style:font-size-complex="10pt" style:font-style-complex="normal" style:font-weight-complex="normal"/>
    </style:style>
    <style:style style:name="P99" style:family="paragraph" style:parent-style-name="Standard" style:list-style-name="L10">
      <style:paragraph-properties fo:line-height="100%" fo:text-align="justify" style:justify-single-word="false"/>
      <style:text-properties style:font-name="Courier 10 Pitch" fo:font-size="10pt" fo:font-style="normal" fo:font-weight="normal" officeooo:rsid="001f7516" officeooo:paragraph-rsid="001f7516" style:font-size-asian="10pt" style:font-style-asian="normal" style:font-weight-asian="normal" style:font-size-complex="10pt" style:font-style-complex="normal" style:font-weight-complex="normal"/>
    </style:style>
    <style:style style:name="P100" style:family="paragraph" style:parent-style-name="Standard" style:list-style-name="L16">
      <style:paragraph-properties fo:line-height="100%" fo:text-align="justify" style:justify-single-word="false"/>
      <style:text-properties style:font-name="Courier 10 Pitch" fo:font-size="10pt" fo:font-style="normal" fo:font-weight="normal" officeooo:rsid="001f7516" officeooo:paragraph-rsid="0027e097" style:font-size-asian="10pt" style:font-style-asian="normal" style:font-weight-asian="normal" style:font-size-complex="10pt" style:font-style-complex="normal" style:font-weight-complex="normal"/>
    </style:style>
    <style:style style:name="P101" style:family="paragraph" style:parent-style-name="Standard" style:list-style-name="L18">
      <style:paragraph-properties fo:line-height="100%" fo:text-align="justify" style:justify-single-word="false"/>
      <style:text-properties style:font-name="Courier 10 Pitch" fo:font-size="10pt" fo:font-style="normal" fo:font-weight="normal" officeooo:rsid="001f7516" officeooo:paragraph-rsid="002a1ef8" style:font-size-asian="10pt" style:font-style-asian="normal" style:font-weight-asian="normal" style:font-size-complex="10pt" style:font-style-complex="normal" style:font-weight-complex="normal"/>
    </style:style>
    <style:style style:name="P102" style:family="paragraph" style:parent-style-name="Standard" style:list-style-name="L20">
      <style:paragraph-properties fo:line-height="100%" fo:text-align="justify" style:justify-single-word="false"/>
      <style:text-properties style:font-name="Courier 10 Pitch" fo:font-size="10pt" fo:font-style="normal" fo:font-weight="normal" officeooo:rsid="001f7516" officeooo:paragraph-rsid="002c91c2" style:font-size-asian="10pt" style:font-style-asian="normal" style:font-weight-asian="normal" style:font-size-complex="10pt" style:font-style-complex="normal" style:font-weight-complex="normal"/>
    </style:style>
    <style:style style:name="P103" style:family="paragraph" style:parent-style-name="Standard" style:list-style-name="L14">
      <style:paragraph-properties fo:line-height="100%" fo:text-align="justify" style:justify-single-word="false"/>
      <style:text-properties style:font-name="Courier 10 Pitch" fo:font-size="10pt" fo:font-style="normal" fo:font-weight="normal" officeooo:rsid="0024be22" officeooo:paragraph-rsid="0024be22" style:font-size-asian="10pt" style:font-style-asian="normal" style:font-weight-asian="normal" style:font-size-complex="10pt" style:font-style-complex="normal" style:font-weight-complex="normal"/>
    </style:style>
    <style:style style:name="P104" style:family="paragraph" style:parent-style-name="Standard" style:list-style-name="L15">
      <style:paragraph-properties fo:line-height="100%" fo:text-align="justify" style:justify-single-word="false"/>
      <style:text-properties style:font-name="Courier 10 Pitch" fo:font-size="10pt" fo:font-style="normal" fo:font-weight="normal" officeooo:rsid="0024be22" officeooo:paragraph-rsid="0024be22" style:font-size-asian="10pt" style:font-style-asian="normal" style:font-weight-asian="normal" style:font-size-complex="10pt" style:font-style-complex="normal" style:font-weight-complex="normal"/>
    </style:style>
    <style:style style:name="P105" style:family="paragraph" style:parent-style-name="Standard" style:list-style-name="L22">
      <style:paragraph-properties fo:line-height="200%" fo:text-align="justify" style:justify-single-word="false"/>
      <style:text-properties style:font-name="Courier 10 Pitch" fo:font-size="10pt" fo:font-style="normal" fo:font-weight="normal" officeooo:rsid="0039252c" officeooo:paragraph-rsid="0039252c" style:font-size-asian="10pt" style:font-style-asian="normal" style:font-weight-asian="normal" style:font-size-complex="10pt" style:font-style-complex="normal" style:font-weight-complex="normal"/>
    </style:style>
    <style:style style:name="P106" style:family="paragraph" style:parent-style-name="Standard" style:list-style-name="L22">
      <style:paragraph-properties fo:line-height="100%" fo:text-align="justify" style:justify-single-word="false"/>
      <style:text-properties style:font-name="Courier 10 Pitch" fo:font-size="10pt" fo:font-style="normal" fo:font-weight="normal" officeooo:rsid="0039252c" officeooo:paragraph-rsid="0039252c" style:font-size-asian="10pt" style:font-style-asian="normal" style:font-weight-asian="normal" style:font-size-complex="10pt" style:font-style-complex="normal" style:font-weight-complex="normal"/>
    </style:style>
    <style:style style:name="P107" style:family="paragraph" style:parent-style-name="Standard" style:list-style-name="L23">
      <style:paragraph-properties fo:line-height="100%" fo:text-align="justify" style:justify-single-word="false"/>
      <style:text-properties style:font-name="Courier 10 Pitch" fo:font-size="10pt" fo:font-style="normal" fo:font-weight="normal" officeooo:rsid="0039252c" officeooo:paragraph-rsid="0039252c" style:font-size-asian="10pt" style:font-style-asian="normal" style:font-weight-asian="normal" style:font-size-complex="10pt" style:font-style-complex="normal" style:font-weight-complex="normal"/>
    </style:style>
    <style:style style:name="P108" style:family="paragraph" style:parent-style-name="Standard" style:list-style-name="L24">
      <style:paragraph-properties fo:line-height="100%" fo:text-align="justify" style:justify-single-word="false"/>
      <style:text-properties style:font-name="Courier 10 Pitch" fo:font-size="10pt" fo:font-style="normal" fo:font-weight="normal" officeooo:rsid="0039252c" officeooo:paragraph-rsid="0039252c" style:font-size-asian="10pt" style:font-style-asian="normal" style:font-weight-asian="normal" style:font-size-complex="10pt" style:font-style-complex="normal" style:font-weight-complex="normal"/>
    </style:style>
    <style:style style:name="P109" style:family="paragraph" style:parent-style-name="Standard" style:list-style-name="L25">
      <style:paragraph-properties fo:line-height="100%" fo:text-align="justify" style:justify-single-word="false"/>
      <style:text-properties style:font-name="Courier 10 Pitch" fo:font-size="10pt" fo:font-style="normal" fo:font-weight="normal" officeooo:rsid="0039b6b4" officeooo:paragraph-rsid="0039b6b4" style:font-size-asian="10pt" style:font-style-asian="normal" style:font-weight-asian="normal" style:font-size-complex="10pt" style:font-style-complex="normal" style:font-weight-complex="normal"/>
    </style:style>
    <style:style style:name="P110" style:family="paragraph" style:parent-style-name="Standard" style:list-style-name="L26">
      <style:paragraph-properties fo:line-height="100%" fo:text-align="justify" style:justify-single-word="false"/>
      <style:text-properties style:font-name="Courier 10 Pitch" fo:font-size="10pt" fo:font-style="normal" fo:font-weight="normal" officeooo:rsid="0039b6b4" officeooo:paragraph-rsid="0039b6b4" style:font-size-asian="10pt" style:font-style-asian="normal" style:font-weight-asian="normal" style:font-size-complex="10pt" style:font-style-complex="normal" style:font-weight-complex="normal"/>
    </style:style>
    <style:style style:name="P111" style:family="paragraph" style:parent-style-name="Standard" style:list-style-name="L28">
      <style:paragraph-properties fo:line-height="100%" fo:text-align="justify" style:justify-single-word="false"/>
      <style:text-properties style:font-name="Courier 10 Pitch" fo:font-size="10pt" fo:font-style="normal" fo:font-weight="normal" officeooo:rsid="0039d36b" officeooo:paragraph-rsid="003c8167" style:font-size-asian="10pt" style:font-style-asian="normal" style:font-weight-asian="normal" style:font-size-complex="10pt" style:font-style-complex="normal" style:font-weight-complex="normal"/>
    </style:style>
    <style:style style:name="P112" style:family="paragraph" style:parent-style-name="Standard" style:list-style-name="L29">
      <style:paragraph-properties fo:line-height="100%" fo:text-align="justify" style:justify-single-word="false"/>
      <style:text-properties style:font-name="Courier 10 Pitch" fo:font-size="10pt" fo:font-style="normal" fo:font-weight="normal" officeooo:rsid="0040559c" officeooo:paragraph-rsid="0040559c" style:font-size-asian="10pt" style:font-style-asian="normal" style:font-weight-asian="normal" style:font-size-complex="10pt" style:font-style-complex="normal" style:font-weight-complex="normal"/>
    </style:style>
    <style:style style:name="P113" style:family="paragraph" style:parent-style-name="Standard" style:list-style-name="L29">
      <style:paragraph-properties fo:line-height="100%" fo:text-align="justify" style:justify-single-word="false"/>
      <style:text-properties style:font-name="Courier 10 Pitch" fo:font-size="10pt" fo:font-style="normal" fo:font-weight="normal" officeooo:rsid="0040559c" officeooo:paragraph-rsid="004326f8" style:font-size-asian="10pt" style:font-style-asian="normal" style:font-weight-asian="normal" style:font-size-complex="10pt" style:font-style-complex="normal" style:font-weight-complex="normal"/>
    </style:style>
    <style:style style:name="P114" style:family="paragraph" style:parent-style-name="Standard" style:list-style-name="L29">
      <style:paragraph-properties fo:line-height="100%" fo:text-align="justify" style:justify-single-word="false"/>
      <style:text-properties style:font-name="Courier 10 Pitch" fo:font-size="10pt" fo:font-style="normal" fo:font-weight="normal" officeooo:rsid="0040559c" officeooo:paragraph-rsid="0041eddc" style:font-size-asian="10pt" style:font-style-asian="normal" style:font-weight-asian="normal" style:font-size-complex="10pt" style:font-style-complex="normal" style:font-weight-complex="normal"/>
    </style:style>
    <style:style style:name="P115" style:family="paragraph" style:parent-style-name="Standard" style:list-style-name="L29">
      <style:paragraph-properties fo:line-height="100%" fo:text-align="justify" style:justify-single-word="false"/>
      <style:text-properties style:font-name="Courier 10 Pitch" fo:font-size="10pt" fo:font-style="normal" fo:font-weight="normal" officeooo:rsid="0040559c" officeooo:paragraph-rsid="0044bafc" style:font-size-asian="10pt" style:font-style-asian="normal" style:font-weight-asian="normal" style:font-size-complex="10pt" style:font-style-complex="normal" style:font-weight-complex="normal"/>
    </style:style>
    <style:style style:name="P116" style:family="paragraph" style:parent-style-name="Standard">
      <style:paragraph-properties fo:line-height="100%" fo:text-align="justify" style:justify-single-word="false"/>
      <style:text-properties style:font-name="Courier 10 Pitch" fo:font-size="10pt" fo:font-style="normal" fo:font-weight="normal" officeooo:rsid="0044bafc" officeooo:paragraph-rsid="0044bafc" style:font-size-asian="10pt" style:font-style-asian="normal" style:font-weight-asian="normal" style:font-size-complex="10pt" style:font-style-complex="normal" style:font-weight-complex="normal"/>
    </style:style>
    <style:style style:name="P117" style:family="paragraph" style:parent-style-name="Standard" style:list-style-name="L30">
      <style:paragraph-properties fo:line-height="100%" fo:text-align="justify" style:justify-single-word="false"/>
      <style:text-properties style:font-name="Courier 10 Pitch" fo:font-size="10pt" fo:font-style="normal" fo:font-weight="normal" officeooo:rsid="00469d9b" officeooo:paragraph-rsid="00469d9b" style:font-size-asian="10pt" style:font-style-asian="normal" style:font-weight-asian="normal" style:font-size-complex="10pt" style:font-style-complex="normal" style:font-weight-complex="normal"/>
    </style:style>
    <style:style style:name="P118" style:family="paragraph" style:parent-style-name="Standard" style:list-style-name="L30">
      <style:paragraph-properties fo:line-height="100%" fo:text-align="justify" style:justify-single-word="false"/>
      <style:text-properties style:font-name="Courier 10 Pitch" fo:font-size="10pt" fo:font-style="normal" fo:font-weight="normal" officeooo:rsid="00469d9b" officeooo:paragraph-rsid="0048973a" style:font-size-asian="10pt" style:font-style-asian="normal" style:font-weight-asian="normal" style:font-size-complex="10pt" style:font-style-complex="normal" style:font-weight-complex="normal"/>
    </style:style>
    <style:style style:name="P119" style:family="paragraph" style:parent-style-name="Standard" style:list-style-name="L30">
      <style:paragraph-properties fo:line-height="100%" fo:text-align="justify" style:justify-single-word="false"/>
      <style:text-properties style:font-name="Courier 10 Pitch" fo:font-size="10pt" fo:font-style="normal" fo:font-weight="normal" officeooo:rsid="0048973a" officeooo:paragraph-rsid="0048973a" style:font-size-asian="10pt" style:font-style-asian="normal" style:font-weight-asian="normal" style:font-size-complex="10pt" style:font-style-complex="normal" style:font-weight-complex="normal"/>
    </style:style>
    <style:style style:name="P120" style:family="paragraph" style:parent-style-name="Standard" style:list-style-name="L30">
      <style:paragraph-properties fo:line-height="100%" fo:text-align="justify" style:justify-single-word="false"/>
      <style:text-properties style:font-name="Courier 10 Pitch" fo:font-size="10pt" fo:font-style="normal" fo:font-weight="normal" officeooo:rsid="004c399b" officeooo:paragraph-rsid="004c399b" style:font-size-asian="10pt" style:font-style-asian="normal" style:font-weight-asian="normal" style:font-size-complex="10pt" style:font-style-complex="normal" style:font-weight-complex="normal"/>
    </style:style>
    <style:style style:name="P121" style:family="paragraph" style:parent-style-name="Standard" style:list-style-name="L12">
      <style:paragraph-properties fo:line-height="100%" fo:text-align="justify" style:justify-single-word="false"/>
      <style:text-properties style:font-name="Courier 10 Pitch" fo:font-size="10pt" officeooo:rsid="001ff128" officeooo:paragraph-rsid="001ff128" style:font-size-asian="10pt" style:font-size-complex="10pt"/>
    </style:style>
    <style:style style:name="P122" style:family="paragraph" style:parent-style-name="Standard" style:list-style-name="L13">
      <style:paragraph-properties fo:line-height="100%" fo:text-align="justify" style:justify-single-word="false"/>
      <style:text-properties style:font-name="Courier 10 Pitch" fo:font-size="10pt" officeooo:rsid="00241551" officeooo:paragraph-rsid="00241551" style:font-size-asian="10pt" style:font-size-complex="10pt"/>
    </style:style>
    <style:style style:name="P123" style:family="paragraph" style:parent-style-name="Standard" style:list-style-name="L14">
      <style:paragraph-properties fo:line-height="200%" fo:text-align="justify" style:justify-single-word="false"/>
      <style:text-properties style:font-name="Verdana" fo:font-size="12pt" fo:font-style="normal" fo:font-weight="normal" officeooo:rsid="0024be22" officeooo:paragraph-rsid="0024be22" style:font-size-asian="10.5pt" style:font-style-asian="normal" style:font-weight-asian="normal" style:font-size-complex="12pt" style:font-style-complex="normal" style:font-weight-complex="normal"/>
    </style:style>
    <style:style style:name="P124" style:family="paragraph" style:parent-style-name="Standard" style:list-style-name="L15">
      <style:paragraph-properties fo:line-height="200%" fo:text-align="justify" style:justify-single-word="false"/>
      <style:text-properties style:font-name="Verdana" fo:font-size="12pt" fo:font-style="normal" fo:font-weight="normal" officeooo:rsid="0024be22" officeooo:paragraph-rsid="0024be22" style:font-size-asian="10.5pt" style:font-style-asian="normal" style:font-weight-asian="normal" style:font-size-complex="12pt" style:font-style-complex="normal" style:font-weight-complex="normal"/>
    </style:style>
    <style:style style:name="P125" style:family="paragraph" style:parent-style-name="Standard">
      <style:paragraph-properties fo:line-height="200%" fo:text-align="justify" style:justify-single-word="false"/>
      <style:text-properties style:font-name="Verdana" fo:font-size="12pt" fo:font-style="normal" fo:font-weight="normal" officeooo:rsid="004326f8" officeooo:paragraph-rsid="0040559c" style:font-size-asian="12pt" style:font-style-asian="normal" style:font-weight-asian="normal" style:font-size-complex="12pt" style:font-style-complex="normal" style:font-weight-complex="normal"/>
    </style:style>
    <style:style style:name="P126" style:family="paragraph" style:parent-style-name="Standard">
      <style:paragraph-properties fo:line-height="200%" fo:text-align="justify" style:justify-single-word="false"/>
      <style:text-properties style:font-name="Verdana"/>
    </style:style>
    <style:style style:name="P127" style:family="paragraph" style:parent-style-name="Standard">
      <style:paragraph-properties fo:line-height="200%" fo:text-align="justify" style:justify-single-word="false"/>
      <style:text-properties style:font-name="Verdana" officeooo:paragraph-rsid="004c399b"/>
    </style:style>
    <style:style style:name="P128" style:family="paragraph" style:parent-style-name="Standard">
      <style:paragraph-properties fo:line-height="200%" fo:text-align="center" style:justify-single-word="false"/>
      <style:text-properties style:font-name="Verdana" fo:font-weight="bold" officeooo:rsid="001209e0" officeooo:paragraph-rsid="001209e0" style:font-weight-asian="bold" style:font-weight-complex="bold"/>
    </style:style>
    <style:style style:name="P129" style:family="paragraph" style:parent-style-name="Standard">
      <style:paragraph-properties fo:line-height="200%" fo:text-align="justify" style:justify-single-word="false"/>
      <style:text-properties style:font-name="Verdana" fo:font-style="normal" fo:font-weight="bold" officeooo:rsid="004c399b" officeooo:paragraph-rsid="004c399b" style:font-style-asian="normal" style:font-weight-asian="bold" style:font-style-complex="normal" style:font-weight-complex="bold"/>
    </style:style>
    <style:style style:name="P130" style:family="paragraph" style:parent-style-name="Standard" style:list-style-name="L30"/>
    <style:style style:name="P131" style:family="paragraph" style:parent-style-name="Standard">
      <style:paragraph-properties fo:line-height="200%" fo:text-align="justify" style:justify-single-word="false"/>
    </style:style>
    <style:style style:name="P132" style:family="paragraph" style:parent-style-name="Standard">
      <style:paragraph-properties fo:line-height="200%" fo:text-align="start" style:justify-single-word="false"/>
      <style:text-properties style:font-name="Verdana" fo:font-weight="bold" officeooo:paragraph-rsid="001209e0" style:font-weight-asian="bold" style:font-weight-complex="bold"/>
    </style:style>
    <style:style style:name="P133" style:family="paragraph" style:parent-style-name="Standard" style:list-style-name="L32">
      <style:paragraph-properties fo:line-height="100%" fo:text-align="justify" style:justify-single-word="false"/>
      <style:text-properties style:font-name="Courier 10 Pitch" fo:font-size="10pt" fo:font-style="normal" fo:font-weight="normal" officeooo:rsid="004c399b" officeooo:paragraph-rsid="004c399b" style:font-size-asian="10pt" style:font-style-asian="normal" style:font-weight-asian="normal" style:font-size-complex="10pt" style:font-style-complex="normal" style:font-weight-complex="normal"/>
    </style:style>
    <style:style style:name="P134" style:family="paragraph" style:parent-style-name="Standard">
      <style:paragraph-properties fo:text-align="justify" style:justify-single-word="false"/>
    </style:style>
    <style:style style:name="P135" style:family="paragraph" style:parent-style-name="Standard" style:list-style-name="L8"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fo:font-style="normal" fo:font-weight="normal" officeooo:rsid="001c0971" officeooo:paragraph-rsid="001c0971" style:font-size-asian="10pt" style:font-style-asian="normal" style:font-weight-asian="normal" style:font-size-complex="10pt" style:font-style-complex="normal" style:font-weight-complex="normal"/>
    </style:style>
    <style:style style:name="P136" style:family="paragraph" style:parent-style-name="Standard" style:list-style-name="L8"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fo:font-style="normal" fo:font-weight="normal" officeooo:rsid="001c0971" officeooo:paragraph-rsid="001cd0f0" style:font-size-asian="10pt" style:font-style-asian="normal" style:font-weight-asian="normal" style:font-size-complex="10pt" style:font-style-complex="normal" style:font-weight-complex="normal"/>
    </style:style>
    <style:style style:name="P137" style:family="paragraph" style:parent-style-name="Standard" style:list-style-name="L9"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fo:font-style="normal" fo:font-weight="normal" officeooo:rsid="001e9a6f" officeooo:paragraph-rsid="001e9a6f" style:font-size-asian="10pt" style:font-style-asian="normal" style:font-weight-asian="normal" style:font-size-complex="10pt" style:font-style-complex="normal" style:font-weight-complex="normal"/>
    </style:style>
    <style:style style:name="P138" style:family="paragraph" style:parent-style-name="Standard" style:list-style-name="L10"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fo:font-style="normal" fo:font-weight="normal" officeooo:rsid="001f7516" officeooo:paragraph-rsid="001f7516" style:font-size-asian="10pt" style:font-style-asian="normal" style:font-weight-asian="normal" style:font-size-complex="10pt" style:font-style-complex="normal" style:font-weight-complex="normal"/>
    </style:style>
    <style:style style:name="P139" style:family="paragraph" style:parent-style-name="Standard" style:list-style-name="L14"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fo:font-style="normal" fo:font-weight="normal" officeooo:rsid="0024be22" officeooo:paragraph-rsid="0024be22" style:font-size-asian="10pt" style:font-style-asian="normal" style:font-weight-asian="normal" style:font-size-complex="10pt" style:font-style-complex="normal" style:font-weight-complex="normal"/>
    </style:style>
    <style:style style:name="P140" style:family="paragraph" style:parent-style-name="Standard" style:list-style-name="L15" style:master-page-name="">
      <loext:graphic-properties draw:fill="none"/>
      <style:paragraph-properties fo:margin-left="1.199cm" fo:margin-right="0cm" fo:line-height="100%" fo:text-align="justify" style:justify-single-word="false" fo:text-indent="-0.6cm" style:auto-text-indent="false" style:page-number="auto" fo:background-color="transparent">
        <style:tab-stops>
          <style:tab-stop style:position="-0.159cm"/>
        </style:tab-stops>
      </style:paragraph-properties>
      <style:text-properties style:font-name="Courier 10 Pitch" fo:font-size="10pt" fo:font-style="normal" fo:font-weight="normal" officeooo:rsid="0024be22" officeooo:paragraph-rsid="0024be22" style:font-size-asian="10pt" style:font-style-asian="normal" style:font-weight-asian="normal" style:font-size-complex="10pt" style:font-style-complex="normal" style:font-weight-complex="normal"/>
    </style:style>
    <style:style style:name="P141" style:family="paragraph" style:parent-style-name="Standard" style:list-style-name="L28"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fo:font-style="normal" fo:font-weight="normal" officeooo:rsid="0039d36b" officeooo:paragraph-rsid="003c8167" style:font-size-asian="10pt" style:font-style-asian="normal" style:font-weight-asian="normal" style:font-size-complex="10pt" style:font-style-complex="normal" style:font-weight-complex="normal"/>
    </style:style>
    <style:style style:name="P142" style:family="paragraph" style:parent-style-name="Standard" style:list-style-name="L12"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officeooo:rsid="001ff128" officeooo:paragraph-rsid="001ff128" style:font-size-asian="10pt" style:font-size-complex="10pt"/>
    </style:style>
    <style:style style:name="P143" style:family="paragraph" style:parent-style-name="Standard" style:list-style-name="L13" style:master-page-name="">
      <loext:graphic-properties draw:fill="none"/>
      <style:paragraph-properties fo:margin-left="1.199cm" fo:margin-right="0cm" fo:line-height="100%" fo:text-align="justify" style:justify-single-word="false" fo:text-indent="-0.6cm" style:auto-text-indent="false" style:page-number="auto" fo:background-color="transparent">
        <style:tab-stops>
          <style:tab-stop style:position="-0.397cm"/>
        </style:tab-stops>
      </style:paragraph-properties>
      <style:text-properties style:font-name="Courier 10 Pitch" fo:font-size="10pt" officeooo:rsid="00241551" officeooo:paragraph-rsid="00241551" style:font-size-asian="10pt" style:font-size-complex="10pt"/>
    </style:style>
    <style:style style:name="P144" style:family="paragraph" style:parent-style-name="Standard" style:list-style-name="L32"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fo:font-style="normal" fo:font-weight="normal" officeooo:rsid="004c399b" officeooo:paragraph-rsid="004c399b" style:font-size-asian="10pt" style:font-style-asian="normal" style:font-weight-asian="normal" style:font-size-complex="10pt" style:font-style-complex="normal" style:font-weight-complex="normal"/>
    </style:style>
    <style:style style:name="P145" style:family="paragraph" style:parent-style-name="Standard" style:list-style-name="L32"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fo:font-style="normal" fo:font-weight="normal" officeooo:rsid="004c399b" officeooo:paragraph-rsid="004c399b" style:font-size-asian="10pt" style:font-style-asian="normal" style:font-weight-asian="normal" style:font-size-complex="10pt" style:font-style-complex="normal" style:font-weight-complex="normal"/>
    </style:style>
    <style:style style:name="P146" style:family="paragraph" style:parent-style-name="Standard" style:list-style-name="L32"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fo:font-style="normal" fo:font-weight="normal" officeooo:rsid="004c399b" officeooo:paragraph-rsid="004c399b" style:font-size-asian="10pt" style:font-style-asian="normal" style:font-weight-asian="normal" style:font-size-complex="10pt" style:font-style-complex="normal" style:font-weight-complex="normal"/>
    </style:style>
    <style:style style:name="P147" style:family="paragraph" style:parent-style-name="Standard" style:list-style-name="L32"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fo:font-style="normal" fo:font-weight="normal" officeooo:rsid="004c399b" officeooo:paragraph-rsid="004c399b" style:font-size-asian="10pt" style:font-style-asian="normal" style:font-weight-asian="normal" style:font-size-complex="10pt" style:font-style-complex="normal" style:font-weight-complex="normal"/>
    </style:style>
    <style:style style:name="P148" style:family="paragraph" style:parent-style-name="Standard" style:list-style-name="L11" style:master-page-name="">
      <loext:graphic-properties draw:fill="none"/>
      <style:paragraph-properties fo:margin-left="1.101cm" fo:margin-right="0cm" fo:line-height="100%" fo:text-align="justify" style:justify-single-word="false" fo:text-indent="-0.499cm" style:auto-text-indent="false" style:page-number="auto" fo:background-color="transparent"/>
      <style:text-properties style:font-name="Courier 10 Pitch" fo:font-size="10pt" fo:font-style="normal" fo:font-weight="normal" officeooo:rsid="001e9a6f" officeooo:paragraph-rsid="001ff128" style:font-size-asian="10pt" style:font-style-asian="normal" style:font-weight-asian="normal" style:font-size-complex="10pt" style:font-style-complex="normal" style:font-weight-complex="normal"/>
    </style:style>
    <style:style style:name="P149" style:family="paragraph" style:parent-style-name="Standard" style:list-style-name="L16" style:master-page-name="">
      <loext:graphic-properties draw:fill="none"/>
      <style:paragraph-properties fo:margin-left="1.3cm" fo:margin-right="0cm" fo:line-height="100%" fo:text-align="justify" style:justify-single-word="false" fo:text-indent="-0.6cm" style:auto-text-indent="false" style:page-number="auto" fo:background-color="transparent">
        <style:tab-stops/>
      </style:paragraph-properties>
      <style:text-properties style:font-name="Courier 10 Pitch" fo:font-size="10pt" fo:font-style="normal" fo:font-weight="normal" officeooo:rsid="001f7516" officeooo:paragraph-rsid="0027e097" style:font-size-asian="10pt" style:font-style-asian="normal" style:font-weight-asian="normal" style:font-size-complex="10pt" style:font-style-complex="normal" style:font-weight-complex="normal"/>
    </style:style>
    <style:style style:name="P150" style:family="paragraph" style:parent-style-name="Standard" style:list-style-name="L27" style:master-page-name="">
      <loext:graphic-properties draw:fill="none"/>
      <style:paragraph-properties fo:margin-left="1.3cm" fo:margin-right="0cm" fo:line-height="200%" fo:text-align="justify" style:justify-single-word="false" fo:text-indent="-1.3cm" style:auto-text-indent="false" style:page-number="auto" fo:background-color="transparent">
        <style:tab-stops>
          <style:tab-stop style:position="-0.026cm"/>
        </style:tab-stops>
      </style:paragraph-properties>
      <style:text-properties style:font-name="Verdana" fo:font-size="12pt" fo:font-style="normal" fo:font-weight="normal" officeooo:rsid="0039d869" officeooo:paragraph-rsid="0039d869" style:font-size-asian="12pt" style:font-style-asian="normal" style:font-weight-asian="normal" style:font-size-complex="12pt" style:font-style-complex="normal" style:font-weight-complex="normal"/>
    </style:style>
    <style:style style:name="P151" style:family="paragraph" style:parent-style-name="Standard" style:list-style-name="L27" style:master-page-name="">
      <loext:graphic-properties draw:fill="none"/>
      <style:paragraph-properties fo:margin-left="1.3cm" fo:margin-right="0cm" fo:line-height="200%" fo:text-align="justify" style:justify-single-word="false" fo:text-indent="-1.3cm" style:auto-text-indent="false" style:page-number="auto" fo:background-color="transparent">
        <style:tab-stops>
          <style:tab-stop style:position="-0.026cm"/>
        </style:tab-stops>
      </style:paragraph-properties>
      <style:text-properties style:font-name="Courier 10 Pitch" fo:font-size="10pt" fo:font-style="normal" fo:font-weight="normal" officeooo:rsid="0039d869" officeooo:paragraph-rsid="003c8167" style:font-size-asian="10pt" style:font-style-asian="normal" style:font-weight-asian="normal" style:font-size-complex="10pt" style:font-style-complex="normal" style:font-weight-complex="normal"/>
    </style:style>
    <style:style style:name="P152" style:family="paragraph">
      <style:paragraph-properties fo:text-align="justify" style:justify-single-word="false"/>
    </style:style>
    <style:style style:name="P153" style:family="paragraph" style:parent-style-name="Standard" style:list-style-name="L32" style:master-page-name="">
      <loext:graphic-properties draw:fill="none"/>
      <style:paragraph-properties fo:margin-left="0.9cm" fo:margin-right="0cm" fo:line-height="100%" fo:text-align="justify" style:justify-single-word="false" fo:text-indent="-0.3cm" style:auto-text-indent="false" style:page-number="auto" fo:background-color="transparent"/>
      <style:text-properties style:font-name="Courier 10 Pitch" fo:font-size="10pt" fo:font-style="normal" fo:font-weight="normal" officeooo:rsid="004c399b" officeooo:paragraph-rsid="004c399b" style:font-size-asian="10pt" style:font-style-asian="normal" style:font-weight-asian="normal" style:font-size-complex="10pt" style:font-style-complex="normal" style:font-weight-complex="normal"/>
    </style:style>
    <style:style style:name="P154" style:family="paragraph" style:parent-style-name="Text_20_body" style:list-style-name="L3">
      <style:paragraph-properties fo:line-height="100%" fo:text-align="justify" style:justify-single-word="false"/>
      <style:text-properties style:font-name="Courier 10 Pitch" fo:font-size="10pt" fo:font-style="normal" officeooo:rsid="0032648d" officeooo:paragraph-rsid="003575ce" style:font-size-asian="10pt" style:font-style-asian="normal" style:font-size-complex="10pt" style:font-style-complex="normal"/>
    </style:style>
    <style:style style:name="P155" style:family="paragraph" style:parent-style-name="Text_20_body" style:list-style-name="L4">
      <style:paragraph-properties fo:line-height="100%" fo:text-align="justify" style:justify-single-word="false"/>
      <style:text-properties style:font-name="Courier 10 Pitch" fo:font-size="10pt" fo:font-style="normal" officeooo:rsid="0036d398" officeooo:paragraph-rsid="0036d398" style:font-size-asian="10pt" style:font-style-asian="normal" style:font-size-complex="10pt" style:font-style-complex="normal"/>
    </style:style>
    <style:style style:name="P156" style:family="paragraph" style:parent-style-name="Text_20_body" style:list-style-name="L5">
      <style:paragraph-properties fo:line-height="100%" fo:text-align="justify" style:justify-single-word="false"/>
      <style:text-properties style:font-name="Courier 10 Pitch" fo:font-size="10pt" fo:font-style="normal" officeooo:rsid="0036d398" officeooo:paragraph-rsid="0036d398" style:font-size-asian="10pt" style:font-style-asian="normal" style:font-size-complex="10pt" style:font-style-complex="normal"/>
    </style:style>
    <style:style style:name="P157" style:family="paragraph" style:parent-style-name="Text_20_body" style:list-style-name="L4" style:master-page-name="">
      <loext:graphic-properties draw:fill="none"/>
      <style:paragraph-properties fo:margin-left="1.199cm" fo:margin-right="0cm" fo:margin-top="0cm" fo:margin-bottom="0.247cm" loext:contextual-spacing="false" fo:line-height="100%" fo:text-align="justify" style:justify-single-word="false" fo:text-indent="-0.6cm" style:auto-text-indent="false" style:page-number="auto" fo:background-color="transparent"/>
      <style:text-properties style:font-name="Courier 10 Pitch" fo:font-size="10pt" fo:font-style="normal" officeooo:rsid="0036d398" officeooo:paragraph-rsid="0036d398" style:font-size-asian="10pt" style:font-style-asian="normal" style:font-size-complex="10pt" style:font-style-complex="normal"/>
    </style:style>
    <style:style style:name="T1" style:family="text">
      <style:text-properties officeooo:rsid="00127e2a"/>
    </style:style>
    <style:style style:name="T2" style:family="text">
      <style:text-properties fo:font-weight="normal" style:font-weight-asian="normal" style:font-weight-complex="normal"/>
    </style:style>
    <style:style style:name="T3" style:family="text">
      <style:text-properties fo:font-weight="normal" officeooo:rsid="00127e2a"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27e2a" style:font-style-asian="italic" style:font-weight-asian="normal" style:font-style-complex="italic" style:font-weight-complex="normal"/>
    </style:style>
    <style:style style:name="T6" style:family="text">
      <style:text-properties fo:font-style="italic" fo:font-weight="normal" officeooo:rsid="001c0971" style:font-style-asian="italic" style:font-weight-asian="normal" style:font-style-complex="italic" style:font-weight-complex="normal"/>
    </style:style>
    <style:style style:name="T7" style:family="text">
      <style:text-properties fo:font-style="italic" fo:font-weight="normal" officeooo:rsid="0031cdfc" style:font-style-asian="italic" style:font-weight-asian="normal" style:font-style-complex="italic" style:font-weight-complex="normal"/>
    </style:style>
    <style:style style:name="T8" style:family="text">
      <style:text-properties fo:font-style="italic" fo:font-weight="normal" officeooo:rsid="0039d869"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officeooo:rsid="001cd0f0" style:font-style-asian="italic" style:font-style-complex="italic"/>
    </style:style>
    <style:style style:name="T11" style:family="text">
      <style:text-properties fo:font-style="italic" officeooo:rsid="003ec2d9" style:font-style-asian="italic" style:font-style-complex="italic"/>
    </style:style>
    <style:style style:name="T12" style:family="text">
      <style:text-properties fo:font-style="italic" officeooo:rsid="0040559c" style:font-style-asian="italic" style:font-style-complex="italic"/>
    </style:style>
    <style:style style:name="T13" style:family="text">
      <style:text-properties fo:font-style="italic" officeooo:rsid="0048aecc" style:font-style-asian="italic" style:font-style-complex="italic"/>
    </style:style>
    <style:style style:name="T14" style:family="text">
      <style:text-properties fo:font-style="italic" officeooo:rsid="004a7fd1" style:font-style-asian="italic" style:font-style-complex="italic"/>
    </style:style>
    <style:style style:name="T15" style:family="text">
      <style:text-properties fo:font-style="italic" officeooo:rsid="0050522e" style:font-style-asian="italic" style:font-style-complex="italic"/>
    </style:style>
    <style:style style:name="T16" style:family="text">
      <style:text-properties fo:font-style="italic" officeooo:rsid="0052db1c" style:font-style-asian="italic" style:font-style-complex="italic"/>
    </style:style>
    <style:style style:name="T17" style:family="text">
      <style:text-properties fo:font-style="italic" fo:font-weight="bold" officeooo:rsid="001c0971" style:font-style-asian="italic" style:font-weight-asian="bold" style:font-style-complex="italic"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27e2a" style:font-style-asian="normal" style:font-weight-asian="normal" style:font-style-complex="normal" style:font-weight-complex="normal"/>
    </style:style>
    <style:style style:name="T20" style:family="text">
      <style:text-properties fo:font-style="normal" fo:font-weight="normal" officeooo:rsid="00141d59" style:font-style-asian="normal" style:font-weight-asian="normal" style:font-style-complex="normal" style:font-weight-complex="normal"/>
    </style:style>
    <style:style style:name="T21" style:family="text">
      <style:text-properties fo:font-style="normal" fo:font-weight="normal" officeooo:rsid="0014b5ff" style:font-style-asian="normal" style:font-weight-asian="normal" style:font-style-complex="normal" style:font-weight-complex="normal"/>
    </style:style>
    <style:style style:name="T22" style:family="text">
      <style:text-properties fo:font-style="normal" fo:font-weight="normal" officeooo:rsid="0017b4ea" style:font-style-asian="normal" style:font-weight-asian="normal" style:font-style-complex="normal" style:font-weight-complex="normal"/>
    </style:style>
    <style:style style:name="T23" style:family="text">
      <style:text-properties fo:font-style="normal" fo:font-weight="normal" officeooo:rsid="00199aed" style:font-style-asian="normal" style:font-weight-asian="normal" style:font-style-complex="normal" style:font-weight-complex="normal"/>
    </style:style>
    <style:style style:name="T24" style:family="text">
      <style:text-properties fo:font-style="normal" fo:font-weight="normal" officeooo:rsid="001ac093" style:font-style-asian="normal" style:font-weight-asian="normal" style:font-style-complex="normal" style:font-weight-complex="normal"/>
    </style:style>
    <style:style style:name="T25" style:family="text">
      <style:text-properties fo:font-style="normal" fo:font-weight="normal" officeooo:rsid="0039d869" style:font-style-asian="normal" style:font-weight-asian="normal" style:font-style-complex="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1e9a6f" style:font-style-asian="normal" style:font-style-complex="normal"/>
    </style:style>
    <style:style style:name="T28" style:family="text">
      <style:text-properties fo:font-style="normal" officeooo:rsid="001cd0f0" style:font-style-asian="normal" style:font-style-complex="normal"/>
    </style:style>
    <style:style style:name="T29" style:family="text">
      <style:text-properties fo:font-style="normal" officeooo:rsid="001f7516" style:font-style-asian="normal" style:font-style-complex="normal"/>
    </style:style>
    <style:style style:name="T30" style:family="text">
      <style:text-properties fo:font-style="normal" officeooo:rsid="00272d58" style:font-style-asian="normal" style:font-style-complex="normal"/>
    </style:style>
    <style:style style:name="T31" style:family="text">
      <style:text-properties fo:font-style="normal" officeooo:rsid="002918d0" style:font-style-asian="normal" style:font-style-complex="normal"/>
    </style:style>
    <style:style style:name="T32" style:family="text">
      <style:text-properties fo:font-style="normal" officeooo:rsid="002ad761" style:font-style-asian="normal" style:font-style-complex="normal"/>
    </style:style>
    <style:style style:name="T33" style:family="text">
      <style:text-properties fo:font-style="normal" officeooo:rsid="002c91c2" style:font-style-asian="normal" style:font-style-complex="normal"/>
    </style:style>
    <style:style style:name="T34" style:family="text">
      <style:text-properties fo:font-style="normal" officeooo:rsid="0030da61" style:font-style-asian="normal" style:font-style-complex="normal"/>
    </style:style>
    <style:style style:name="T35" style:family="text">
      <style:text-properties fo:font-style="normal" officeooo:rsid="0036d398" style:font-style-asian="normal" style:font-style-complex="normal"/>
    </style:style>
    <style:style style:name="T36" style:family="text">
      <style:text-properties fo:font-style="normal" officeooo:rsid="0048aecc" style:font-style-asian="normal" style:font-style-complex="normal"/>
    </style:style>
    <style:style style:name="T37" style:family="text">
      <style:text-properties fo:font-style="normal" officeooo:rsid="004a7fd1" style:font-style-asian="normal" style:font-style-complex="normal"/>
    </style:style>
    <style:style style:name="T38" style:family="text">
      <style:text-properties fo:font-style="normal" officeooo:rsid="0050522e" style:font-style-asian="normal" style:font-style-complex="normal"/>
    </style:style>
    <style:style style:name="T39" style:family="text">
      <style:text-properties fo:font-style="normal" officeooo:rsid="0052db1c"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31cdfc" style:font-style-asian="normal" style:font-weight-asian="bold" style:font-style-complex="normal" style:font-weight-complex="bold"/>
    </style:style>
    <style:style style:name="T42" style:family="text">
      <style:text-properties fo:font-style="normal" fo:font-weight="bold" officeooo:rsid="0036d398" style:font-style-asian="normal" style:font-weight-asian="bold" style:font-style-complex="normal" style:font-weight-complex="bold"/>
    </style:style>
    <style:style style:name="T43" style:family="text">
      <style:text-properties style:font-name="Verdana"/>
    </style:style>
    <style:style style:name="T44" style:family="text">
      <style:text-properties style:font-name="Verdana" fo:font-size="12pt" fo:font-style="normal" fo:font-weight="normal" officeooo:rsid="001e9a6f" style:font-size-asian="10.5pt" style:font-style-asian="normal" style:font-weight-asian="normal" style:font-size-complex="12pt" style:font-style-complex="normal" style:font-weight-complex="normal"/>
    </style:style>
    <style:style style:name="T45" style:family="text">
      <style:text-properties style:font-name="Verdana" fo:font-size="12pt" fo:font-style="normal" fo:font-weight="normal" officeooo:rsid="001cd0f0" style:font-size-asian="10.5pt" style:font-style-asian="normal" style:font-weight-asian="normal" style:font-size-complex="12pt" style:font-style-complex="normal" style:font-weight-complex="normal"/>
    </style:style>
    <style:style style:name="T46" style:family="text">
      <style:text-properties style:font-name="Verdana" fo:font-size="12pt" fo:font-style="normal" fo:font-weight="normal" officeooo:rsid="001f7516" style:font-size-asian="10.5pt" style:font-style-asian="normal" style:font-weight-asian="normal" style:font-size-complex="12pt" style:font-style-complex="normal" style:font-weight-complex="normal"/>
    </style:style>
    <style:style style:name="T47" style:family="text">
      <style:text-properties style:font-name="Verdana" fo:font-size="12pt" fo:font-style="normal" fo:font-weight="normal" officeooo:rsid="0024dd51" style:font-size-asian="10.5pt" style:font-style-asian="normal" style:font-weight-asian="normal" style:font-size-complex="12pt" style:font-style-complex="normal" style:font-weight-complex="normal"/>
    </style:style>
    <style:style style:name="T48" style:family="text">
      <style:text-properties style:font-name="Verdana" fo:font-size="12pt" fo:font-style="normal" fo:font-weight="normal" officeooo:rsid="00260c52" style:font-size-asian="10.5pt" style:font-style-asian="normal" style:font-weight-asian="normal" style:font-size-complex="12pt" style:font-style-complex="normal" style:font-weight-complex="normal"/>
    </style:style>
    <style:style style:name="T49" style:family="text">
      <style:text-properties style:font-name="Verdana" fo:font-size="12pt" fo:font-style="normal" fo:font-weight="normal" officeooo:rsid="0027e097" style:font-size-asian="10.5pt" style:font-style-asian="normal" style:font-weight-asian="normal" style:font-size-complex="12pt" style:font-style-complex="normal" style:font-weight-complex="normal"/>
    </style:style>
    <style:style style:name="T50" style:family="text">
      <style:text-properties style:font-name="Verdana" fo:font-size="12pt" fo:font-style="normal" fo:font-weight="normal" officeooo:rsid="004a7fd1" style:font-size-asian="12pt" style:font-style-asian="normal" style:font-weight-asian="normal" style:font-size-complex="12pt" style:font-style-complex="normal" style:font-weight-complex="normal"/>
    </style:style>
    <style:style style:name="T51" style:family="text">
      <style:text-properties style:font-name="Verdana" fo:font-size="12pt" fo:font-style="normal" style:font-size-asian="10.5pt" style:font-style-asian="normal" style:font-size-complex="12pt" style:font-style-complex="normal"/>
    </style:style>
    <style:style style:name="T52" style:family="text">
      <style:text-properties style:font-name="Verdana" fo:font-size="12pt" fo:font-style="normal" officeooo:rsid="00199aed" style:font-size-asian="10.5pt" style:font-style-asian="normal" style:font-size-complex="12pt" style:font-style-complex="normal"/>
    </style:style>
    <style:style style:name="T53" style:family="text">
      <style:text-properties style:font-name="Verdana" fo:font-size="12pt" fo:font-style="normal" officeooo:rsid="0032648d" style:font-size-asian="10.5pt" style:font-style-asian="normal" style:font-size-complex="12pt" style:font-style-complex="normal"/>
    </style:style>
    <style:style style:name="T54" style:family="text">
      <style:text-properties style:font-name="Verdana" fo:font-size="12pt" fo:font-style="italic" fo:font-weight="normal" officeooo:rsid="001e9a6f" style:font-size-asian="10.5pt" style:font-style-asian="italic" style:font-weight-asian="normal" style:font-size-complex="12pt" style:font-style-complex="italic" style:font-weight-complex="normal"/>
    </style:style>
    <style:style style:name="T55" style:family="text">
      <style:text-properties style:font-name="Verdana" fo:font-size="12pt" fo:font-style="italic" fo:font-weight="normal" officeooo:rsid="001cd0f0" style:font-size-asian="10.5pt" style:font-style-asian="italic" style:font-weight-asian="normal" style:font-size-complex="12pt" style:font-style-complex="italic" style:font-weight-complex="normal"/>
    </style:style>
    <style:style style:name="T56" style:family="text">
      <style:text-properties style:font-name="Verdana" fo:font-size="12pt" fo:font-style="italic" fo:font-weight="normal" officeooo:rsid="004a7fd1" style:font-size-asian="12pt" style:font-style-asian="italic" style:font-weight-asian="normal" style:font-size-complex="12pt" style:font-style-complex="italic" style:font-weight-complex="normal"/>
    </style:style>
    <style:style style:name="T57" style:family="text">
      <style:text-properties style:font-name="Verdana" fo:font-size="12pt" fo:font-style="italic" style:font-size-asian="10.5pt" style:font-style-asian="italic" style:font-size-complex="12pt" style:font-style-complex="italic"/>
    </style:style>
    <style:style style:name="T58" style:family="text">
      <style:text-properties style:font-name="Verdana" fo:font-size="12pt" fo:font-style="italic" officeooo:rsid="0039d36b" style:font-size-asian="10.5pt" style:font-style-asian="italic" style:font-size-complex="12pt" style:font-style-complex="italic"/>
    </style:style>
    <style:style style:name="T59" style:family="text">
      <style:text-properties style:font-name="Verdana" fo:font-size="12pt" fo:font-style="italic" style:font-size-asian="12pt" style:font-style-asian="italic" style:font-size-complex="12pt" style:font-style-complex="italic"/>
    </style:style>
    <style:style style:name="T60" style:family="text">
      <style:text-properties style:font-name="Verdana" fo:font-size="12pt" fo:font-style="italic" officeooo:rsid="003aed67" style:font-size-asian="12pt" style:font-style-asian="italic" style:font-size-complex="12pt" style:font-style-complex="italic"/>
    </style:style>
    <style:style style:name="T61" style:family="text">
      <style:text-properties style:font-name="Verdana" fo:font-size="12pt" fo:font-style="italic" officeooo:rsid="003c8167" style:font-size-asian="12pt" style:font-style-asian="italic" style:font-size-complex="12pt" style:font-style-complex="italic"/>
    </style:style>
    <style:style style:name="T62" style:family="text">
      <style:text-properties style:font-name="Verdana" fo:font-size="12pt" fo:font-style="italic" officeooo:rsid="003bb88d" style:font-size-asian="12pt" style:font-style-asian="italic" style:font-size-complex="12pt" style:font-style-complex="italic"/>
    </style:style>
    <style:style style:name="T63" style:family="text">
      <style:text-properties style:font-name="Verdana" fo:font-size="12pt" fo:font-style="italic" officeooo:rsid="003d7ab7" style:font-size-asian="12pt" style:font-style-asian="italic" style:font-size-complex="12pt" style:font-style-complex="italic"/>
    </style:style>
    <style:style style:name="T64" style:family="text">
      <style:text-properties style:font-name="Verdana" fo:font-size="12pt" fo:font-style="italic" officeooo:rsid="004326f8" style:font-size-asian="12pt" style:font-style-asian="italic" style:font-size-complex="12pt" style:font-style-complex="italic"/>
    </style:style>
    <style:style style:name="T65" style:family="text">
      <style:text-properties style:font-name="Verdana" fo:font-size="12pt" fo:font-style="italic" officeooo:rsid="0043d20a" style:font-size-asian="12pt" style:font-style-asian="italic" style:font-size-complex="12pt" style:font-style-complex="italic"/>
    </style:style>
    <style:style style:name="T66" style:family="text">
      <style:text-properties style:font-name="Verdana" fo:font-size="12pt" fo:font-style="italic" officeooo:rsid="0044bafc" style:font-size-asian="12pt" style:font-style-asian="italic" style:font-size-complex="12pt" style:font-style-complex="italic"/>
    </style:style>
    <style:style style:name="T67" style:family="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T68" style:family="text">
      <style:text-properties style:font-name="Verdana" fo:font-size="12pt" officeooo:rsid="0039d36b" style:font-size-asian="10.5pt" style:font-size-complex="12pt"/>
    </style:style>
    <style:style style:name="T69" style:family="text">
      <style:text-properties style:font-name="Verdana" fo:font-size="12pt" style:font-size-asian="12pt" style:font-size-complex="12pt"/>
    </style:style>
    <style:style style:name="T70" style:family="text">
      <style:text-properties style:font-name="Verdana" fo:font-size="12pt" officeooo:rsid="003aed67" style:font-size-asian="12pt" style:font-size-complex="12pt"/>
    </style:style>
    <style:style style:name="T71" style:family="text">
      <style:text-properties style:font-name="Verdana" fo:font-size="12pt" officeooo:rsid="003c8167" style:font-size-asian="12pt" style:font-size-complex="12pt"/>
    </style:style>
    <style:style style:name="T72" style:family="text">
      <style:text-properties style:font-name="Verdana" fo:font-size="12pt" officeooo:rsid="003bb88d" style:font-size-asian="12pt" style:font-size-complex="12pt"/>
    </style:style>
    <style:style style:name="T73" style:family="text">
      <style:text-properties style:font-name="Verdana" fo:font-size="12pt" officeooo:rsid="003d7ab7" style:font-size-asian="12pt" style:font-size-complex="12pt"/>
    </style:style>
    <style:style style:name="T74" style:family="text">
      <style:text-properties style:font-name="Verdana" fo:font-size="12pt" officeooo:rsid="004326f8" style:font-size-asian="12pt" style:font-size-complex="12pt"/>
    </style:style>
    <style:style style:name="T75" style:family="text">
      <style:text-properties style:font-name="Verdana" fo:font-size="12pt" officeooo:rsid="0043d20a" style:font-size-asian="12pt" style:font-size-complex="12pt"/>
    </style:style>
    <style:style style:name="T76" style:family="text">
      <style:text-properties style:font-name="Verdana" fo:font-size="12pt" officeooo:rsid="0044bafc" style:font-size-asian="12pt" style:font-size-complex="12pt"/>
    </style:style>
    <style:style style:name="T77" style:family="text">
      <style:text-properties style:font-name="Verdana" fo:font-size="12pt" fo:font-weight="bold" style:font-size-asian="12pt" style:font-weight-asian="bold" style:font-size-complex="12pt" style:font-weight-complex="bold"/>
    </style:style>
    <style:style style:name="T78" style:family="text">
      <style:text-properties style:font-name="Verdana" fo:font-style="normal" style:font-style-asian="normal" style:font-style-complex="normal"/>
    </style:style>
    <style:style style:name="T79" style:family="text">
      <style:text-properties style:font-name="Verdana" fo:font-style="normal" officeooo:rsid="001e9a6f" style:font-style-asian="normal" style:font-style-complex="normal"/>
    </style:style>
    <style:style style:name="T80" style:family="text">
      <style:text-properties style:font-name="Verdana" fo:font-style="normal" officeooo:rsid="002d5504" style:font-style-asian="normal" style:font-style-complex="normal"/>
    </style:style>
    <style:style style:name="T81" style:family="text">
      <style:text-properties style:font-name="Verdana" fo:font-style="normal" officeooo:rsid="002e0f7a" style:font-style-asian="normal" style:font-style-complex="normal"/>
    </style:style>
    <style:style style:name="T82" style:family="text">
      <style:text-properties style:font-name="Verdana" fo:font-style="normal" officeooo:rsid="001f7516" style:font-style-asian="normal" style:font-style-complex="normal"/>
    </style:style>
    <style:style style:name="T83" style:family="text">
      <style:text-properties style:font-name="Verdana" fo:font-style="normal" officeooo:rsid="002f54dc" style:font-style-asian="normal" style:font-style-complex="normal"/>
    </style:style>
    <style:style style:name="T84" style:family="text">
      <style:text-properties style:font-name="Verdana" fo:font-style="normal" officeooo:rsid="0031cdfc" style:font-style-asian="normal" style:font-style-complex="normal"/>
    </style:style>
    <style:style style:name="T85" style:family="text">
      <style:text-properties style:font-name="Verdana" fo:font-style="normal" officeooo:rsid="0048aecc" style:font-style-asian="normal" style:font-style-complex="normal"/>
    </style:style>
    <style:style style:name="T86" style:family="text">
      <style:text-properties style:font-name="Verdana" fo:font-style="normal" officeooo:rsid="004a7fd1" style:font-style-asian="normal" style:font-style-complex="normal"/>
    </style:style>
    <style:style style:name="T87" style:family="text">
      <style:text-properties style:font-name="Verdana" fo:font-style="italic" officeooo:rsid="001e9a6f" style:font-style-asian="italic" style:font-style-complex="italic"/>
    </style:style>
    <style:style style:name="T88" style:family="text">
      <style:text-properties style:font-name="Verdana" fo:font-style="italic" officeooo:rsid="0031cdfc" style:font-style-asian="italic" style:font-style-complex="italic"/>
    </style:style>
    <style:style style:name="T89" style:family="text">
      <style:text-properties style:font-name="Verdana" fo:font-style="italic" officeooo:rsid="0048aecc" style:font-style-asian="italic" style:font-style-complex="italic"/>
    </style:style>
    <style:style style:name="T90" style:family="text">
      <style:text-properties style:font-name="Verdana" fo:font-style="italic" officeooo:rsid="004a7fd1" style:font-style-asian="italic" style:font-style-complex="italic"/>
    </style:style>
    <style:style style:name="T91" style:family="text">
      <style:text-properties style:font-name="Verdana" officeooo:rsid="0048aecc"/>
    </style:style>
    <style:style style:name="T92" style:family="text">
      <style:text-properties style:font-name="Verdana" officeooo:rsid="004a7fd1"/>
    </style:style>
    <style:style style:name="T93" style:family="text">
      <style:text-properties officeooo:rsid="0022a6f1"/>
    </style:style>
    <style:style style:name="T94" style:family="text">
      <style:text-properties officeooo:rsid="00272d58"/>
    </style:style>
    <style:style style:name="T95" style:family="text">
      <style:text-properties officeooo:rsid="0039b6b4"/>
    </style:style>
    <style:style style:name="T96" style:family="text">
      <style:text-properties officeooo:rsid="003aed67"/>
    </style:style>
    <style:style style:name="T97" style:family="text">
      <style:text-properties style:font-name="Verddana" fo:font-size="12pt" officeooo:rsid="003aed67" style:font-size-asian="12pt" style:font-size-complex="12pt"/>
    </style:style>
    <style:style style:name="T98" style:family="text">
      <style:text-properties style:font-name="Verddana" fo:font-size="12pt" fo:font-style="italic" officeooo:rsid="003aed67" style:font-size-asian="12pt" style:font-style-asian="italic" style:font-size-complex="12pt" style:font-style-complex="italic"/>
    </style:style>
    <style:style style:name="T99" style:family="text">
      <style:text-properties officeooo:rsid="003bb88d"/>
    </style:style>
    <style:style style:name="T100" style:family="text">
      <style:text-properties officeooo:rsid="003ec2d9"/>
    </style:style>
    <style:style style:name="T101" style:family="text">
      <style:text-properties officeooo:rsid="0040559c"/>
    </style:style>
    <style:style style:name="T102" style:family="text">
      <style:text-properties officeooo:rsid="0041eddc"/>
    </style:style>
    <style:style style:name="T103" style:family="text">
      <style:text-properties officeooo:rsid="0043d20a"/>
    </style:style>
    <style:style style:name="T104" style:family="text">
      <style:text-properties officeooo:rsid="00469d9b"/>
    </style:style>
    <style:style style:name="T105" style:family="text">
      <style:text-properties style:font-name="Courier 10 Pitch" fo:font-size="10pt" fo:font-style="normal" fo:font-weight="normal" officeooo:rsid="00469d9b" style:font-size-asian="10pt" style:font-style-asian="normal" style:font-weight-asian="normal" style:font-size-complex="10pt" style:font-style-complex="normal" style:font-weight-complex="normal"/>
    </style:style>
    <style:style style:name="T106" style:family="text">
      <style:text-properties officeooo:rsid="0048aecc"/>
    </style:style>
    <style:style style:name="T107" style:family="text">
      <style:text-properties officeooo:rsid="004a7fd1"/>
    </style:style>
    <style:style style:name="T108" style:family="text">
      <style:text-properties officeooo:rsid="004c399b"/>
    </style:style>
    <style:style style:name="T109" style:family="text">
      <style:text-properties officeooo:rsid="004e328f"/>
    </style:style>
    <style:style style:name="T110" style:family="text">
      <style:text-properties style:font-name="Verdana" officeooo:rsid="004e328f"/>
    </style:style>
    <style:style style:name="T111" style:family="text">
      <style:text-properties style:font-name="Verdana" fo:font-style="italic" officeooo:rsid="004e328f" style:font-style-asian="italic" style:font-style-complex="italic"/>
    </style:style>
    <style:style style:name="T112" style:family="text">
      <style:text-properties style:font-name="Verdana" fo:font-style="italic" officeooo:rsid="0050522e" style:font-style-asian="italic" style:font-style-complex="italic"/>
    </style:style>
    <style:style style:name="T113" style:family="text">
      <style:text-properties style:font-name="Verdana" fo:font-style="italic" officeooo:rsid="0052db1c" style:font-style-asian="italic" style:font-style-complex="italic"/>
    </style:style>
    <style:style style:name="T114" style:family="text">
      <style:text-properties style:font-name="Verdana" fo:font-style="normal" officeooo:rsid="004e328f" style:font-style-asian="normal" style:font-style-complex="normal"/>
    </style:style>
    <style:style style:name="T115" style:family="text">
      <style:text-properties style:font-name="Verdana" fo:font-style="normal" officeooo:rsid="0050522e" style:font-style-asian="normal" style:font-style-complex="normal"/>
    </style:style>
    <style:style style:name="T116" style:family="text">
      <style:text-properties style:font-name="Verdana" fo:font-style="normal" officeooo:rsid="0052db1c" style:font-style-asian="normal" style:font-style-complex="normal"/>
    </style:style>
    <style:style style:name="T117" style:family="text">
      <style:text-properties style:font-name="Verdana" officeooo:rsid="004f584b"/>
    </style:style>
    <style:style style:name="T118" style:family="text">
      <style:text-properties style:font-name="Verdana" officeooo:rsid="0051e12e"/>
    </style:style>
    <style:style style:name="T119" style:family="text">
      <style:text-properties style:font-name="Verdana" officeooo:rsid="0052db1c"/>
    </style:style>
    <style:style style:name="T120" style:family="text">
      <style:text-properties officeooo:rsid="004f584b"/>
    </style:style>
    <style:style style:name="T121" style:family="text">
      <style:text-properties officeooo:rsid="0051e12e"/>
    </style:style>
    <style:style style:name="T122" style:family="text">
      <style:text-properties officeooo:rsid="0052db1c"/>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3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3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3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3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3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3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3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3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3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3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text:start-value="2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text:start-value="4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text:start-value="5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3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3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38">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3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3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3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3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3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38">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text:start-value="6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4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4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4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4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4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4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4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4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7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5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5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5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5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5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5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5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5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text:start-value="7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text:start-value="8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text:start-value="9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8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8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8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8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8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8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8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8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text:start-value="10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0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0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0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0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0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0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0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0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0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text:start-value="1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1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1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1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1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1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1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1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1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1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text:start-value="12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2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2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2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2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2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2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2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2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2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text:start-value="14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4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4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4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4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4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4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4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4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4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text:start-value="15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5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5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5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5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5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5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5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5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5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text:start-value="16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6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6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6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6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6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6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6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6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6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8">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8">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text:start-value="2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B IV</text:p>
      <text:p text:style-name="P128">IMPLEMENTASI DAN PEMBAHASAN SISTEM</text:p>
      <text:p text:style-name="P132">4.1<text:tab/><text:span text:style-name="T1">Implementasi Sistem</text:span></text:p>
      <text:p text:style-name="P2"><text:tab/><text:span text:style-name="T3">Implementasi sistem pada bagian ini akan membahas penggunaan dari </text:span><text:span text:style-name="T5">library <text:s/>framework </text:span><text:span text:style-name="T19">yang telah dibangun.</text:span></text:p>
      <text:p text:style-name="P3"><text:span text:style-name="T19">C</text:span><text:span text:style-name="T18">ontoh kasus yang digunakan adalah membangun sebuah website yang menginformasikan pengumuman pada sebuah </text:span><text:span text:style-name="T20">sekolah</text:span><text:span text:style-name="T18">, baik itu berupa pengumuman berita, agenda dan lain-lain. </text:span><text:span text:style-name="T20">Pada contoh kasus ini terdapat tiga level </text:span><text:span text:style-name="T21">pengguna</text:span><text:span text:style-name="T20"> yaitu super user(level 1), admin(level 2) dan siswa(level 3). </text:span><text:span text:style-name="T21">Super user dapat melakukan penambahan dan penghapusan pengguna serta </text:span><text:span text:style-name="T23">penambahan, pengubahan dan penghapusan pengumuman.</text:span></text:p>
      <text:p text:style-name="P3"><text:span text:style-name="T23"><text:tab/></text:span><text:span text:style-name="T21">Admin dapat melakukan penambahan, pengubahan pengumuman dan penghapusan pengumuman serta mengubah password miliknya sendiri. Siswa hanya dapat melakukan penambahan pengumuman dan mengubah password miliknya sendiri.</text:span></text:p>
      <text:p text:style-name="P6"><text:span text:style-name="T18"><text:tab/>Pada halaman awal </text:span><text:span text:style-name="T4">website </text:span><text:span text:style-name="T18">akan ditampilkan lima pengumuman tebaru dan pengumuman yang terdahulu ditampilkan pada halaman pengumuman terdahulu.</text:span></text:p>
      <text:p text:style-name="P6"><text:span text:style-name="T18"><text:tab/></text:span><text:span text:style-name="T25">Cara untuk menghubungkan antara basis data dengan </text:span><text:span text:style-name="T8">framework </text:span><text:span text:style-name="T25">Codeigniter adalah dengan melakukan pengaturan </text:span><text:soft-page-break/><text:span text:style-name="T25">pada file application/config/mongoigniter.php yang isinya sebagai berikut:</text:span></text:p>
      <text:list xml:id="list7470021005121288467" text:style-name="L1">
        <text:list-item>
          <text:p text:style-name="P87">&lt;?php</text:p>
        </text:list-item>
        <text:list-item>
          <text:p text:style-name="P87"><text:tab/>$config['host']="localhost";</text:p>
        </text:list-item>
        <text:list-item>
          <text:p text:style-name="P87"><text:tab/>$config['port']=27017;</text:p>
        </text:list-item>
        <text:list-item>
          <text:p text:style-name="P87"><text:tab/>$config['db']="blog";</text:p>
        </text:list-item>
        <text:list-item>
          <text:p text:style-name="P87"><text:tab/>$config['username']="";</text:p>
        </text:list-item>
        <text:list-item>
          <text:p text:style-name="P87"><text:tab/>$config['password']="";</text:p>
        </text:list-item>
        <text:list-item>
          <text:p text:style-name="P87"><text:tab/>$config['query_safety']=FALSE;</text:p>
        </text:list-item>
        <text:list-item>
          <text:p text:style-name="P87"><text:tab/>$config['time_out']=200;</text:p>
        </text:list-item>
        <text:list-item>
          <text:p text:style-name="P87">?&gt;</text:p>
        </text:list-item>
      </text:list>
      <text:p text:style-name="P5"><text:span text:style-name="T26"><text:tab/></text:span><text:span text:style-name="T25">Baris 2 merupakan nama host yang digunakan. Baris <text:s/>3 merupakan port dari basisdata MongoDB, 27017 merupakan </text:span><text:span text:style-name="T8">default port </text:span><text:span text:style-name="T25">basisdata MongoDB. Baris 4 merupakan nama basisdata. Baris 5 dan 6 merupakan u</text:span><text:span text:style-name="T8">username </text:span><text:span text:style-name="T25">dan </text:span><text:span text:style-name="T8">password </text:span><text:span text:style-name="T25">basisdata. Baris 7 merupakan konfigurasi untuk </text:span><text:span text:style-name="T8">query safety</text:span><text:span text:style-name="T25">. <text:s/>Baris 8 konfigurasi untuk waktu tunggu proses query dilakukan.</text:span></text:p>
      <text:p text:style-name="P5"><text:span text:style-name="T26">4.1.1<text:tab/></text:span><text:span text:style-name="T9">Controller </text:span><text:span text:style-name="T26">Login</text:span></text:p>
      <text:p text:style-name="P46"><text:span text:style-name="T26"><text:tab/></text:span><text:span text:style-name="T9">Controller </text:span><text:span text:style-name="T26">login merupakan <text:s/></text:span><text:span text:style-name="T9">controller</text:span><text:span text:style-name="T26"> yang digunakan untuk melakukan verifikasi pengguna dan proses logout pengguna.</text:span></text:p>
      <text:list xml:id="list2216367802394817870" text:style-name="L2">
        <text:list-item>
          <text:p text:style-name="P89">class Login extends CI_Controller{</text:p>
        </text:list-item>
        <text:list-item>
          <text:p text:style-name="P89"><text:tab/><text:tab/>function Login(){</text:p>
        </text:list-item>
        <text:list-item>
          <text:p text:style-name="P89"><text:tab/><text:tab/><text:tab/>parent::__construct();</text:p>
        </text:list-item>
        <text:list-item>
          <text:p text:style-name="P89"><text:tab/><text:tab/><text:tab/>$this-&gt;load-&gt;library('mongoigniterbase');</text:p>
        </text:list-item>
        <text:list-item>
          <text:p text:style-name="P89"><text:tab/><text:tab/><text:tab/>$this-&gt;load-&gt;library('mongoquery');</text:p>
        </text:list-item>
        <text:list-item>
          <text:p text:style-name="P89"><text:tab/><text:tab/><text:tab/>$this-&gt;load-&gt;library('mongocrud');</text:p>
        </text:list-item>
        <text:list-item>
          <text:p text:style-name="P89"><text:tab/><text:tab/><text:tab/>$this-&gt;load-&gt;model('model_login');</text:p>
        </text:list-item>
        <text:list-item>
          <text:p text:style-name="P89"><text:tab/><text:tab/><text:tab/>}</text:p>
        </text:list-item>
      </text:list>
      <text:p text:style-name="P81"><text:tab/></text:p>
      <text:p text:style-name="P78"><text:span text:style-name="T84"><text:tab/>Baris 1 merupakan inisialisasi kelas login yang merupakan </text:span><text:span text:style-name="T88">construct framework</text:span><text:span text:style-name="T84"> Codeigniter. Baris 2-7 merupakan </text:span><text:soft-page-break/><text:span text:style-name="T84">konstruktor kelas dimana pada konstruktor ini dipanggil </text:span><text:span text:style-name="T88">library </text:span><text:span text:style-name="T52">mongoigniterbase, </text:span><text:span text:style-name="T53">mongoquery dan mongocrud serta kelas model_login.</text:span></text:p>
      <text:list xml:id="list3556011332291223815" text:style-name="L3">
        <text:list-item>
          <text:p text:style-name="P154">function index(){</text:p>
        </text:list-item>
        <text:list-item>
          <text:p text:style-name="P154"><text:tab/><text:tab/><text:tab/>if($this-&gt;session-&gt;userdata('isLogin')==TRUE)</text:p>
        </text:list-item>
        <text:list-item>
          <text:p text:style-name="P154"><text:tab/><text:tab/><text:tab/>redirect('admin');</text:p>
        </text:list-item>
        <text:list-item>
          <text:p text:style-name="P154"><text:tab/><text:tab/><text:tab/>$this-&gt;load-&gt;view('login');</text:p>
        </text:list-item>
        <text:list-item>
          <text:p text:style-name="P154"><text:tab/><text:tab/><text:tab/>}</text:p>
        </text:list-item>
      </text:list>
      <text:p text:style-name="P82"/>
      <text:p text:style-name="P79"><text:span text:style-name="T53"><text:tab/></text:span><text:span text:style-name="T51">Fungsi index berfungsi untuk mengecek apakah pengguna sudah melakukan login atau belum. Jika pengguna sudah melakukan login akan langsung diarahkan ke </text:span><text:span text:style-name="T57">controller </text:span><text:span text:style-name="T51">admin, jika belum pengguna akan diarahkan ke halaman login.</text:span></text:p>
      <text:list xml:id="list6692906751631673323" text:style-name="L4">
        <text:list-item>
          <text:p text:style-name="P157">function do_login(){</text:p>
        </text:list-item>
        <text:list-item>
          <text:p text:style-name="P155">$user=$this-&gt;input-&gt;post('username');</text:p>
        </text:list-item>
        <text:list-item>
          <text:p text:style-name="P155">$pass=$this-&gt;input-&gt;post('password');</text:p>
        </text:list-item>
        <text:list-item>
          <text:p text:style-name="P155"><text:tab/><text:tab/><text:tab/>$password=md5($pass);</text:p>
        </text:list-item>
        <text:list-item>
          <text:p text:style-name="P155">$cek_user=$this-&gt;model_login-&gt;cekLogin($user,$password);</text:p>
        </text:list-item>
        <text:list-item>
          <text:p text:style-name="P155">if($cek_user==TRUE){</text:p>
        </text:list-item>
        <text:list-item>
          <text:p text:style-name="P155"><text:s text:c="2"/>$this-&gt;session-&gt;set_userdata('isLogin',TRUE);</text:p>
        </text:list-item>
        <text:list-item>
          <text:p text:style-name="P155"><text:s text:c="2"/>$this-&gt;session-&gt;set_userdata('username',$user);</text:p>
        </text:list-item>
        <text:list-item>
          <text:p text:style-name="P155"><text:s text:c="2"/>redirect('admin');</text:p>
        </text:list-item>
        <text:list-item>
          <text:p text:style-name="P155">}else{?&gt;</text:p>
        </text:list-item>
        <text:list-item>
          <text:p text:style-name="P155">&lt;script type="text/javascript"&gt;</text:p>
        </text:list-item>
        <text:list-item>
          <text:p text:style-name="P155"><text:s text:c="4"/>alert('Gagal Login:Username Atau Password Salah');</text:p>
        </text:list-item>
        <text:list-item>
          <text:p text:style-name="P155"><text:s text:c="4"/>history.go(-1);</text:p>
        </text:list-item>
        <text:list-item>
          <text:p text:style-name="P155">&lt;/script&gt;</text:p>
        </text:list-item>
        <text:list-item>
          <text:p text:style-name="P155">&lt;?php</text:p>
        </text:list-item>
        <text:list-item>
          <text:p text:style-name="P155"><text:soft-page-break/><text:tab/><text:tab/><text:tab/>}</text:p>
        </text:list-item>
        <text:list-item>
          <text:p text:style-name="P155"><text:tab/><text:tab/>}</text:p>
        </text:list-item>
      </text:list>
      <text:p text:style-name="P83"/>
      <text:p text:style-name="P80"><text:span text:style-name="T51"><text:tab/>Fungsi do_login digunakan untuk melakaukan verifikasi terhadap pengguna yang melakukan login. Baris 18 merupakan proses pengecekan data pengguna apakah terdapat pada basisi data atau tidak. Baris 19 jika pengguna yang login terdaftar maka akan dibuat session untuk pengguna yang melakukan login tersebut dan akan diarahkan ke </text:span><text:span text:style-name="T57">controller </text:span><text:span text:style-name="T51">admin. Baris 23 jika pengguna tidak terdaftar maka akan muncul pemberitahuan bahwa pengguna belum terdaftar.</text:span></text:p>
      <text:list xml:id="list3589065718296640425" text:style-name="L5">
        <text:list-item>
          <text:p text:style-name="P156">function logout(){</text:p>
        </text:list-item>
        <text:list-item>
          <text:p text:style-name="P156"><text:tab/><text:tab/><text:tab/>$this-&gt;session-&gt;sess_destroy();</text:p>
        </text:list-item>
        <text:list-item>
          <text:p text:style-name="P156"><text:tab/><text:tab/><text:tab/> redirect('login');</text:p>
        </text:list-item>
        <text:list-item>
          <text:p text:style-name="P156"><text:tab/><text:tab/>}</text:p>
        </text:list-item>
      </text:list>
      <text:p text:style-name="P49"><text:tab/></text:p>
      <text:p text:style-name="P48"><text:span text:style-name="T42"><text:tab/></text:span><text:span text:style-name="T35">Fungsi logout pdigunakan untuk menghapus session user yang login. </text:span></text:p>
      <text:p text:style-name="P47"><text:span text:style-name="T40">4.1.</text:span><text:span text:style-name="T41">2<text:tab/></text:span><text:span text:style-name="T17">Controller</text:span><text:span text:style-name="T40"> Admin</text:span></text:p>
      <text:p text:style-name="P4"><text:span text:style-name="T26"><text:tab/></text:span><text:span text:style-name="T6">Controller</text:span><text:span text:style-name="T22"> admin merupakan </text:span><text:span text:style-name="T7">controller</text:span><text:span text:style-name="T22"> untuk mengisikan data pengumuman dan data pengguna.</text:span></text:p>
      <text:p text:style-name="P57"/>
      <text:list xml:id="list6932581644161281478" text:style-name="L6">
        <text:list-item>
          <text:p text:style-name="P90">class Admin extends CI_Controller {</text:p>
        </text:list-item>
        <text:list-item>
          <text:p text:style-name="P90">public function Admin()</text:p>
        </text:list-item>
        <text:list-item>
          <text:p text:style-name="P90"><text:tab/>{</text:p>
        </text:list-item>
        <text:list-item>
          <text:p text:style-name="P90"><text:tab/><text:tab/>parent::__construct();</text:p>
        </text:list-item>
        <text:list-item>
          <text:p text:style-name="P90"><text:tab/><text:tab/>if(!$this-&gt;session-&gt;userdata('isLogin')){</text:p>
        </text:list-item>
        <text:list-item>
          <text:p text:style-name="P90"><text:soft-page-break/><text:tab/><text:tab/><text:tab/>redirect('login','refresh');</text:p>
        </text:list-item>
        <text:list-item>
          <text:p text:style-name="P90"><text:tab/><text:tab/>}</text:p>
        </text:list-item>
        <text:list-item>
          <text:p text:style-name="P90"><text:tab/><text:tab/>$this-&gt;load-&gt;model('model_article');</text:p>
        </text:list-item>
        <text:list-item>
          <text:p text:style-name="P90"><text:tab/><text:tab/>$this-&gt;load-&gt;model('model_login');</text:p>
        </text:list-item>
        <text:list-item>
          <text:p text:style-name="P90"><text:tab/><text:tab/>$this-&gt;load-&gt;library('mongoigniterbase');</text:p>
        </text:list-item>
        <text:list-item>
          <text:p text:style-name="P90"><text:tab/><text:tab/>$this-&gt;load-&gt;library('mongoquery');</text:p>
        </text:list-item>
        <text:list-item>
          <text:p text:style-name="P90"><text:tab/><text:tab/>$this-&gt;load-&gt;library('mongocrud');</text:p>
        </text:list-item>
        <text:list-item>
          <text:p text:style-name="P90"><text:tab/>}<text:tab/></text:p>
        </text:list-item>
      </text:list>
      <text:p text:style-name="P23"/>
      <text:p text:style-name="P7"><text:span text:style-name="T18"><text:tab/>Baris 1 merupakan inisialisasi kelas admin yang merupakan </text:span><text:span text:style-name="T4">controller framework </text:span><text:span text:style-name="T18">Codeigniter. Baris 4 merupakan pembuatan konstruktor dari kelas Admin. Baris 5-6 merupakan verifikasi user apakah sudah melakukan proses logipn atau belum. Baris 8 dan 9 perintah untuk memanggil model yaitu model_article dan model_login. Baris 10-12 perintah untuk memanggil </text:span><text:span text:style-name="T4">library </text:span><text:span text:style-name="T18">mongoigniterbase, mongoquer</text:span><text:span text:style-name="T24">y dan mongocrud.</text:span></text:p>
      <text:list xml:id="list509822665848467872" text:style-name="L7">
        <text:list-item>
          <text:p text:style-name="P91">private function sess_data()</text:p>
        </text:list-item>
        <text:list-item>
          <text:p text:style-name="P91"><text:tab/>{</text:p>
        </text:list-item>
        <text:list-item>
          <text:p text:style-name="P91"><text:tab/><text:tab/># code...</text:p>
        </text:list-item>
        <text:list-item>
          <text:p text:style-name="P91"><text:tab/><text:tab/>$username=$this-&gt;session-&gt;userdata('username');</text:p>
        </text:list-item>
        <text:list-item>
          <text:p text:style-name="P91"><text:tab/><text:tab/>return $username;</text:p>
        </text:list-item>
        <text:list-item>
          <text:p text:style-name="P91"><text:tab/>}</text:p>
        </text:list-item>
        <text:list-item>
          <text:p text:style-name="P91">private function getLevel($username){</text:p>
        </text:list-item>
        <text:list-item>
          <text:p text:style-name="P91"><text:tab/><text:tab/>$level=$this-&gt;model_login-&gt;get_level($username);</text:p>
        </text:list-item>
        <text:list-item>
          <text:p text:style-name="P91"><text:tab/><text:tab/>return $level['level'];</text:p>
        </text:list-item>
        <text:list-item>
          <text:p text:style-name="P91"><text:tab/>}</text:p>
        </text:list-item>
      </text:list>
      <text:p text:style-name="P24"/>
      <text:p text:style-name="P8"><text:span text:style-name="T18"><text:tab/>Fungsi sessdata digunakan untuk mengambil </text:span><text:span text:style-name="T4">username </text:span><text:span text:style-name="T18">pengguna yang login melalui session. Fungsi getLevel digunakan untuk mengambil level dari pengguna yang login.</text:span></text:p>
      <text:list xml:id="list7027401601263873425" text:style-name="L8">
        <text:list-item>
          <text:p text:style-name="P135"><text:s/>public function input_article()</text:p>
        </text:list-item>
        <text:list-item>
          <text:p text:style-name="P92"><text:tab/>{</text:p>
        </text:list-item>
        <text:list-item>
          <text:p text:style-name="P92"><text:tab/><text:tab/>$data['user']=$this-&gt;sess_data();</text:p>
        </text:list-item>
        <text:list-item>
          <text:p text:style-name="P92"><text:tab/><text:tab/>$data['level']=$this-&gt;getLevel($this-&gt;sess_data());</text:p>
        </text:list-item>
        <text:list-item>
          <text:p text:style-name="P92"><text:tab/><text:tab/>$data['content']='admin/input_article';</text:p>
        </text:list-item>
        <text:list-item>
          <text:p text:style-name="P92"><text:soft-page-break/><text:tab/><text:tab/>$this-&gt;load-&gt;view('admin/admin', $data);</text:p>
        </text:list-item>
        <text:list-item>
          <text:p text:style-name="P92"><text:tab/>}</text:p>
        </text:list-item>
      </text:list>
      <text:p text:style-name="P58"/>
      <text:p text:style-name="P9"><text:span text:style-name="T18"><text:tab/>Fungsi input_article digunakan untuk memanggil </text:span><text:span text:style-name="T4">view</text:span><text:span text:style-name="T18"> admin dengan menyertakan data </text:span><text:span text:style-name="T4">user, </text:span><text:span text:style-name="T18">level dan </text:span><text:span text:style-name="T4">content</text:span><text:span text:style-name="T18"> . Data </text:span><text:span text:style-name="T4">user </text:span><text:span text:style-name="T18">merupakan session pengguna yang login, data level merupakan level pengguna yang login dan data </text:span><text:span text:style-name="T4">content </text:span><text:span text:style-name="T18">merupakan </text:span><text:span text:style-name="T4">form</text:span><text:span text:style-name="T18"> isian pengumuman.</text:span></text:p>
      <text:list xml:id="list91934411333496" text:continue-numbering="true" text:style-name="L8">
        <text:list-item>
          <text:p text:style-name="P136"><text:s/>public function do_input_article()</text:p>
        </text:list-item>
        <text:list-item>
          <text:p text:style-name="P93"><text:tab/>{</text:p>
        </text:list-item>
        <text:list-item>
          <text:p text:style-name="P93"><text:tab/><text:tab/>$judul=$this-&gt;input-&gt;post('judul', TRUE);</text:p>
        </text:list-item>
        <text:list-item>
          <text:p text:style-name="P93"><text:tab/><text:tab/>$isi=$this-&gt;input-&gt;post('isi', TRUE);</text:p>
        </text:list-item>
        <text:list-item>
          <text:p text:style-name="P93"><text:tab/><text:tab/>$kategori=$this-&gt;input-&gt;post('kategori', TRUE);</text:p>
        </text:list-item>
        <text:list-item>
          <text:p text:style-name="P93"><text:tab/><text:tab/>$tgl=new MongoDate();</text:p>
        </text:list-item>
        <text:list-item>
          <text:p text:style-name="P93"><text:tab/><text:tab/>$_id=hash('sha1',time());</text:p>
        </text:list-item>
        <text:list-item>
          <text:p text:style-name="P93">$input=$this-&gt;model_article-&gt;input_article($_id,$judul,$kategori,$isi,$tgl);</text:p>
        </text:list-item>
        <text:list-item>
          <text:p text:style-name="P93"><text:tab/>redirect('admin/article_list','refresh');</text:p>
        </text:list-item>
        <text:list-item>
          <text:p text:style-name="P93">}</text:p>
        </text:list-item>
      </text:list>
      <text:p text:style-name="P25"><text:tab/></text:p>
      <text:p text:style-name="P55"><text:span text:style-name="T44"><text:tab/>Fungsi do_input_article akan memproses isian yang telah dikirimkan untuk diisikan ke basisdata.</text:span><text:span text:style-name="T49"> Baris 37 membuat atribut id yang merupakan hasil hash dari waktu pengisian article.</text:span><text:span text:style-name="T44"> Baris </text:span><text:span text:style-name="T47">38</text:span><text:span text:style-name="T44"> akan merupakan proses pengiriman data ke kelas model_articel untuk selanjutnya diisikan ke basis data. Baris </text:span><text:span text:style-name="T47">39</text:span><text:span text:style-name="T44"> berfungsi untuk mengarahkan ke <text:s/>fungsi article_list pada </text:span><text:span text:style-name="T54">controller </text:span><text:span text:style-name="T44">admin.</text:span></text:p>
      <text:p text:style-name="P26"/>
      <text:list xml:id="list7370189592383369543" text:style-name="L9">
        <text:list-item>
          <text:p text:style-name="P137"><text:s/>public function article_update($id)</text:p>
        </text:list-item>
        <text:list-item>
          <text:p text:style-name="P94"><text:tab/>{</text:p>
        </text:list-item>
        <text:list-item>
          <text:p text:style-name="P94"><text:tab/><text:tab/># code...</text:p>
        </text:list-item>
        <text:list-item>
          <text:p text:style-name="P94"><text:tab/><text:tab/>$data['user']=$this-&gt;sess_data();</text:p>
        </text:list-item>
        <text:list-item>
          <text:p text:style-name="P94"><text:tab/><text:tab/>$data['level']=$this-&gt;getLevel($this-<text:soft-page-break/>&gt;sess_data());</text:p>
        </text:list-item>
        <text:list-item>
          <text:p text:style-name="P94">$data['detail']=$this-&gt;model_article-&gt;get_article_byID($id);</text:p>
        </text:list-item>
        <text:list-item>
          <text:p text:style-name="P94"><text:tab/><text:tab/>$data['content']='admin/update_article';</text:p>
        </text:list-item>
        <text:list-item>
          <text:p text:style-name="P94"><text:tab/><text:tab/>$this-&gt;load-&gt;view('admin/admin', $data);</text:p>
        </text:list-item>
        <text:list-item>
          <text:p text:style-name="P94"/>
        </text:list-item>
        <text:list-item>
          <text:p text:style-name="P94"><text:tab/>}</text:p>
        </text:list-item>
      </text:list>
      <text:p text:style-name="P26"/>
      <text:p text:style-name="P53"><text:span text:style-name="T44"><text:tab/>Fungsi article_update </text:span><text:span text:style-name="T45">digunakan untuk memanggil </text:span><text:span text:style-name="T55">view</text:span><text:span text:style-name="T45"> admin dengan menyertakan data </text:span><text:span text:style-name="T55">user, </text:span><text:span text:style-name="T45">level dan </text:span><text:span text:style-name="T55">content</text:span><text:span text:style-name="T45"> . Data </text:span><text:span text:style-name="T55">user </text:span><text:span text:style-name="T45">merupakan session pengguna yang login, data level merupakan level pengguna yang login dan data </text:span><text:span text:style-name="T55">content </text:span><text:span text:style-name="T45">merupakan </text:span><text:span text:style-name="T55">form</text:span><text:span text:style-name="T45"> </text:span><text:span text:style-name="T44">update</text:span><text:span text:style-name="T45"> pengumuman.</text:span><text:span text:style-name="T46"> </text:span></text:p>
      <text:list xml:id="list4350860188232804368" text:style-name="L10">
        <text:list-item>
          <text:p text:style-name="P138"><text:s/>public function do_update_article()</text:p>
        </text:list-item>
        <text:list-item>
          <text:p text:style-name="P99"><text:tab/>{</text:p>
        </text:list-item>
        <text:list-item>
          <text:p text:style-name="P99"><text:tab/><text:tab/># code...</text:p>
        </text:list-item>
        <text:list-item>
          <text:p text:style-name="P99"><text:tab/><text:tab/>$_id=$this-&gt;input-&gt;post('id', TRUE);</text:p>
        </text:list-item>
        <text:list-item>
          <text:p text:style-name="P99"><text:tab/><text:tab/>$judul=$this-&gt;input-&gt;post('judul', TRUE);</text:p>
        </text:list-item>
        <text:list-item>
          <text:p text:style-name="P99"><text:tab/><text:tab/>$isi=$this-&gt;input-&gt;post('isi', TRUE);</text:p>
        </text:list-item>
        <text:list-item>
          <text:p text:style-name="P99"><text:tab/><text:tab/>$kategori=$this-&gt;input-&gt;post('kategori', TRUE);</text:p>
        </text:list-item>
        <text:list-item>
          <text:p text:style-name="P99"><text:tab/><text:tab/>$tgl=new MongoDate();</text:p>
        </text:list-item>
        <text:list-item>
          <text:p text:style-name="P99"><text:tab/><text:tab/>$input=$this-&gt;model_article-&gt;update_article($_id,$judul,$kategori,$isi,$tgl);</text:p>
        </text:list-item>
        <text:list-item>
          <text:p text:style-name="P99"><text:tab/>redirect('admin/article_list','refresh');</text:p>
        </text:list-item>
        <text:list-item>
          <text:p text:style-name="P99"><text:tab/>}</text:p>
        </text:list-item>
      </text:list>
      <text:p text:style-name="P27"/>
      <text:p text:style-name="P54"><text:span text:style-name="T44"><text:tab/>Fungsi do_input_article akan memproses isian yang telah dikirimkan untuk diisikan ke basisdata. Baris </text:span><text:span text:style-name="T48">59</text:span><text:span text:style-name="T44"> merupakan proses pengiriman data ke kelas model_articel untuk selanjutnya diisikan ke basis data. Baris </text:span><text:span text:style-name="T48">60</text:span><text:span text:style-name="T44"> berfungsi untuk mengarahkan ke <text:s/>fungsi article_list pada </text:span><text:span text:style-name="T54">controller </text:span><text:span text:style-name="T44">admin.</text:span></text:p>
      <text:list xml:id="list7888447524325894306" text:style-name="L11">
        <text:list-item>
          <text:p text:style-name="P148">public function article_list()</text:p>
        </text:list-item>
        <text:list-item>
          <text:p text:style-name="P95"><text:tab/>{</text:p>
        </text:list-item>
        <text:list-item>
          <text:p text:style-name="P95"><text:tab/><text:tab/># code...</text:p>
        </text:list-item>
        <text:list-item>
          <text:p text:style-name="P95"><text:tab/><text:tab/>$data['user']=$this-&gt;sess_data();</text:p>
        </text:list-item>
        <text:list-item>
          <text:p text:style-name="P95"><text:tab/><text:tab/>$data['level']=$this-&gt;getLevel($this-<text:soft-page-break/>&gt;sess_data());</text:p>
        </text:list-item>
        <text:list-item>
          <text:p text:style-name="P95"><text:tab/><text:tab/>$data['list']=$this-&gt;model_article-&gt;get_article();</text:p>
        </text:list-item>
        <text:list-item>
          <text:p text:style-name="P95"><text:tab/><text:tab/>$data['content']='admin/article_list';</text:p>
        </text:list-item>
        <text:list-item>
          <text:p text:style-name="P95"><text:tab/><text:tab/>$this-&gt;load-&gt;view('admin/admin', $data);</text:p>
        </text:list-item>
        <text:list-item>
          <text:p text:style-name="P95"><text:tab/>}</text:p>
          <text:p text:style-name="P95"/>
        </text:list-item>
      </text:list>
      <text:p text:style-name="P13"><text:tab/>Fungsi article_list digunakan untuk menampilkan pengumuman. <text:span text:style-name="T93">Baris 66 memanggil fungsi get_articel pada kelas model_article dimana fungsi ini digunakan untuk mengambil data di basis data.</text:span></text:p>
      <text:p text:style-name="P11"/>
      <text:list xml:id="list1205462452598598152" text:style-name="L12">
        <text:list-item>
          <text:p text:style-name="P142">public function article_detail($id)</text:p>
        </text:list-item>
        <text:list-item>
          <text:p text:style-name="P121"><text:tab/>{</text:p>
        </text:list-item>
        <text:list-item>
          <text:p text:style-name="P121"><text:tab/><text:tab/># code...</text:p>
        </text:list-item>
        <text:list-item>
          <text:p text:style-name="P121"><text:tab/><text:tab/>$data['user']=$this-&gt;sess_data();</text:p>
        </text:list-item>
        <text:list-item>
          <text:p text:style-name="P121"><text:tab/><text:tab/>$data['level']=$this-&gt;getLevel($this-&gt;sess_data());</text:p>
        </text:list-item>
        <text:list-item>
          <text:p text:style-name="P121"><text:tab/><text:tab/>$data['detail']=$this-&gt;model_article-&gt;get_article_byID($id);</text:p>
        </text:list-item>
        <text:list-item>
          <text:p text:style-name="P121"><text:tab/><text:tab/>$data['content']='admin/article_detail';</text:p>
        </text:list-item>
        <text:list-item>
          <text:p text:style-name="P121"><text:tab/><text:tab/>$this-&gt;load-&gt;view('admin/admin', $data);</text:p>
        </text:list-item>
        <text:list-item>
          <text:p text:style-name="P121"><text:tab/>} </text:p>
        </text:list-item>
      </text:list>
      <text:p text:style-name="P56"/>
      <text:p text:style-name="P14"><text:tab/></text:p>
      <text:p text:style-name="P16"><text:tab/>Fungsi article_detail digunakan untuk menampilkan pengumuman yang dipilih secara spesifik sesuai dengan kriteria. Baris 75 memanggil fungsi get_articel_byID dengan mengirimkan parameter id pada kelas model_article dimana fungsi ini digunakan untuk mengambil data di basis data.</text:p>
      <text:p text:style-name="P12"/>
      <text:list xml:id="list9023581214103080344" text:style-name="L13">
        <text:list-item>
          <text:p text:style-name="P143">public function delete_article($id)</text:p>
        </text:list-item>
        <text:list-item>
          <text:p text:style-name="P122"><text:tab/>{</text:p>
        </text:list-item>
        <text:list-item>
          <text:p text:style-name="P122"><text:tab/><text:tab/># code...</text:p>
        </text:list-item>
        <text:list-item>
          <text:p text:style-name="P122"><text:tab/><text:tab/>$_id=$id;</text:p>
        </text:list-item>
        <text:list-item>
          <text:p text:style-name="P122"><text:tab/><text:tab/>$hapus=$this-&gt;model_article-&gt;delete($_id);</text:p>
        </text:list-item>
        <text:list-item>
          <text:p text:style-name="P122"><text:tab/><text:tab/>redirect('admin/article_list','refresh');</text:p>
        </text:list-item>
        <text:list-item>
          <text:p text:style-name="P122"><text:tab/>}</text:p>
        </text:list-item>
      </text:list>
      <text:p text:style-name="P15"/>
      <text:p text:style-name="P15"><text:soft-page-break/><text:tab/>Fungsi delete_article digunakan untuk menghapus pengumuman yang sesuai kriteria yang ditentukan. Baris <text:span text:style-name="T94">83</text:span> memanggil fungsi delete pada <text:span text:style-name="T26">kelas model_article dengan menyertakan parameter id.</text:span></text:p>
      <text:list xml:id="list4247412043502561112" text:style-name="L14">
        <text:list-item>
          <text:p text:style-name="P139">public function user_list()</text:p>
        </text:list-item>
        <text:list-item>
          <text:p text:style-name="P103"><text:tab/>{</text:p>
        </text:list-item>
        <text:list-item>
          <text:p text:style-name="P103"><text:tab/><text:tab/># code...</text:p>
        </text:list-item>
        <text:list-item>
          <text:p text:style-name="P103"><text:tab/><text:tab/>$data['user']=$this-&gt;sess_data();</text:p>
        </text:list-item>
        <text:list-item>
          <text:p text:style-name="P103"><text:tab/><text:tab/>$data['level']=$this-&gt;getLevel($this-&gt;sess_data());</text:p>
        </text:list-item>
        <text:list-item>
          <text:p text:style-name="P103"><text:tab/><text:tab/>$data['list']=$this-&gt;model_login-&gt;getDaftarUser();</text:p>
        </text:list-item>
        <text:list-item>
          <text:p text:style-name="P103"><text:tab/><text:tab/>$data['content']='admin/user_list';</text:p>
        </text:list-item>
        <text:list-item>
          <text:p text:style-name="P103"><text:tab/><text:tab/>$this-&gt;load-&gt;view('admin/admin', $data);</text:p>
        </text:list-item>
        <text:list-item>
          <text:p text:style-name="P103"><text:tab/>}</text:p>
          <text:p text:style-name="P123"/>
        </text:list-item>
      </text:list>
      <text:p text:style-name="P17"><text:span text:style-name="T26"><text:tab/>Fungsi user_list digunakan untuk menampilkan pengguna yang terdaftar di basis data. Baris </text:span><text:span text:style-name="T30">91</text:span><text:span text:style-name="T26"> memanggil fungsi getDaftarUser pada kelas model_login dimana fungsi ini digunakan untuk mengambil data pengguna yang ada di <text:s/>basis data.</text:span></text:p>
      <text:list xml:id="list5416349403051885679" text:style-name="L15">
        <text:list-item>
          <text:p text:style-name="P140">public function user_add($value='')</text:p>
        </text:list-item>
        <text:list-item>
          <text:p text:style-name="P104"><text:tab/>{</text:p>
        </text:list-item>
        <text:list-item>
          <text:p text:style-name="P104"><text:tab/><text:tab/># code...</text:p>
        </text:list-item>
        <text:list-item>
          <text:p text:style-name="P104"><text:tab/><text:tab/>$data['user']=$this-&gt;sess_data();</text:p>
        </text:list-item>
        <text:list-item>
          <text:p text:style-name="P104"><text:tab/><text:tab/>$data['level']=$this-&gt;getLevel($this-&gt;sess_data());</text:p>
        </text:list-item>
        <text:list-item>
          <text:p text:style-name="P104"><text:tab/><text:tab/>$data['content']='admin/input_user';</text:p>
        </text:list-item>
        <text:list-item>
          <text:p text:style-name="P104"><text:tab/><text:tab/>$this-&gt;load-&gt;view('admin/admin', $data);</text:p>
        </text:list-item>
        <text:list-item>
          <text:p text:style-name="P104"><text:tab/>}</text:p>
          <text:p text:style-name="P124"/>
        </text:list-item>
      </text:list>
      <text:p text:style-name="P17"><text:span text:style-name="T27"><text:tab/>Fungsi article_update </text:span><text:span text:style-name="T28">digunakan untuk memanggil </text:span><text:span text:style-name="T10">view</text:span><text:span text:style-name="T28"> admin dengan menyertakan data </text:span><text:span text:style-name="T10">user, </text:span><text:span text:style-name="T28">level dan </text:span><text:span text:style-name="T10">content</text:span><text:span text:style-name="T28"> . Data </text:span><text:span text:style-name="T10">user </text:span><text:span text:style-name="T28">merupakan session pengguna yang login, data level </text:span><text:soft-page-break/><text:span text:style-name="T28">merupakan level pengguna yang login dan data </text:span><text:span text:style-name="T10">content </text:span><text:span text:style-name="T28">merupakan </text:span><text:span text:style-name="T10">form</text:span><text:span text:style-name="T28"> </text:span><text:span text:style-name="T27">update</text:span><text:span text:style-name="T28"> pengumuman.</text:span><text:span text:style-name="T29"> </text:span></text:p>
      <text:list xml:id="list2607512450926075383" text:style-name="L16">
        <text:list-item>
          <text:p text:style-name="P149">public function do_user_add()</text:p>
        </text:list-item>
        <text:list-item>
          <text:p text:style-name="P100"><text:tab/>{</text:p>
        </text:list-item>
        <text:list-item>
          <text:p text:style-name="P100"><text:tab/><text:tab/># code...</text:p>
        </text:list-item>
        <text:list-item>
          <text:p text:style-name="P100"><text:tab/><text:tab/>$username=$this-&gt;input-&gt;post('username', TRUE);;</text:p>
        </text:list-item>
        <text:list-item>
          <text:p text:style-name="P100"><text:tab/><text:tab/>$pass=$this-&gt;input-&gt;post('password', TRUE);</text:p>
        </text:list-item>
        <text:list-item>
          <text:p text:style-name="P100"><text:tab/><text:tab/>$level=$this-&gt;input-&gt;post('level', TRUE);;</text:p>
        </text:list-item>
        <text:list-item>
          <text:p text:style-name="P100"><text:tab/><text:tab/>$tgl=new MongoDate();</text:p>
        </text:list-item>
        <text:list-item>
          <text:p text:style-name="P100"><text:tab/><text:tab/>$_id=hash('sha1',$username);</text:p>
        </text:list-item>
        <text:list-item>
          <text:p text:style-name="P100"><text:tab/><text:tab/>$password=md5($pass);</text:p>
        </text:list-item>
        <text:list-item>
          <text:p text:style-name="P100"><text:tab/><text:tab/>$this-&gt;model_login-&gt;addUser($_id,$username,$password,$tgl,$level);</text:p>
        </text:list-item>
        <text:list-item>
          <text:p text:style-name="P100"><text:tab/><text:tab/>redirect('admin/user_list','refresh');</text:p>
        </text:list-item>
        <text:list-item>
          <text:p text:style-name="P100"/>
        </text:list-item>
        <text:list-item>
          <text:p text:style-name="P100"><text:tab/>}</text:p>
        </text:list-item>
      </text:list>
      <text:p text:style-name="P33"/>
      <text:p text:style-name="P18"><text:span text:style-name="T27"><text:tab/>Fungsi do_</text:span><text:span text:style-name="T26">use</text:span><text:span text:style-name="T32">r</text:span><text:span text:style-name="T26">_add </text:span><text:span text:style-name="T27">akan memproses isian yang telah dikirimkan untuk diisikan ke basisdata.</text:span><text:span text:style-name="T26"> </text:span><text:span text:style-name="T32">Baris 109 membuat variabel tgl yang isinya tanggal saat data pengguna ditambahkan. </text:span><text:span text:style-name="T26">Baris 110 membuat atribut id yang merupakan hasil hash dari username.</text:span><text:span text:style-name="T27"> </text:span><text:span text:style-name="T32">Baris 111 mengenkripsi password yang telah diisikan.</text:span><text:span text:style-name="T27"> Baris </text:span><text:span text:style-name="T26">112</text:span><text:span text:style-name="T27"> akan merupakan proses pengiriman data ke </text:span><text:span text:style-name="T26">fungsi addUser yang terdapat pada</text:span><text:span text:style-name="T27"> kelas model_</text:span><text:span text:style-name="T26">login</text:span><text:span text:style-name="T27"> untuk selanjutnya diisikan ke basis data. </text:span></text:p>
      <text:list xml:id="list3616214692278402788" text:style-name="L17">
        <text:list-item>
          <text:p text:style-name="P96">public function update_password($id)</text:p>
        </text:list-item>
        <text:list-item>
          <text:p text:style-name="P96"><text:tab/>{</text:p>
        </text:list-item>
        <text:list-item>
          <text:p text:style-name="P96"><text:tab/><text:tab/># code...</text:p>
        </text:list-item>
        <text:list-item>
          <text:p text:style-name="P96"><text:tab/><text:tab/>$data['user']=$this-&gt;sess_data();</text:p>
        </text:list-item>
        <text:list-item>
          <text:p text:style-name="P96"><text:tab/><text:tab/>$data['level']=$this-&gt;getLevel($this-&gt;sess_data());</text:p>
        </text:list-item>
        <text:list-item>
          <text:p text:style-name="P96"><text:tab/><text:tab/>$data['detail']=$this-&gt;model_login-&gt;get_user_byName($id);</text:p>
        </text:list-item>
        <text:list-item>
          <text:p text:style-name="P96"><text:tab/><text:tab/>$data['readonly']='';</text:p>
        </text:list-item>
        <text:list-item>
          <text:p text:style-name="P96"><text:tab/><text:tab/>$data['status']='password';</text:p>
        </text:list-item>
        <text:list-item>
          <text:p text:style-name="P96"><text:tab/><text:tab/>$data['content']='admin/update_user';</text:p>
        </text:list-item>
        <text:list-item>
          <text:p text:style-name="P96"><text:soft-page-break/><text:tab/><text:tab/>$this-&gt;load-&gt;view('admin/admin', $data);</text:p>
        </text:list-item>
        <text:list-item>
          <text:p text:style-name="P96"/>
        </text:list-item>
        <text:list-item>
          <text:p text:style-name="P96"/>
        </text:list-item>
        <text:list-item>
          <text:p text:style-name="P96"><text:tab/>}</text:p>
        </text:list-item>
      </text:list>
      <text:p text:style-name="P28"/>
      <text:p text:style-name="P18"><text:span text:style-name="T27"><text:tab/>Fungsi update_</text:span><text:span text:style-name="T26">password</text:span><text:span text:style-name="T27"> </text:span><text:span text:style-name="T28">digunakan untuk memanggil </text:span><text:span text:style-name="T10">view</text:span><text:span text:style-name="T28"> admin dengan menyertakan data </text:span><text:span text:style-name="T10">user, </text:span><text:span text:style-name="T28">level dan </text:span><text:span text:style-name="T10">content</text:span><text:span text:style-name="T28"> . Data </text:span><text:span text:style-name="T10">user </text:span><text:span text:style-name="T28">merupakan session pengguna yang login, data level merupakan level pengguna yang login dan data </text:span><text:span text:style-name="T10">content </text:span><text:span text:style-name="T28">merupakan </text:span><text:span text:style-name="T10">form</text:span><text:span text:style-name="T28"> </text:span><text:span text:style-name="T27">update</text:span><text:span text:style-name="T28"> </text:span><text:span text:style-name="T31">password</text:span><text:span text:style-name="T28">.</text:span><text:span text:style-name="T29"> </text:span></text:p>
      <text:list xml:id="list3178781427959141550" text:style-name="L18">
        <text:list-item>
          <text:p text:style-name="P101">public function do_pass_update()</text:p>
        </text:list-item>
        <text:list-item>
          <text:p text:style-name="P101"><text:tab/>{</text:p>
        </text:list-item>
        <text:list-item>
          <text:p text:style-name="P101"><text:tab/><text:tab/># code...</text:p>
        </text:list-item>
        <text:list-item>
          <text:p text:style-name="P101"><text:tab/><text:tab/>$_id=$this-&gt;input-&gt;post('id', TRUE);</text:p>
        </text:list-item>
        <text:list-item>
          <text:p text:style-name="P101"><text:tab/><text:tab/>$username=$this-&gt;input-&gt;post('username', TRUE);</text:p>
        </text:list-item>
        <text:list-item>
          <text:p text:style-name="P101"><text:tab/><text:tab/>$pass=$this-&gt;input-&gt;post('password', TRUE);</text:p>
        </text:list-item>
        <text:list-item>
          <text:p text:style-name="P101"><text:tab/><text:tab/>$tgl=new MongoDate();</text:p>
        </text:list-item>
        <text:list-item>
          <text:p text:style-name="P101"><text:tab/><text:tab/></text:p>
        </text:list-item>
        <text:list-item>
          <text:p text:style-name="P101"><text:tab/><text:tab/>$password=md5($pass);</text:p>
        </text:list-item>
        <text:list-item>
          <text:p text:style-name="P101"><text:tab/><text:tab/>$this-&gt;model_login-&gt;update_pass($_id,$username,$password,$tgl);</text:p>
        </text:list-item>
        <text:list-item>
          <text:p text:style-name="P101"><text:tab/><text:tab/>redirect('admin/user_list','refresh');</text:p>
        </text:list-item>
        <text:list-item>
          <text:p text:style-name="P101"><text:tab/>}</text:p>
        </text:list-item>
      </text:list>
      <text:p text:style-name="P34"/>
      <text:p text:style-name="P21"><text:span text:style-name="T29"><text:tab/></text:span><text:span text:style-name="T79">Fungsi do_</text:span><text:span text:style-name="T78">pass_update</text:span><text:span text:style-name="T79"> akan memproses isian yang telah dikirimkan untuk diisikan ke basisdata. Baris </text:span><text:span text:style-name="T78">138</text:span><text:span text:style-name="T79"> merupakan proses pengiriman data ke kelas model_</text:span><text:span text:style-name="T78">login</text:span><text:span text:style-name="T79"> untuk selanjutnya diisikan ke basis data. Baris </text:span><text:span text:style-name="T78">139</text:span><text:span text:style-name="T79"> berfungsi untuk mengarahkan ke <text:s/>fungsi </text:span><text:span text:style-name="T80">u</text:span><text:span text:style-name="T81">ser</text:span><text:span text:style-name="T79">_list pada </text:span><text:span text:style-name="T87">controller </text:span><text:span text:style-name="T79">admin.</text:span></text:p>
      <text:list xml:id="list3127271996588424903" text:style-name="L19">
        <text:list-item>
          <text:p text:style-name="P97">public function update_user($id)</text:p>
        </text:list-item>
        <text:list-item>
          <text:p text:style-name="P97"><text:tab/>{</text:p>
        </text:list-item>
        <text:list-item>
          <text:p text:style-name="P97"><text:tab/><text:tab/># code...</text:p>
        </text:list-item>
        <text:list-item>
          <text:p text:style-name="P97"><text:tab/><text:tab/>$data['user']=$this-&gt;sess_data();</text:p>
        </text:list-item>
        <text:list-item>
          <text:p text:style-name="P97"><text:tab/><text:tab/>$data['level']=$this-&gt;getLevel($this-&gt;sess_data());</text:p>
        </text:list-item>
        <text:list-item>
          <text:p text:style-name="P97"><text:soft-page-break/><text:tab/><text:tab/>$data['detail']=$this-&gt;model_login-&gt;get_user_byID($id);</text:p>
        </text:list-item>
        <text:list-item>
          <text:p text:style-name="P97"><text:tab/><text:tab/>$data['readonly']='readonly';</text:p>
        </text:list-item>
        <text:list-item>
          <text:p text:style-name="P97"><text:tab/><text:tab/>$data['status']='user';</text:p>
        </text:list-item>
        <text:list-item>
          <text:p text:style-name="P97"><text:tab/><text:tab/>$data['content']='admin/update_user';</text:p>
        </text:list-item>
        <text:list-item>
          <text:p text:style-name="P97"><text:tab/><text:tab/>$this-&gt;load-&gt;view('admin/admin', $data);</text:p>
        </text:list-item>
        <text:list-item>
          <text:p text:style-name="P97"><text:tab/>}</text:p>
        </text:list-item>
      </text:list>
      <text:p text:style-name="P29"/>
      <text:p text:style-name="P19"><text:span text:style-name="T27"><text:tab/>Fungsi update_</text:span><text:span text:style-name="T33">user</text:span><text:span text:style-name="T27"> </text:span><text:span text:style-name="T28">digunakan untuk memanggil </text:span><text:span text:style-name="T10">view</text:span><text:span text:style-name="T28"> admin dengan menyertakan data </text:span><text:span text:style-name="T10">user, </text:span><text:span text:style-name="T28">level dan </text:span><text:span text:style-name="T10">content</text:span><text:span text:style-name="T28"> . Data </text:span><text:span text:style-name="T10">user </text:span><text:span text:style-name="T28">merupakan session pengguna yang login, data level merupakan level pengguna yang login dan data </text:span><text:span text:style-name="T10">content </text:span><text:span text:style-name="T28">merupakan </text:span><text:span text:style-name="T10">form</text:span><text:span text:style-name="T28"> </text:span><text:span text:style-name="T27">update</text:span><text:span text:style-name="T28"> </text:span><text:span text:style-name="T33">user</text:span><text:span text:style-name="T28">.</text:span><text:span text:style-name="T29"> </text:span></text:p>
      <text:list xml:id="list7125462081083325358" text:style-name="L20">
        <text:list-item>
          <text:p text:style-name="P102">public function do_user_update()</text:p>
        </text:list-item>
        <text:list-item>
          <text:p text:style-name="P102"><text:tab/>{</text:p>
        </text:list-item>
        <text:list-item>
          <text:p text:style-name="P102"><text:tab/><text:tab/># code...</text:p>
        </text:list-item>
        <text:list-item>
          <text:p text:style-name="P102"><text:tab/><text:tab/>$_id=$this-&gt;input-&gt;post('id', TRUE);</text:p>
        </text:list-item>
        <text:list-item>
          <text:p text:style-name="P102"><text:tab/><text:tab/>$username=$this-&gt;input-&gt;post('username', TRUE);;</text:p>
        </text:list-item>
        <text:list-item>
          <text:p text:style-name="P102"><text:tab/><text:tab/>$pass=$this-&gt;input-&gt;post('password', TRUE);</text:p>
        </text:list-item>
        <text:list-item>
          <text:p text:style-name="P102"><text:tab/><text:tab/>$level=$this-&gt;input-&gt;post('level', TRUE);;</text:p>
        </text:list-item>
        <text:list-item>
          <text:p text:style-name="P102"><text:tab/><text:tab/>$tgl=new MongoDate();</text:p>
        </text:list-item>
        <text:list-item>
          <text:p text:style-name="P102"><text:tab/><text:tab/></text:p>
        </text:list-item>
        <text:list-item>
          <text:p text:style-name="P102"><text:tab/><text:tab/>$password=md5($pass);</text:p>
        </text:list-item>
        <text:list-item>
          <text:p text:style-name="P102"><text:tab/><text:tab/>$this-&gt;model_login-&gt;update_user($_id,$username,$password,$tgl,$level);</text:p>
        </text:list-item>
        <text:list-item>
          <text:p text:style-name="P102"><text:tab/><text:tab/>redirect('admin/user_list','refresh');</text:p>
        </text:list-item>
        <text:list-item>
          <text:p text:style-name="P102"><text:tab/>}</text:p>
        </text:list-item>
      </text:list>
      <text:p text:style-name="P50"/>
      <text:p text:style-name="P22"><text:span text:style-name="T79"><text:tab/>Fungsi do_</text:span><text:span text:style-name="T82">pass_update</text:span><text:span text:style-name="T79"> akan memproses isian yang telah dikirimkan untuk diisikan ke basisdata. Baris </text:span><text:span text:style-name="T83">162</text:span><text:span text:style-name="T79"> merupakan proses pengiriman data ke kelas model_</text:span><text:span text:style-name="T82">login</text:span><text:span text:style-name="T79"> untuk selanjutnya diisikan ke basis data. Baris </text:span><text:span text:style-name="T83">163</text:span><text:span text:style-name="T79"> berfungsi untuk mengarahkan ke <text:s/>fungsi </text:span><text:span text:style-name="T80">u</text:span><text:span text:style-name="T81">ser</text:span><text:span text:style-name="T79">_list pada </text:span><text:span text:style-name="T87">controller </text:span><text:span text:style-name="T79">admin.</text:span></text:p>
      <text:list xml:id="list488704990024339891" text:style-name="L21">
        <text:list-item>
          <text:p text:style-name="P98">public function user_delete($id)</text:p>
        </text:list-item>
        <text:list-item>
          <text:p text:style-name="P98"><text:tab/>{</text:p>
        </text:list-item>
        <text:list-item>
          <text:p text:style-name="P98"><text:soft-page-break/><text:tab/><text:tab/># code...</text:p>
        </text:list-item>
        <text:list-item>
          <text:p text:style-name="P98"><text:tab/><text:tab/>$this-&gt;model_login-&gt;delete_user($id);</text:p>
        </text:list-item>
        <text:list-item>
          <text:p text:style-name="P98"><text:tab/><text:tab/>redirect('admin/user_list','refresh');</text:p>
        </text:list-item>
        <text:list-item>
          <text:p text:style-name="P98"><text:tab/>}</text:p>
        </text:list-item>
      </text:list>
      <text:p text:style-name="P30"><text:tab/></text:p>
      <text:p text:style-name="P20"><text:span text:style-name="T27"><text:tab/>Fungsi </text:span><text:span text:style-name="T34">user_delete </text:span><text:span text:style-name="T27">digunakan untuk menghapus pengumuman yang sesuai kriteria yang ditentukan. Baris </text:span><text:span text:style-name="T34">168</text:span><text:span text:style-name="T27"> memanggil fungsi delete pada kelas model_article dengan menyertakan parameter id.</text:span></text:p>
      <text:p text:style-name="P10"><text:span text:style-name="T27">4.</text:span><text:span text:style-name="T26">1.3<text:tab/></text:span><text:span text:style-name="T9">Controller home</text:span></text:p>
      <text:p text:style-name="P40"><text:tab/><text:span text:style-name="T4">Controller home </text:span><text:span text:style-name="T2">digunakan untuk menangani proses yang terjadi pada halaman muka website.</text:span></text:p>
      <text:list xml:id="list4078146006248959182" text:style-name="L22">
        <text:list-item>
          <text:p text:style-name="P105">class home extends CI_Controller {</text:p>
        </text:list-item>
        <text:list-item>
          <text:p text:style-name="P106"><text:tab/>public function __construct()</text:p>
        </text:list-item>
        <text:list-item>
          <text:p text:style-name="P106"><text:tab/>{</text:p>
        </text:list-item>
        <text:list-item>
          <text:p text:style-name="P106"><text:tab/><text:tab/>parent::__construct();</text:p>
        </text:list-item>
        <text:list-item>
          <text:p text:style-name="P106"><text:tab/><text:tab/>$this-&gt;load-&gt;model('model_article');</text:p>
        </text:list-item>
        <text:list-item>
          <text:p text:style-name="P106"><text:tab/><text:tab/>$this-&gt;load-&gt;library('mongoquery');</text:p>
        </text:list-item>
        <text:list-item>
          <text:p text:style-name="P106"><text:tab/>}</text:p>
        </text:list-item>
      </text:list>
      <text:p text:style-name="P76"/>
      <text:p text:style-name="P31"><text:tab/>Baris 1 merupakan inisialisasi kelas home yang merupakan <text:span text:style-name="T9">controller framework </text:span>Codeigniter. Baris 2-7 merupakan konstruktor kelas diamana pada konstruktor ini dipanggil library mongoquery dan kelas model_article.</text:p>
      <text:list xml:id="list2778158069818915987" text:style-name="L23">
        <text:list-item>
          <text:p text:style-name="P107">public function index()</text:p>
        </text:list-item>
        <text:list-item>
          <text:p text:style-name="P107"><text:tab/>{</text:p>
        </text:list-item>
        <text:list-item>
          <text:p text:style-name="P107"><text:tab/><text:tab/>$data['article']=$this-&gt;model_article-&gt;get_article_limit(5);</text:p>
        </text:list-item>
        <text:list-item>
          <text:p text:style-name="P107"><text:tab/><text:tab/>$this-&gt;load-&gt;view('home/index',$data);</text:p>
        </text:list-item>
        <text:list-item>
          <text:p text:style-name="P107"><text:tab/>}</text:p>
        </text:list-item>
      </text:list>
      <text:p text:style-name="P59"/>
      <text:p text:style-name="P31"><text:tab/>Fungsi index memproses pengambilan lima pengumuman terbaru melalui fungsi get_article_limit yang terdapat pada kelas <text:soft-page-break/>model_article.</text:p>
      <text:list xml:id="list5952881452464381317" text:style-name="L24">
        <text:list-item>
          <text:p text:style-name="P108">public function article_list()</text:p>
        </text:list-item>
        <text:list-item>
          <text:p text:style-name="P108"><text:tab/>{</text:p>
        </text:list-item>
        <text:list-item>
          <text:p text:style-name="P108"><text:tab/><text:tab/># code...</text:p>
        </text:list-item>
        <text:list-item>
          <text:p text:style-name="P108"><text:tab/><text:tab/>$data['title']='Pengumuman';</text:p>
        </text:list-item>
        <text:list-item>
          <text:p text:style-name="P108"><text:tab/><text:tab/>$data['article']=$this-&gt;model_article-&gt;get_article();</text:p>
        </text:list-item>
        <text:list-item>
          <text:p text:style-name="P108"><text:tab/><text:tab/>$this-&gt;load-&gt;view('home/list_article', $data);</text:p>
        </text:list-item>
        <text:list-item>
          <text:p text:style-name="P108"><text:tab/>}</text:p>
        </text:list-item>
      </text:list>
      <text:p text:style-name="P31"/>
      <text:p text:style-name="P31"><text:tab/><text:span text:style-name="T95">Fungsi article_list memproses pengambilan keseluruhan data pengumuman. Baris 17 memanggil fungsi get_article yang terdapat pada kelas model_article.</text:span></text:p>
      <text:list xml:id="list3440059780265951086" text:style-name="L25">
        <text:list-item>
          <text:p text:style-name="P109">public function article_byKat($kat)</text:p>
        </text:list-item>
        <text:list-item>
          <text:p text:style-name="P109"><text:tab/>{</text:p>
        </text:list-item>
        <text:list-item>
          <text:p text:style-name="P109"><text:tab/><text:tab/># code...</text:p>
        </text:list-item>
        <text:list-item>
          <text:p text:style-name="P109"><text:tab/><text:tab/>$data['title']='Pengumuman';</text:p>
        </text:list-item>
        <text:list-item>
          <text:p text:style-name="P109"><text:tab/><text:tab/>$data['article']=$this-&gt;model_article-&gt;get_article_byKat($kat);</text:p>
        </text:list-item>
        <text:list-item>
          <text:p text:style-name="P109"><text:tab/><text:tab/>$this-&gt;load-&gt;view('home/list_article',$data);</text:p>
        </text:list-item>
        <text:list-item>
          <text:p text:style-name="P109"><text:tab/>}</text:p>
        </text:list-item>
      </text:list>
      <text:p text:style-name="P32"><text:tab/></text:p>
      <text:p text:style-name="P32"><text:tab/>Fungsi article_byKat memproses pengambilan pemngumuman sesuai dengan kategori pengumuman. Baris 24 memanggil fungsi get_article_byKat pada kelas model_article dengan menyertakan parameter yang merupakan kategori yang dipilih.</text:p>
      <text:list xml:id="list9016153512187396567" text:style-name="L26">
        <text:list-item>
          <text:p text:style-name="P110">public function article_detail($id)</text:p>
        </text:list-item>
        <text:list-item>
          <text:p text:style-name="P110"><text:tab/>{</text:p>
        </text:list-item>
        <text:list-item>
          <text:p text:style-name="P110"><text:tab/><text:tab/># code...</text:p>
        </text:list-item>
        <text:list-item>
          <text:p text:style-name="P110"><text:tab/><text:tab/>$data['title']='Pengumuman';</text:p>
        </text:list-item>
        <text:list-item>
          <text:p text:style-name="P110"><text:tab/><text:tab/>$data['article']=$this-&gt;model_article-&gt;get_article_byID($id);</text:p>
        </text:list-item>
        <text:list-item>
          <text:p text:style-name="P110"><text:tab/><text:tab/>$this-&gt;load-&gt;view('home/detail_article',$data);</text:p>
        </text:list-item>
        <text:list-item>
          <text:p text:style-name="P110"><text:tab/>}</text:p>
        </text:list-item>
      </text:list>
      <text:p text:style-name="P32"><text:soft-page-break/></text:p>
      <text:p text:style-name="P32"><text:tab/>Fungsi article_detail memproses pengambilan pengumuan sesuai dengan kriteria id yang dpilih. </text:p>
      <text:p text:style-name="P41">4.1.4 Model Login</text:p>
      <text:p text:style-name="P35"><text:tab/>Kelas model login menghubungkan antara <text:span text:style-name="T9">controller </text:span>dengan basisdata Mongodb melalaui fungsi-fungsi yang terdapat pada <text:span text:style-name="T9">library</text:span>. Kelas model login utamanya menghubungkan <text:span text:style-name="T9">collection user </text:span>yang terdapat pada basis data blog.</text:p>
      <text:list xml:id="list822600722135847176" text:style-name="L27">
        <text:list-item>
          <text:p text:style-name="P88">class Model_login extends CI_Model {</text:p>
        </text:list-item>
        <text:list-item>
          <text:p text:style-name="P88"><text:tab/>protected $collection='user' ;</text:p>
        </text:list-item>
        <text:list-item>
          <text:p text:style-name="P88"><text:tab/>function Model_login(){</text:p>
        </text:list-item>
        <text:list-item>
          <text:p text:style-name="P88"><text:tab/><text:tab/>parent::__construct();</text:p>
        </text:list-item>
        <text:list-item>
          <text:p text:style-name="P88"><text:tab/>}</text:p>
          <text:p text:style-name="P150">Baris 1 merupakan inisialisasi dari kelas model_login yang</text:p>
        </text:list-item>
      </text:list>
      <text:p text:style-name="P85"><text:span text:style-name="T69">merupakan </text:span><text:span text:style-name="T70">model dari </text:span><text:span text:style-name="T60">framework </text:span><text:span text:style-name="T70">Codeigniter. Baris 2 merupakan variabel yang mendefinisikan nama </text:span><text:span text:style-name="T60">collection. </text:span><text:span text:style-name="T70">Baris 3 merupakan konstruktor dari kelas model_login.</text:span></text:p>
      <text:p text:style-name="P84"><text:span text:style-name="T60"><text:tab/></text:span><text:span text:style-name="T70"> </text:span></text:p>
      <text:list xml:id="list91935931696057" text:continue-numbering="true" text:style-name="L27">
        <text:list-header>
          <text:p text:style-name="P88"/>
        </text:list-header>
        <text:list-item>
          <text:p text:style-name="P88"><text:tab/>public function cekLogin($username='',$password='')</text:p>
        </text:list-item>
        <text:list-item>
          <text:p text:style-name="P88"><text:tab/>{</text:p>
        </text:list-item>
        <text:list-item>
          <text:p text:style-name="P88"><text:tab/><text:tab/># code...</text:p>
        </text:list-item>
        <text:list-item>
          <text:p text:style-name="P88">$data=array('username'=&gt;$username,'password'=&gt;$password);</text:p>
        </text:list-item>
        <text:list-item>
          <text:p text:style-name="P88">$result=$this-&gt;mongoquery-&gt;get_where($this-&gt;collection,$data);</text:p>
        </text:list-item>
        <text:list-item>
          <text:p text:style-name="P88"><text:tab/><text:tab/>if(!empty($result)){</text:p>
        </text:list-item>
        <text:list-item>
          <text:p text:style-name="P88"><text:tab/><text:tab/><text:tab/>return TRUE;</text:p>
        </text:list-item>
        <text:list-item>
          <text:p text:style-name="P88"><text:tab/><text:tab/>}</text:p>
        </text:list-item>
        <text:list-item>
          <text:p text:style-name="P88"><text:tab/>}</text:p>
        </text:list-item>
      </text:list>
      <text:p text:style-name="P63"><text:tab/><text:span text:style-name="T97">Fungsi cekLogin dengan parameter </text:span><text:span text:style-name="T98">username</text:span><text:span text:style-name="T97"> dan </text:span><text:span text:style-name="T98">password.</text:span><text:span text:style-name="T97"> Parameter ini akan digunakan untuk melakukan pengecekan apakah terdapat data yang dimaksud pada baisdata. Baris 9 memanggil fungsi get_where yang terdapat pada library </text:span><text:soft-page-break/><text:span text:style-name="T97">mongoquey, fungsi ini akan melakukan pengambilan data di basisdata sesuai dengan kriteria. Baris 11 jika data ditemukan maka nilai kembalian adalah benar(</text:span><text:span text:style-name="T98">true</text:span><text:span text:style-name="T97">).</text:span></text:p>
      <text:list xml:id="list91934019218250" text:continue-numbering="true" text:style-name="L27">
        <text:list-item>
          <text:p text:style-name="P88">public function getDaftarUser()</text:p>
        </text:list-item>
        <text:list-item>
          <text:p text:style-name="P88"><text:tab/>{</text:p>
        </text:list-item>
        <text:list-item>
          <text:p text:style-name="P88"><text:tab/><text:tab/># code...</text:p>
        </text:list-item>
        <text:list-item>
          <text:p text:style-name="P88"><text:tab/><text:tab/>$result=$this-&gt;mongoquery-&gt;get($this-&gt;collection);</text:p>
        </text:list-item>
        <text:list-item>
          <text:p text:style-name="P88"><text:tab/><text:tab/>return $result;</text:p>
        </text:list-item>
        <text:list-item>
          <text:p text:style-name="P88"><text:tab/>}</text:p>
        </text:list-item>
      </text:list>
      <text:p text:style-name="P63"><text:tab/><text:span text:style-name="T70">Fungsi getDaftarUser memproses pengambilan data secara keseluruhan dari </text:span><text:span text:style-name="T60">collection user. </text:span><text:span text:style-name="T70">Baris 18 memanggil fungsi get yang terdapat pada </text:span><text:span text:style-name="T60">library </text:span><text:span text:style-name="T70">mongoquery.</text:span><text:span text:style-name="T96"> </text:span></text:p>
      <text:list xml:id="list91934414511819" text:continue-numbering="true" text:style-name="L27">
        <text:list-item>
          <text:p text:style-name="P88">public function get_level($username)</text:p>
        </text:list-item>
        <text:list-item>
          <text:p text:style-name="P88"><text:tab/>{</text:p>
        </text:list-item>
        <text:list-item>
          <text:p text:style-name="P88"><text:tab/><text:tab/># code...</text:p>
        </text:list-item>
        <text:list-item>
          <text:p text:style-name="P88"><text:tab/><text:tab/>$result=$this-&gt;mongoquery-&gt;get_where($this-&gt;collection,array('username'=&gt;$username));</text:p>
        </text:list-item>
        <text:list-item>
          <text:p text:style-name="P88"><text:tab/><text:tab/>return $result;</text:p>
        </text:list-item>
        <text:list-item>
          <text:p text:style-name="P88"><text:tab/>}</text:p>
        </text:list-item>
      </text:list>
      <text:p text:style-name="P61"><text:tab/></text:p>
      <text:p text:style-name="P65"><text:span text:style-name="T99"><text:tab/></text:span><text:span text:style-name="T72">Fungsi get_level digunakan untuk mendapatkan data level dari pengguna yang melakukan proses login. Baris 24 memanggil fungsi get_where pada </text:span><text:span text:style-name="T62">library </text:span><text:span text:style-name="T72">mongoquery yang digunakan untuk menemukan data sesuai dengan </text:span><text:span text:style-name="T62">username </text:span><text:span text:style-name="T72">yang login.</text:span></text:p>
      <text:p text:style-name="P60"/>
      <text:list xml:id="list91934598604462" text:continue-numbering="true" text:style-name="L27">
        <text:list-item>
          <text:p text:style-name="P88">public function addUser($_id,$username,$password,$tgl_daftar,$level)</text:p>
        </text:list-item>
        <text:list-item>
          <text:p text:style-name="P88"><text:tab/>{</text:p>
        </text:list-item>
        <text:list-item>
          <text:p text:style-name="P88"><text:tab/><text:tab/># code...</text:p>
        </text:list-item>
        <text:list-item>
          <text:p text:style-name="P88">$data=array('_id'=&gt;$_id,'username'=&gt;$username,'password'=&gt;$password,'tgl_daftar'=&gt;$tgl_daftar,'level'=&gt;$level);</text:p>
        </text:list-item>
        <text:list-item>
          <text:p text:style-name="P88">$this-&gt;mongocrud-&gt;insert($this-&gt;collection,$data);</text:p>
        </text:list-item>
        <text:list-item>
          <text:p text:style-name="P88"><text:tab/>}</text:p>
        </text:list-item>
      </text:list>
      <text:p text:style-name="P61"><text:tab/></text:p>
      <text:p text:style-name="P65"><text:span text:style-name="T99"><text:tab/></text:span><text:span text:style-name="T72">Fungsi addUser memproses pengisian data pengguna yang baru ditambahkan ke basisdata. Baris 30 merupakan proses </text:span><text:soft-page-break/><text:span text:style-name="T72">pengubahan nilai isian kedalam bentuk array. Baris 31 memanggil fungsi insert pada </text:span><text:span text:style-name="T62">library </text:span><text:span text:style-name="T72">mongocrud yang digunakan untuk mengisikan data </text:span><text:span text:style-name="T62">document </text:span><text:span text:style-name="T72">kedalam </text:span><text:span text:style-name="T62">collection.</text:span><text:span text:style-name="T99"> </text:span></text:p>
      <text:p text:style-name="P60"/>
      <text:list xml:id="list91935470417741" text:continue-numbering="true" text:style-name="L27">
        <text:list-item>
          <text:p text:style-name="P88"><text:tab/>public function get_user_byName($_id)</text:p>
        </text:list-item>
        <text:list-item>
          <text:p text:style-name="P88"><text:tab/>{</text:p>
        </text:list-item>
        <text:list-item>
          <text:p text:style-name="P88"><text:tab/><text:tab/># code...</text:p>
        </text:list-item>
        <text:list-item>
          <text:p text:style-name="P88"><text:tab/><text:tab/>$data=array('username'=&gt;$_id);</text:p>
        </text:list-item>
        <text:list-item>
          <text:p text:style-name="P88"><text:tab/><text:tab/>$result=$this-&gt;mongoquery-&gt;get_where($this-&gt;collection,$data);</text:p>
        </text:list-item>
        <text:list-item>
          <text:p text:style-name="P88"><text:tab/><text:tab/>return $result;</text:p>
        </text:list-item>
        <text:list-item>
          <text:p text:style-name="P88"><text:tab/>}</text:p>
        </text:list-item>
      </text:list>
      <text:p text:style-name="P64"><text:tab/></text:p>
      <text:p text:style-name="P64"><text:span text:style-name="T72"><text:tab/>Fungsi get_user_byName memproses pencarian data pada </text:span><text:span text:style-name="T62">collection user</text:span><text:span text:style-name="T72"> sesuai dengan kriteria yang dikirimkan melalui parameter id.</text:span></text:p>
      <text:p text:style-name="P60"/>
      <text:list xml:id="list91935656340701" text:continue-numbering="true" text:style-name="L27">
        <text:list-item>
          <text:p text:style-name="P88">public function get_user_byID($_id)</text:p>
        </text:list-item>
        <text:list-item>
          <text:p text:style-name="P88"><text:tab/>{</text:p>
        </text:list-item>
        <text:list-item>
          <text:p text:style-name="P88"><text:tab/><text:tab/># code...</text:p>
        </text:list-item>
        <text:list-item>
          <text:p text:style-name="P88"><text:tab/><text:tab/>$data=array('_id'=&gt;$_id);</text:p>
        </text:list-item>
        <text:list-item>
          <text:p text:style-name="P88"><text:tab/><text:tab/>$result=$this-&gt;mongoquery-&gt;get_where($this-&gt;collection,$data);</text:p>
        </text:list-item>
        <text:list-item>
          <text:p text:style-name="P88"><text:tab/><text:tab/>return $result;</text:p>
        </text:list-item>
        <text:list-item>
          <text:p text:style-name="P88"><text:tab/>}</text:p>
        </text:list-item>
      </text:list>
      <text:p text:style-name="P61"><text:tab/></text:p>
      <text:p text:style-name="P65"><text:span text:style-name="T99"><text:tab/></text:span><text:span text:style-name="T72">Fungsi get_user_byID memproses pencarian data pada </text:span><text:span text:style-name="T62">collection user </text:span><text:span text:style-name="T72">sesuai dengan kriteria _id yang dikirimkan melalui parameter.</text:span></text:p>
      <text:p text:style-name="P61"/>
      <text:list xml:id="list91934950778503" text:continue-numbering="true" text:style-name="L27">
        <text:list-item>
          <text:p text:style-name="P88">public function update_pass($_id,$username,$password,$tgl_daftar)</text:p>
        </text:list-item>
        <text:list-item>
          <text:p text:style-name="P88"><text:tab/>{</text:p>
        </text:list-item>
        <text:list-item>
          <text:p text:style-name="P88"><text:tab/><text:tab/># code...</text:p>
        </text:list-item>
        <text:list-item>
          <text:p text:style-name="P88"><text:tab/><text:tab/>$option=array('_id'=&gt;$_id);</text:p>
        </text:list-item>
        <text:list-item>
          <text:p text:style-name="P88">$data=array('username'=&gt;$username,'password'=&gt;$password,'tgl_daftar'=&gt;$tgl_daftar);</text:p>
        </text:list-item>
        <text:list-item>
          <text:p text:style-name="P88">$this-&gt;mongocrud-&gt;update($this-&gt;collection,$data,$option);</text:p>
        </text:list-item>
        <text:list-item>
          <text:p text:style-name="P88"><text:tab/>}</text:p>
        </text:list-item>
      </text:list>
      <text:p text:style-name="P61"><text:soft-page-break/><text:tab/></text:p>
      <text:p text:style-name="P65"><text:span text:style-name="T99"><text:tab/></text:span><text:span text:style-name="T72">Fungsi update_pass menangani proses pengubahan data pada </text:span><text:span text:style-name="T62">collection user</text:span><text:span text:style-name="T72">. Baris 50 merupakan inisialisasi kriteria data yang akan diubah. Baris 51 proses pengubahan isian kedalam bentuk array. Baris 52 memanggil fungsi update pada </text:span><text:span text:style-name="T62">library </text:span><text:span text:style-name="T72">mongocrud yang akan mengisikan </text:span><text:span text:style-name="T62">document </text:span><text:span text:style-name="T72">kedalam </text:span><text:span text:style-name="T62">collection user.</text:span></text:p>
      <text:p text:style-name="P77"/>
      <text:list xml:id="list91934711082564" text:continue-numbering="true" text:style-name="L27">
        <text:list-item>
          <text:p text:style-name="P88">public function update_user($_id,$username,$password,$tgl_daftar,$level)</text:p>
        </text:list-item>
        <text:list-item>
          <text:p text:style-name="P88"><text:tab/>{</text:p>
        </text:list-item>
        <text:list-item>
          <text:p text:style-name="P88"><text:tab/><text:tab/># code...</text:p>
        </text:list-item>
        <text:list-item>
          <text:p text:style-name="P88"><text:tab/><text:tab/>$option=array('_id'=&gt;$_id);</text:p>
        </text:list-item>
        <text:list-item>
          <text:p text:style-name="P88">$data=array('username'=&gt;$username,'password'=&gt;$password,'tgl_daftar'=&gt;$tgl_daftar,'level'=&gt;$level);</text:p>
        </text:list-item>
        <text:list-item>
          <text:p text:style-name="P88">$this-&gt;mongocrud-&gt;update($this-&gt;collection,$data,$option);</text:p>
        </text:list-item>
        <text:list-item>
          <text:p text:style-name="P88"><text:tab/>}</text:p>
        </text:list-item>
      </text:list>
      <text:p text:style-name="P62"/>
      <text:p text:style-name="P64"><text:span text:style-name="T99"><text:tab/></text:span><text:span text:style-name="T72">Fungsi update_pass menangani proses pengubahan data pada </text:span><text:span text:style-name="T62">collection user</text:span><text:span text:style-name="T72">. Perbedaan antara fungsi ini dengan fungsi update_pass adalah fungsi ini menangani pengubahan pada level pengguna.</text:span></text:p>
      <text:list xml:id="list91934241298008" text:continue-numbering="true" text:style-name="L27">
        <text:list-item>
          <text:p text:style-name="P88"><text:tab/>public function delete_user($id)</text:p>
        </text:list-item>
        <text:list-item>
          <text:p text:style-name="P88"><text:tab/>{</text:p>
        </text:list-item>
        <text:list-item>
          <text:p text:style-name="P88"><text:tab/><text:tab/># code...</text:p>
        </text:list-item>
        <text:list-item>
          <text:p text:style-name="P88"><text:tab/><text:tab/>$data=array('_id'=&gt;$id);</text:p>
        </text:list-item>
        <text:list-item>
          <text:p text:style-name="P88"><text:tab/><text:tab/>$this-&gt;mongocrud-&gt;delete($this-&gt;collection,$data);</text:p>
        </text:list-item>
        <text:list-item>
          <text:p text:style-name="P88"><text:tab/>}</text:p>
        </text:list-item>
        <text:list-item>
          <text:p text:style-name="P88">}</text:p>
        </text:list-item>
      </text:list>
      <text:p text:style-name="P63"><text:tab/><text:span text:style-name="T71">Fungsi delete_user menangani proses penghapusan data </text:span><text:span text:style-name="T61">document </text:span><text:span text:style-name="T71">sesuai dengan kriteria pada </text:span><text:span text:style-name="T61">collection user.</text:span></text:p>
      <text:p text:style-name="P66"><text:span text:style-name="T77">4.1.2<text:tab/>Model </text:span><text:span text:style-name="T67">Article</text:span></text:p>
      <text:p text:style-name="P66"><text:span text:style-name="T59"><text:tab/></text:span><text:span text:style-name="T68">Kelas model login menghubungkan </text:span><text:span text:style-name="T58">collection </text:span><text:span text:style-name="T57">aricle</text:span><text:span text:style-name="T58"> </text:span><text:span text:style-name="T68">yang </text:span><text:soft-page-break/><text:span text:style-name="T68">terdapat pada basis data blog.</text:span></text:p>
      <text:list xml:id="list4437248924346452797" text:style-name="L28">
        <text:list-item>
          <text:p text:style-name="P111">class Model_article extends CI_Model {</text:p>
        </text:list-item>
        <text:list-item>
          <text:p text:style-name="P111"><text:tab/>protected $collection='article' ;</text:p>
        </text:list-item>
        <text:list-item>
          <text:p text:style-name="P111"><text:tab/>public function __construct()</text:p>
        </text:list-item>
        <text:list-item>
          <text:p text:style-name="P111"><text:tab/>{</text:p>
        </text:list-item>
        <text:list-item>
          <text:p text:style-name="P111"><text:tab/><text:tab/>parent::__construct();</text:p>
        </text:list-item>
        <text:list-item>
          <text:p text:style-name="P111"><text:tab/><text:tab/></text:p>
        </text:list-item>
        <text:list-item>
          <text:p text:style-name="P111"><text:tab/>}</text:p>
        </text:list-item>
      </text:list>
      <text:list xml:id="list91935008538275" text:continue-list="list91934241298008" text:style-name="L27">
        <text:list-header>
          <text:p text:style-name="P151"><text:span text:style-name="T69">Baris 1 merupakan inisialisasi dari kelas model_</text:span><text:span text:style-name="T71">article</text:span><text:span text:style-name="T69"> yang</text:span></text:p>
        </text:list-header>
      </text:list>
      <text:p text:style-name="P86"><text:span text:style-name="T69">merupakan </text:span><text:span text:style-name="T70">model dari </text:span><text:span text:style-name="T60">framework </text:span><text:span text:style-name="T70">Codeigniter. Baris 2 merupakan variabel yang mendefinisikan nama </text:span><text:span text:style-name="T60">collection. </text:span><text:span text:style-name="T70">Baris 3 merupakan konstruktor dari kelas model_</text:span><text:span text:style-name="T71">article</text:span><text:span text:style-name="T70">.</text:span></text:p>
      <text:p text:style-name="P68"><text:tab/></text:p>
      <text:list xml:id="list91936042182147" text:continue-list="list4437248924346452797" text:style-name="L28">
        <text:list-item>
          <text:p text:style-name="P111"><text:tab/>public function input_article($_id,$judul,$kategori,$isi,$tgl)</text:p>
        </text:list-item>
        <text:list-item>
          <text:p text:style-name="P111"><text:tab/>{</text:p>
        </text:list-item>
        <text:list-item>
          <text:p text:style-name="P111"><text:tab/><text:tab/># code...</text:p>
        </text:list-item>
        <text:list-item>
          <text:p text:style-name="P111">$data=array('_id'=&gt;$_id,'judul'=&gt;$judul,'kategori'=&gt;$kategori,'konten'=&gt;$isi,'tgl'=&gt;$tgl);</text:p>
        </text:list-item>
        <text:list-item>
          <text:p text:style-name="P111">$this-&gt;mongocrud-&gt;insert($this-&gt;collection,$data);</text:p>
        </text:list-item>
        <text:list-item>
          <text:p text:style-name="P111"><text:tab/>}</text:p>
        </text:list-item>
      </text:list>
      <text:p text:style-name="P68"/>
      <text:p text:style-name="P67"><text:tab/><text:span text:style-name="T72">Fungsi addUser memproses pengisian data pengguna yang baru ditambahkan ke basisdata. Baris 30 merupakan proses pengubahan nilai isian kedalam bentuk array. Baris 31 memanggil fungsi insert pada </text:span><text:span text:style-name="T62">library </text:span><text:span text:style-name="T72">mongocrud yang digunakan untuk mengisikan data </text:span><text:span text:style-name="T62">document </text:span><text:span text:style-name="T72">kedalam </text:span><text:span text:style-name="T62">collection.</text:span></text:p>
      <text:list xml:id="list91934740314328" text:continue-numbering="true" text:style-name="L28">
        <text:list-item>
          <text:p text:style-name="P111">public function update_article($_id,$judul,$kategori,$isi,$tgl)</text:p>
        </text:list-item>
        <text:list-item>
          <text:p text:style-name="P111"><text:tab/>{</text:p>
        </text:list-item>
        <text:list-item>
          <text:p text:style-name="P111"><text:tab/><text:tab/># code...</text:p>
        </text:list-item>
        <text:list-item>
          <text:p text:style-name="P111">$option=array('_id'=&gt;$_id);</text:p>
        </text:list-item>
        <text:list-item>
          <text:p text:style-name="P111">$data=array('judul'=&gt;$judul,'kategori'=&gt;$kategori,'konten'=&gt;$isi,'tgl'=&gt;$tgl);</text:p>
        </text:list-item>
        <text:list-item>
          <text:p text:style-name="P111">$this-&gt;mongocrud-&gt;update($this-&gt;collection,$data,$option);</text:p>
        </text:list-item>
        <text:list-item>
          <text:p text:style-name="P111"><text:tab/><text:tab/></text:p>
        </text:list-item>
        <text:list-item>
          <text:p text:style-name="P111"><text:tab/>}</text:p>
        </text:list-item>
      </text:list>
      <text:p text:style-name="P68"/>
      <text:p text:style-name="P67"><text:soft-page-break/><text:tab/><text:span text:style-name="T72">Fungsi update_pass menangani proses pengubahan data pada </text:span><text:span text:style-name="T62">collection user</text:span><text:span text:style-name="T72">. Baris </text:span><text:span text:style-name="T73">17</text:span><text:span text:style-name="T72"> merupakan inisialisasi kriteria data yang akan diubah. Baris </text:span><text:span text:style-name="T73">18</text:span><text:span text:style-name="T72"> proses pengubahan isian kedalam bentuk array. Baris </text:span><text:span text:style-name="T73">19</text:span><text:span text:style-name="T72"> memanggil fungsi update pada </text:span><text:span text:style-name="T62">library </text:span><text:span text:style-name="T72">mongocrud yang akan mengisikan </text:span><text:span text:style-name="T62">document </text:span><text:span text:style-name="T72">kedalam </text:span><text:span text:style-name="T62">collection </text:span><text:span text:style-name="T63">article</text:span><text:span text:style-name="T62">.</text:span></text:p>
      <text:p text:style-name="P45"/>
      <text:list xml:id="list91935234401453" text:continue-numbering="true" text:style-name="L28">
        <text:list-item>
          <text:p text:style-name="P141">public function get_article()</text:p>
        </text:list-item>
        <text:list-item>
          <text:p text:style-name="P111"><text:tab/>{</text:p>
        </text:list-item>
        <text:list-item>
          <text:p text:style-name="P111"><text:tab/><text:tab/># code...</text:p>
        </text:list-item>
        <text:list-item>
          <text:p text:style-name="P111"><text:tab/><text:tab/>$result=$this-&gt;mongoquery-&gt;order_by('article',array('tgl'=&gt;'DESC'));</text:p>
        </text:list-item>
        <text:list-item>
          <text:p text:style-name="P111"><text:tab/><text:tab/>return $result;</text:p>
        </text:list-item>
        <text:list-item>
          <text:p text:style-name="P111"><text:tab/>}</text:p>
        </text:list-item>
      </text:list>
      <text:p text:style-name="P68"><text:tab/></text:p>
      <text:p text:style-name="P38"><text:tab/><text:span text:style-name="T100">Fungsi get_article berfungsi untuk mengambil data pengumuman terbaru. Baris 25 memanggil fungsi order_by pada </text:span><text:span text:style-name="T11">library </text:span><text:span text:style-name="T100">mongoquery dengan parameter nama collection dan kriteria pengurutan</text:span></text:p>
      <text:list xml:id="list91934581817857" text:continue-numbering="true" text:style-name="L28">
        <text:list-item>
          <text:p text:style-name="P111">public function get_article_byKat($kat)</text:p>
        </text:list-item>
        <text:list-item>
          <text:p text:style-name="P111"><text:tab/>{</text:p>
        </text:list-item>
        <text:list-item>
          <text:p text:style-name="P111"><text:tab/><text:tab/># code...</text:p>
        </text:list-item>
        <text:list-item>
          <text:p text:style-name="P111"><text:tab/><text:tab/>$data=array('kategori'=&gt;$kat);</text:p>
        </text:list-item>
        <text:list-item>
          <text:p text:style-name="P111"><text:tab/><text:tab/>$result=$this-&gt;mongoquery-&gt;get($this-&gt;collection,array('kategori'=&gt;$kat));</text:p>
        </text:list-item>
        <text:list-item>
          <text:p text:style-name="P111"><text:tab/><text:tab/>return $result;</text:p>
        </text:list-item>
        <text:list-item>
          <text:p text:style-name="P111"><text:tab/>}</text:p>
        </text:list-item>
      </text:list>
      <text:p text:style-name="P69"><text:tab/></text:p>
      <text:p text:style-name="P36"><text:tab/><text:span text:style-name="T100">Fungsi get_article_byKat berfungsi untuk mengambil data pengumuman sesuai dengan kategori. Baris 32 memanggil fungsi get pada library mongoquery dengan kriteria kategori sesuai dengan yang dikirimkan melalui parameter. </text:span></text:p>
      <text:list xml:id="list91934707679785" text:continue-numbering="true" text:style-name="L28">
        <text:list-item>
          <text:p text:style-name="P111">public function delete($_id)</text:p>
        </text:list-item>
        <text:list-item>
          <text:p text:style-name="P111"><text:tab/>{</text:p>
        </text:list-item>
        <text:list-item>
          <text:p text:style-name="P111"><text:soft-page-break/><text:tab/><text:tab/># code...</text:p>
        </text:list-item>
        <text:list-item>
          <text:p text:style-name="P111"><text:tab/><text:tab/>$data=array('_id'=&gt;$_id);</text:p>
        </text:list-item>
        <text:list-item>
          <text:p text:style-name="P111"><text:tab/><text:tab/>$this-&gt;mongocrud-&gt;delete($this-&gt;collection,$data);</text:p>
        </text:list-item>
        <text:list-item>
          <text:p text:style-name="P111"><text:tab/>}</text:p>
        </text:list-item>
        <text:list-item>
          <text:p text:style-name="P111">}</text:p>
        </text:list-item>
      </text:list>
      <text:p text:style-name="P37"/>
      <text:p text:style-name="P37"><text:tab/><text:span text:style-name="T100">Fungsi delete digunakan untuk menghapus </text:span><text:span text:style-name="T11">document </text:span><text:span text:style-name="T100">sesuai dengan kriteria yang dikirimkan melalui parameter.</text:span></text:p>
      <text:p text:style-name="P37"/>
      <text:p text:style-name="P42">4.2<text:tab/>Pembahasan Sistem <text:span text:style-name="T9">Library.</text:span></text:p>
      <text:p text:style-name="P42">4.2.1 <text:span text:style-name="T101">Kelas Mongoigniterbase.</text:span></text:p>
      <text:p text:style-name="P39"><text:tab/><text:span text:style-name="T101">Kelas Mongoigniterbase berisi pemanggilan nilai dari file application/config/mongoigniter.php yang digunakan sebagai pengaturan untuk melakukan koneksi ke basisdata MongoDB. Pada kelas mongoigniterbase juga terdapat berbagai fungsi untuk melakukan perintah </text:span><text:span text:style-name="T12">Data Definition Language(DDL). </text:span></text:p>
      <text:list xml:id="list3047325400496915359" text:style-name="L29">
        <text:list-item>
          <text:p text:style-name="P112">&lt;?php</text:p>
        </text:list-item>
        <text:list-item>
          <text:p text:style-name="P112"><text:tab/>Class MongoigniterBase{</text:p>
        </text:list-item>
        <text:list-item>
          <text:p text:style-name="P112"><text:tab/><text:tab/>protected $CI;</text:p>
        </text:list-item>
        <text:list-item>
          <text:p text:style-name="P112"><text:tab/><text:tab/></text:p>
        </text:list-item>
        <text:list-item>
          <text:p text:style-name="P112"><text:tab/><text:tab/>protected $connection;</text:p>
        </text:list-item>
        <text:list-item>
          <text:p text:style-name="P112"><text:tab/><text:tab/>protected $db;</text:p>
        </text:list-item>
        <text:list-item>
          <text:p text:style-name="P112"><text:tab/><text:tab/>private $connection_string;</text:p>
        </text:list-item>
        <text:list-item>
          <text:p text:style-name="P112"><text:tab/><text:tab/>private $host;</text:p>
        </text:list-item>
        <text:list-item>
          <text:p text:style-name="P112"><text:tab/><text:tab/>private $port;</text:p>
        </text:list-item>
        <text:list-item>
          <text:p text:style-name="P112"><text:tab/>private $user;</text:p>
        </text:list-item>
        <text:list-item>
          <text:p text:style-name="P112"><text:tab/>private $pass;</text:p>
        </text:list-item>
        <text:list-item>
          <text:p text:style-name="P112"><text:tab/>private $dbname;</text:p>
        </text:list-item>
        <text:list-item>
          <text:p text:style-name="P112"><text:tab/>protected $query_safety;</text:p>
        </text:list-item>
        <text:list-item>
          <text:p text:style-name="P112"/>
        </text:list-item>
        <text:list-item>
          <text:p text:style-name="P112"><text:tab/>protected <text:s/>$updates = array();</text:p>
        </text:list-item>
      </text:list>
      <text:p text:style-name="P70"/>
      <text:p text:style-name="P72"><text:tab/><text:span text:style-name="T74">Baris 3-15 merupkan deklarasi berbagai variabel yang akan digunakan pada kelas ini.</text:span></text:p>
      <text:p text:style-name="P125"/>
      <text:list xml:id="list91935364698681" text:continue-numbering="true" text:style-name="L29">
        <text:list-item>
          <text:p text:style-name="P112"><text:soft-page-break/>public function __construct(){</text:p>
        </text:list-item>
        <text:list-item>
          <text:p text:style-name="P112"><text:tab/><text:tab/>if (!class_exists('Mongo')){</text:p>
        </text:list-item>
        <text:list-item>
          <text:p text:style-name="P112"><text:tab/><text:tab/>show_error("Ekstensi PECL Belum Diaktifkan", 500);</text:p>
        </text:list-item>
        <text:list-item>
          <text:p text:style-name="P112"><text:tab/><text:tab/>}</text:p>
        </text:list-item>
        <text:list-item>
          <text:p text:style-name="P112"><text:tab/><text:tab/><text:tab/>$this-&gt;CI =&amp; get_instance();</text:p>
        </text:list-item>
        <text:list-item>
          <text:p text:style-name="P112"><text:tab/><text:tab/><text:tab/>$this-&gt;connection_string();</text:p>
        </text:list-item>
        <text:list-item>
          <text:p text:style-name="P112"><text:tab/><text:tab/><text:tab/>$this-&gt;connect();</text:p>
        </text:list-item>
        <text:list-item>
          <text:p text:style-name="P113"><text:tab/><text:tab/>}</text:p>
        </text:list-item>
      </text:list>
      <text:p text:style-name="P71"/>
      <text:p text:style-name="P74"><text:tab/><text:span text:style-name="T74">Baris 16 merupakan konstruktor dari kelas mongoiginiterbase yang berisi pengecekan apakah </text:span><text:span text:style-name="T64">driver</text:span><text:span text:style-name="T74"> untuk menghubungkan ke MongoDB sudah diaktifkan, jika belum maka akan muncul pemberitahuan ekstensi PECL belum diaktifkan. Pada konstruktor ini juga terdapat pemanggilan </text:span><text:span text:style-name="T64">resource object </text:span><text:span text:style-name="T74">dari Codeigniter yaitu pada baris program nomor 20.</text:span></text:p>
      <text:p text:style-name="P71"/>
      <text:list xml:id="list91934186568821" text:continue-numbering="true" text:style-name="L29">
        <text:list-item>
          <text:p text:style-name="P112">private function connection_string(){</text:p>
        </text:list-item>
        <text:list-item>
          <text:p text:style-name="P112"><text:tab/>$this-&gt;CI-&gt;config-&gt;load("mongoigniter");</text:p>
        </text:list-item>
        <text:list-item>
          <text:p text:style-name="P112"><text:tab/>$this-&gt;host<text:tab/>=trim($this-&gt;CI-&gt;config-&gt;item('host'));</text:p>
        </text:list-item>
        <text:list-item>
          <text:p text:style-name="P112"><text:tab/>$this-&gt;port=trim($this-&gt;CI-&gt;config-&gt;item('port'));</text:p>
        </text:list-item>
        <text:list-item>
          <text:p text:style-name="P112"><text:tab/>$this-&gt;user=trim($this-&gt;CI-&gt;config-&gt;item('username'));</text:p>
        </text:list-item>
        <text:list-item>
          <text:p text:style-name="P112"><text:tab/>$this-&gt;pass=trim($this-&gt;CI-&gt;config-&gt;item('password'));</text:p>
        </text:list-item>
        <text:list-item>
          <text:p text:style-name="P112"><text:tab/>$this-&gt;dbname=trim($this-&gt;CI-&gt;config-&gt;item('db'));</text:p>
        </text:list-item>
        <text:list-item>
          <text:p text:style-name="P112"><text:tab/>$this-&gt;query_safety=$this-&gt;CI-&gt;config-&gt;item('query_safety');</text:p>
        </text:list-item>
        <text:list-item>
          <text:p text:style-name="P112"><text:tab/>$this-&gt;time_out=$this-&gt;CI-&gt;config-&gt;item('time_out');</text:p>
        </text:list-item>
        <text:list-item>
          <text:p text:style-name="P112"><text:tab/>$connection_string = "mongodb://";</text:p>
        </text:list-item>
        <text:list-item>
          <text:p text:style-name="P112"><text:tab/>if (empty($this-&gt;host)){</text:p>
        </text:list-item>
        <text:list-item>
          <text:p text:style-name="P112"><text:tab/><text:tab/>show_error("Host Belum Terkoneksi Dengan Mongo DB", 500);</text:p>
        </text:list-item>
        <text:list-item>
          <text:p text:style-name="P112"><text:tab/><text:tab/>}</text:p>
        </text:list-item>
        <text:list-item>
          <text:p text:style-name="P112"/>
        </text:list-item>
        <text:list-item>
          <text:p text:style-name="P112"><text:tab/>if (empty($this-&gt;dbname)){</text:p>
        </text:list-item>
        <text:list-item>
          <text:p text:style-name="P112"><text:tab/><text:tab/>show_error("Nama Database Tidak Ditemukan", 500);</text:p>
        </text:list-item>
        <text:list-item>
          <text:p text:style-name="P112"><text:tab/><text:tab/>}</text:p>
        </text:list-item>
        <text:list-item>
          <text:p text:style-name="P112"/>
        </text:list-item>
        <text:list-item>
          <text:p text:style-name="P112"><text:tab/>if (!empty($this-&gt;user) &amp;&amp; ! empty($this→pass))<text:tab/>{</text:p>
        </text:list-item>
        <text:list-item>
          <text:p text:style-name="P112"><text:soft-page-break/><text:s text:c="4"/>$connection_string.="{$this-&gt;user}:{$this-&gt;pass}@";</text:p>
        </text:list-item>
        <text:list-item>
          <text:p text:style-name="P112"><text:tab/><text:tab/>}</text:p>
        </text:list-item>
        <text:list-item>
          <text:p text:style-name="P112"/>
        </text:list-item>
        <text:list-item>
          <text:p text:style-name="P112"><text:tab/>if (isset($this-&gt;port) &amp;&amp; ! empty($this-&gt;port)){</text:p>
        </text:list-item>
        <text:list-item>
          <text:p text:style-name="P112"><text:tab/><text:tab/>$connection_string.="{$this-&gt;host}:{$this-&gt;port}";</text:p>
        </text:list-item>
        <text:list-item>
          <text:p text:style-name="P112"><text:tab/><text:tab/><text:tab/>}else{</text:p>
        </text:list-item>
        <text:list-item>
          <text:p text:style-name="P112"><text:tab/><text:tab/>$connection_string .= "{$this-&gt;host}";</text:p>
        </text:list-item>
        <text:list-item>
          <text:p text:style-name="P112"><text:tab/><text:tab/><text:tab/><text:tab/>}</text:p>
        </text:list-item>
        <text:list-item>
          <text:p text:style-name="P112"><text:tab/><text:tab/><text:tab/>}</text:p>
        </text:list-item>
      </text:list>
      <text:p text:style-name="P70"/>
      <text:p text:style-name="P72"><text:tab/><text:span text:style-name="T74">Baris 25 memanggil file mongoigniter.php yang terdapat pada folder application/config. Baris 26-32 berfungsi untuk mengambil barbagai </text:span><text:span text:style-name="T64">value </text:span><text:span text:style-name="T74">dari file mongoigniter.php. </text:span><text:span text:style-name="T64">Value </text:span><text:span text:style-name="T74">yang diambil yaitu nama host, nomor port, username basisdata, password basisdata, nama basisdata, nilai dari query safety(</text:span><text:span text:style-name="T64">true/false</text:span><text:span text:style-name="T74">) dan nilai timeout. Baris 34-39 merupakan pengkondisian jika nilai dari file mognoigniter.php gagal diambil.</text:span></text:p>
      <text:p text:style-name="P70"/>
      <text:list xml:id="list91934439173997" text:continue-numbering="true" text:style-name="L29">
        <text:list-item>
          <text:p text:style-name="P112">public function connect(){</text:p>
        </text:list-item>
        <text:list-item>
          <text:p text:style-name="P112"><text:tab/><text:tab/>$options = array();</text:p>
        </text:list-item>
        <text:list-item>
          <text:p text:style-name="P112"><text:tab/><text:tab/>try{</text:p>
        </text:list-item>
        <text:list-item>
          <text:p text:style-name="P112"><text:tab/><text:tab/>$this-&gt;connection = new Mongo($this-&gt;connection_string, $options);</text:p>
        </text:list-item>
        <text:list-item>
          <text:p text:style-name="P112"><text:tab/>$this-&gt;db = $this-&gt;connection-&gt;{$this-&gt;dbname};</text:p>
        </text:list-item>
        <text:list-item>
          <text:p text:style-name="P112"><text:tab/>return TRUE;</text:p>
        </text:list-item>
        <text:list-item>
          <text:p text:style-name="P112"><text:tab/>}catch (MongoConnectionException $e){</text:p>
        </text:list-item>
        <text:list-item>
          <text:p text:style-name="P112"><text:tab/><text:tab/>show_error("Gagal Koneksi Dikarenakan: {$e-&gt;getMessage()}", 500);</text:p>
        </text:list-item>
        <text:list-item>
          <text:p text:style-name="P112"><text:tab/><text:tab/><text:tab/>}</text:p>
        </text:list-item>
        <text:list-item>
          <text:p text:style-name="P112"><text:tab/><text:tab/>}</text:p>
        </text:list-item>
      </text:list>
      <text:p text:style-name="P70"/>
      <text:p text:style-name="P72"><text:tab/><text:span text:style-name="T75">Fungsi connect berfungsi untuk melakukan koneksi ke MongoDB. Baris 55 membuat sebuah object dari kelas Mongo. Baris 56 proses koneksi yang dilakukan dimana nama basisdata telah ditentukan pada file mongoigniter.php. Baris 58 memunculkan pemberitahuan jika gagal melakukan koneksi.</text:span><text:span text:style-name="T103"> </text:span></text:p>
      <text:p text:style-name="P70"><text:soft-page-break/></text:p>
      <text:list xml:id="list91935221262662" text:continue-numbering="true" text:style-name="L29">
        <text:list-item>
          <text:p text:style-name="P112">public function select_db($dbase=""){</text:p>
        </text:list-item>
        <text:list-item>
          <text:p text:style-name="P112"><text:tab/>if(empty($dbase)){</text:p>
        </text:list-item>
        <text:list-item>
          <text:p text:style-name="P112"><text:tab/><text:tab/>show_error("Database Belum Ditentukan");</text:p>
        </text:list-item>
        <text:list-item>
          <text:p text:style-name="P112"><text:tab/><text:tab/><text:tab/><text:tab/>}</text:p>
        </text:list-item>
        <text:list-item>
          <text:p text:style-name="P112"><text:tab/>$this-&gt;dbname=$dbase;</text:p>
        </text:list-item>
        <text:list-item>
          <text:p text:style-name="P112"><text:tab/>try{</text:p>
        </text:list-item>
        <text:list-item>
          <text:p text:style-name="P112"><text:tab/> <text:s/>$this-&gt;db=$this-&gt;connection-&gt;{$this-&gt;dbname};</text:p>
        </text:list-item>
        <text:list-item>
          <text:p text:style-name="P112"><text:tab/><text:tab/>return TRUE;</text:p>
        </text:list-item>
        <text:list-item>
          <text:p text:style-name="P114"><text:tab/><text:tab/>}catch (Exception $e){</text:p>
        </text:list-item>
        <text:list-item>
          <text:p text:style-name="P114"><text:s text:c="8"/>show_error("Tidak Dapat Mengakses: {$e- &gt;getMessage()}", 500);</text:p>
        </text:list-item>
        <text:list-item>
          <text:p text:style-name="P112"><text:tab/><text:tab/><text:tab/><text:tab/>}</text:p>
        </text:list-item>
        <text:list-item>
          <text:p text:style-name="P115"><text:tab/><text:tab/><text:tab/>}</text:p>
          <text:p text:style-name="P115"><text:tab/></text:p>
        </text:list-item>
      </text:list>
      <text:p text:style-name="P72"><text:tab/><text:span text:style-name="T75">Fungsi select_db berfungsi untuk membuat sebuah basisdata. Pada fungsi ini terdapat parameter yang digunakan untuk mengirimkan </text:span><text:span text:style-name="T65">value </text:span><text:span text:style-name="T75">nama basisdta yang akan dibuat. Baris 68 merupakan proses pembuatan basisdata.</text:span></text:p>
      <text:p text:style-name="P70"/>
      <text:list xml:id="list91935263530960" text:continue-numbering="true" text:style-name="L29">
        <text:list-item>
          <text:p text:style-name="P112">public function drop_db($dbase=""){</text:p>
        </text:list-item>
        <text:list-item>
          <text:p text:style-name="P112"><text:tab/>if(empty($dbase)){</text:p>
        </text:list-item>
        <text:list-item>
          <text:p text:style-name="P112"><text:tab/><text:tab/>show_error("Database Belum Ditentukan");</text:p>
        </text:list-item>
        <text:list-item>
          <text:p text:style-name="P112"><text:tab/><text:tab/><text:tab/><text:tab/>}</text:p>
        </text:list-item>
        <text:list-item>
          <text:p text:style-name="P112"><text:tab/><text:tab/>else{</text:p>
        </text:list-item>
        <text:list-item>
          <text:p text:style-name="P112"><text:tab/><text:tab/> try{</text:p>
        </text:list-item>
        <text:list-item>
          <text:p text:style-name="P112"><text:tab/><text:tab/> <text:s/>$this-&gt;connection-&gt;{$dbase}-&gt;drop();</text:p>
        </text:list-item>
        <text:list-item>
          <text:p text:style-name="P112"><text:tab/><text:tab/><text:tab/>return TRUE;</text:p>
        </text:list-item>
        <text:list-item>
          <text:p text:style-name="P112"><text:tab/><text:tab/><text:tab/>}catch (Exception $e){</text:p>
        </text:list-item>
        <text:list-item>
          <text:p text:style-name="P112"><text:tab/><text:tab/><text:tab/><text:tab/><text:tab/>show_error("Gagal Menghapus Database `{$dbase}`: {$e-&gt;getMessage()}", 500);</text:p>
        </text:list-item>
        <text:list-item>
          <text:p text:style-name="P112"><text:tab/><text:tab/><text:tab/><text:tab/><text:tab/>}</text:p>
        </text:list-item>
        <text:list-item>
          <text:p text:style-name="P112"><text:tab/><text:tab/><text:tab/><text:tab/>}</text:p>
        </text:list-item>
        <text:list-item>
          <text:p text:style-name="P112"><text:tab/><text:tab/><text:tab/>}</text:p>
        </text:list-item>
      </text:list>
      <text:p text:style-name="P70"/>
      <text:p text:style-name="P72"><text:tab/><text:span text:style-name="T76">Fungsi drop_db berfungsi untuk menghapus basisdata yang telah ditentukan.</text:span></text:p>
      <text:p text:style-name="P70"/>
      <text:list xml:id="list91935338715848" text:continue-numbering="true" text:style-name="L29">
        <text:list-item>
          <text:p text:style-name="P112"><text:span text:style-name="T102">public </text:span>function create_coll($collName=""){</text:p>
        </text:list-item>
        <text:list-item>
          <text:p text:style-name="P112"><text:tab/>if(empty($collName)){</text:p>
        </text:list-item>
        <text:list-item>
          <text:p text:style-name="P112"><text:tab/><text:tab/>show_error('Nama Collection Kosong',500);</text:p>
        </text:list-item>
        <text:list-item>
          <text:p text:style-name="P112"><text:tab/><text:tab/><text:tab/><text:tab/>}</text:p>
        </text:list-item>
        <text:list-item>
          <text:p text:style-name="P112"><text:tab/>else{</text:p>
        </text:list-item>
        <text:list-item>
          <text:p text:style-name="P112"><text:tab/> $this-&gt;db = $this-&gt;connection-&gt;{$this-&gt;dbname};</text:p>
        </text:list-item>
        <text:list-item>
          <text:p text:style-name="P112"><text:tab/> <text:s/>try{</text:p>
        </text:list-item>
        <text:list-item>
          <text:p text:style-name="P112"><text:soft-page-break/><text:tab/><text:tab/>$this-&gt;db-&gt;createCollection($collName);</text:p>
        </text:list-item>
        <text:list-item>
          <text:p text:style-name="P112"><text:tab/><text:tab/>return TRUE;</text:p>
        </text:list-item>
        <text:list-item>
          <text:p text:style-name="P112"><text:tab/><text:tab/>}</text:p>
        </text:list-item>
        <text:list-item>
          <text:p text:style-name="P112"><text:tab/><text:tab/>catch(Exception $e){</text:p>
        </text:list-item>
        <text:list-item>
          <text:p text:style-name="P112"><text:tab/><text:tab/><text:tab/>show_error("Gagal Membuat Collection '{$collName}':{$e-&gt;getMessage()}",500 );</text:p>
        </text:list-item>
        <text:list-item>
          <text:p text:style-name="P112"><text:tab/><text:tab/><text:tab/><text:tab/><text:tab/><text:tab/><text:tab/>}</text:p>
        </text:list-item>
        <text:list-item>
          <text:p text:style-name="P112"><text:tab/><text:tab/><text:tab/><text:tab/><text:tab/>}</text:p>
        </text:list-item>
        <text:list-item>
          <text:p text:style-name="P112"><text:tab/><text:tab/><text:tab/><text:tab/>}</text:p>
        </text:list-item>
      </text:list>
      <text:p text:style-name="P70"/>
      <text:p text:style-name="P72"><text:tab/><text:span text:style-name="T76">Fungsi create_coll berfungsi untuk membuat sebuah </text:span><text:span text:style-name="T66">collection, </text:span><text:span text:style-name="T76">nama </text:span><text:span text:style-name="T66">collection </text:span><text:span text:style-name="T76">sesuai dengan nilai dari parameter yangdikirimkan. Baris 92 melakukan koneksi ke basisdata. Baris 94 proses membuat </text:span><text:span text:style-name="T66">collection. </text:span><text:span text:style-name="T76">Baris 98 memunculkan pemberitahuan jika proses membuat </text:span><text:span text:style-name="T66">collection </text:span><text:span text:style-name="T76">gagal.</text:span></text:p>
      <text:p text:style-name="P70"/>
      <text:list xml:id="list91936158656740" text:continue-numbering="true" text:style-name="L29">
        <text:list-item>
          <text:p text:style-name="P112">public function drop_collection($coll=""){</text:p>
        </text:list-item>
        <text:list-item>
          <text:p text:style-name="P112"><text:tab/>if (empty($coll)){</text:p>
        </text:list-item>
        <text:list-item>
          <text:p text:style-name="P112">show_error('Gagal Hapus,Nama Collection Kosong', 500);</text:p>
        </text:list-item>
        <text:list-item>
          <text:p text:style-name="P112"><text:tab/>}else{</text:p>
        </text:list-item>
        <text:list-item>
          <text:p text:style-name="P112">try{</text:p>
        </text:list-item>
        <text:list-item>
          <text:p text:style-name="P112"><text:s text:c="2"/>$this-&gt;connection-&gt;{$this-&gt;dbname}-&gt;{$coll}-&gt;drop();</text:p>
        </text:list-item>
        <text:list-item>
          <text:p text:style-name="P112"><text:s text:c="5"/>return TRUE;</text:p>
        </text:list-item>
        <text:list-item>
          <text:p text:style-name="P112"><text:tab/>}catch (Exception $e)</text:p>
        </text:list-item>
        <text:list-item>
          <text:p text:style-name="P114"><text:tab/><text:tab/>{</text:p>
        </text:list-item>
        <text:list-item>
          <text:p text:style-name="P114"><text:s text:c="4"/>show_error("Gagal Menghapus '$coll': {$e-&gt;getMessage()}", 500);</text:p>
        </text:list-item>
        <text:list-item>
          <text:p text:style-name="P112"><text:tab/><text:tab/><text:tab/>}</text:p>
        </text:list-item>
        <text:list-item>
          <text:p text:style-name="P112"><text:tab/><text:tab/>}</text:p>
        </text:list-item>
        <text:list-item>
          <text:p text:style-name="P112"><text:tab/><text:tab/>return $this;</text:p>
        </text:list-item>
        <text:list-item>
          <text:p text:style-name="P112"><text:tab/>}</text:p>
        </text:list-item>
      </text:list>
      <text:p text:style-name="P70"/>
      <text:p text:style-name="P72"><text:tab/><text:span text:style-name="T76">Fungsi drop_collection berfungsi untuk menghapus </text:span><text:span text:style-name="T66">collection </text:span><text:span text:style-name="T76">sesuai dengan nilai parameter yang dikirimkan. Baris 107 merupakan proses penghapusan </text:span><text:span text:style-name="T66">collection </text:span><text:span text:style-name="T76">dari basisdata. Baris 111 memunculkan pemberitahuan jika </text:span><text:span text:style-name="T66">collectioni </text:span><text:span text:style-name="T76">gagal dihapus.</text:span></text:p>
      <text:p text:style-name="P70"/>
      <text:list xml:id="list91935284135941" text:continue-numbering="true" text:style-name="L29">
        <text:list-item>
          <text:p text:style-name="P112">protected function _exception($message,$obj){</text:p>
        </text:list-item>
        <text:list-item>
          <text:p text:style-name="P112"><text:s text:c="3"/>if($obj){</text:p>
        </text:list-item>
        <text:list-item>
          <text:p text:style-name="P112"><text:soft-page-break/><text:tab/><text:tab/>$ressult = <text:s/>new stdClass();</text:p>
        </text:list-item>
        <text:list-item>
          <text:p text:style-name="P112"><text:tab/><text:tab/>$ressult-&gt;has_error=TRUE;</text:p>
        </text:list-item>
        <text:list-item>
          <text:p text:style-name="P112"><text:tab/><text:tab/>$ressult-&gt;error_message=$message;</text:p>
        </text:list-item>
        <text:list-item>
          <text:p text:style-name="P112"><text:tab/>}else{</text:p>
        </text:list-item>
        <text:list-item>
          <text:p text:style-name="P112"><text:tab/>$ressult = <text:s/>array(</text:p>
        </text:list-item>
        <text:list-item>
          <text:p text:style-name="P112"><text:tab/><text:tab/><text:tab/><text:tab/>"has_error"=&gt;TRUE,</text:p>
        </text:list-item>
        <text:list-item>
          <text:p text:style-name="P112"><text:tab/><text:tab/><text:tab/><text:tab/>"error_message"=&gt;$message</text:p>
        </text:list-item>
        <text:list-item>
          <text:p text:style-name="P112"><text:tab/><text:tab/><text:tab/><text:tab/>);</text:p>
        </text:list-item>
        <text:list-item>
          <text:p text:style-name="P112"><text:tab/><text:tab/><text:tab/> <text:s text:c="2"/>}</text:p>
        </text:list-item>
        <text:list-item>
          <text:p text:style-name="P112"><text:tab/><text:tab/><text:tab/><text:tab/>return $res;</text:p>
        </text:list-item>
        <text:list-item>
          <text:p text:style-name="P112"><text:tab/><text:tab/><text:tab/>}</text:p>
        </text:list-item>
      </text:list>
      <text:p text:style-name="P70"/>
      <text:p text:style-name="P73"><text:tab/><text:span text:style-name="T76">Fungsi _exception ini menangani pemberitahuan untuk setiap kesalahan yang terjadi. Fungsi ini hanya dapat diakses oleh kelas turunan dari kelas Mongoigniterbase.</text:span></text:p>
      <text:p text:style-name="P116"><text:s/></text:p>
      <text:list xml:id="list91935202330415" text:continue-numbering="true" text:style-name="L29">
        <text:list-item>
          <text:p text:style-name="P112">protected function _clear(){</text:p>
          <text:p text:style-name="P112"><text:tab/><text:tab/>$this-&gt;updates<text:tab/>= array();<text:tab/><text:tab/><text:tab/></text:p>
        </text:list-item>
        <text:list-item>
          <text:p text:style-name="P112"><text:tab/><text:tab/><text:tab/>}</text:p>
        </text:list-item>
        <text:list-item>
          <text:p text:style-name="P112"><text:tab/>}</text:p>
        </text:list-item>
      </text:list>
      <text:p text:style-name="P70"/>
      <text:p text:style-name="P72"><text:tab/><text:span text:style-name="T76">Fungsi clear berfungsi untuk mengosongkan array pada variabel update.</text:span></text:p>
      <text:p text:style-name="P43">4.2.2<text:tab/>Kelas <text:span text:style-name="T104">Mongocrud</text:span></text:p>
      <text:p text:style-name="P44"><text:tab/><text:span text:style-name="T2">Kelas Mongocrud merupakan kelas turunan dari kelas Mongoigniterbase. Kelas ini berisi berisi fungsi-fungsi untuk melakukan perintah </text:span><text:span text:style-name="T4">insert, update, delete, truncate </text:span><text:span text:style-name="T2">pada basisdata MongoDB. </text:span></text:p>
      <text:list xml:id="list3260624972260934022" text:style-name="L30">
        <text:list-item>
          <text:p text:style-name="P120">require_once('mongoigniterbase.php');</text:p>
        </text:list-item>
        <text:list-item>
          <text:p text:style-name="P117">Class Mongocrud extends Mongoigniterbase{</text:p>
        </text:list-item>
        <text:list-item>
          <text:p text:style-name="P117"><text:tab/>private $_inserted_id = FALSE;</text:p>
        </text:list-item>
        <text:list-item>
          <text:p text:style-name="P117"><text:s text:c="6"/>public function __construct() {</text:p>
        </text:list-item>
        <text:list-item>
          <text:p text:style-name="P117"><text:s text:c="16"/>parent::__construct();</text:p>
        </text:list-item>
        <text:list-item>
          <text:p text:style-name="P117"><text:s text:c="8"/>}</text:p>
        </text:list-item>
      </text:list>
      <text:p text:style-name="P127"><text:tab/></text:p>
      <text:p text:style-name="P127"><text:tab/><text:span text:style-name="T108">Baris 1 pemanggilan file mongoigniterbase.php. </text:span>Baris <text:span text:style-name="T108">2</text:span> merupakan inisialisasi dari kelas Mongocrud yang merupakan <text:soft-page-break/>kelas turunan dari kelas Mongoigniterbase. Baris <text:span text:style-name="T108">3</text:span> dan <text:span text:style-name="T108">4</text:span> merupakan deklarasi variabel <text:span text:style-name="T106">inserted_id</text:span> dan konstruktror <text:span text:style-name="T106">dari kelas Mongocrud.</text:span></text:p>
      <text:list xml:id="list91936229752991" text:continue-numbering="true" text:style-name="L30">
        <text:list-item>
          <text:p text:style-name="P117"><text:tab/>public function insert($collection = "", $insert = array()){</text:p>
        </text:list-item>
        <text:list-item>
          <text:p text:style-name="P117"><text:s text:c="10"/>if (empty($collection)) {</text:p>
        </text:list-item>
        <text:list-item>
          <text:p text:style-name="P117"><text:s text:c="6"/>show_error("Tidak Ada Collection Yang Dipilih", 500);</text:p>
        </text:list-item>
        <text:list-item>
          <text:p text:style-name="P117"><text:s text:c="16"/>}</text:p>
        </text:list-item>
        <text:list-item>
          <text:p text:style-name="P117"/>
        </text:list-item>
        <text:list-item>
          <text:p text:style-name="P117"><text:s text:c="11"/>if (count($insert) == 0) {</text:p>
        </text:list-item>
        <text:list-item>
          <text:p text:style-name="P117"><text:s text:c="16"/>show_error("Gagal Isi Data Atau Data inputan Bukan Merupakan Array", 500);</text:p>
        </text:list-item>
        <text:list-item>
          <text:p text:style-name="P117"><text:s text:c="16"/>}</text:p>
        </text:list-item>
        <text:list-item>
          <text:p text:style-name="P117"><text:s text:c="11"/>$this-&gt;_inserted_id = FALSE;</text:p>
        </text:list-item>
        <text:list-item>
          <text:p text:style-name="P117"><text:s text:c="11"/>try {</text:p>
        </text:list-item>
        <text:list-item>
          <text:p text:style-name="P117"><text:s text:c="3"/>$query = $this-&gt;db-&gt;selectCollection($collection)-&gt;insert($insert, array("w" =&gt; $this-&gt;query_safety));</text:p>
        </text:list-item>
        <text:list-item>
          <text:p text:style-name="P117"><text:s text:c="4"/>if (isset($insert['_id'])) {</text:p>
        </text:list-item>
        <text:list-item>
          <text:p text:style-name="P117"><text:s text:c="4"/>$this-&gt;_inserted_id = $insert['_id'];</text:p>
        </text:list-item>
        <text:list-item>
          <text:p text:style-name="P117"><text:s text:c="5"/>return TRUE;</text:p>
        </text:list-item>
        <text:list-item>
          <text:p text:style-name="P117"><text:s text:c="8"/>} else {</text:p>
        </text:list-item>
        <text:list-item>
          <text:p text:style-name="P117"><text:s text:c="10"/>return FALSE;</text:p>
        </text:list-item>
        <text:list-item>
          <text:p text:style-name="P117"><text:s text:c="13"/>}</text:p>
        </text:list-item>
        <text:list-item>
          <text:p text:style-name="P117"><text:s text:c="12"/>} catch (MongoException $e) {</text:p>
        </text:list-item>
        <text:list-item>
          <text:p text:style-name="P117"><text:s text:c="12"/>show_error("Gagal Input Data: {$e-&gt;getMessage()}", 500);</text:p>
        </text:list-item>
        <text:list-item>
          <text:p text:style-name="P117"><text:s text:c="12"/>} catch (MongoCursorException $e) {</text:p>
        </text:list-item>
        <text:list-item>
          <text:p text:style-name="P117"><text:s text:c="13"/>show_error("Gagal Input Data: {$e-&gt;getMessage()}", 500);</text:p>
        </text:list-item>
        <text:list-item>
          <text:p text:style-name="P117"><text:s text:c="16"/>}</text:p>
        </text:list-item>
        <text:list-item>
          <text:p text:style-name="P117"><text:s text:c="8"/>}</text:p>
          <text:p text:style-name="P117"/>
        </text:list-item>
      </text:list>
      <text:p text:style-name="P52"><text:span text:style-name="T105"><text:s text:c="3"/></text:span><text:span text:style-name="T43"><text:tab/></text:span><text:span text:style-name="T91">Fungsi insert berfungsi untuk mengisikan data yang dikirimkan oleh model ke basisdata. Baris 11 melakukan pengecekan apakah data yng dikirimkan memiliki nilai dan berbentuk array. Baris 16 merupakan proses pengisian </text:span><text:span text:style-name="T89">record </text:span><text:span text:style-name="T85">kedalam basisdata. </text:span></text:p>
      <text:list xml:id="list91936303803785" text:continue-numbering="true" text:style-name="L30">
        <text:list-item>
          <text:p text:style-name="P117"><text:s/>private function update_init($method='')</text:p>
        </text:list-item>
        <text:list-item>
          <text:p text:style-name="P117"><text:s text:c="8"/>{</text:p>
        </text:list-item>
        <text:list-item>
          <text:p text:style-name="P117"><text:s text:c="12"/># code...</text:p>
        </text:list-item>
        <text:list-item>
          <text:p text:style-name="P117"><text:s text:c="12"/>if ( ! isset($this-&gt;updates[$method])){</text:p>
        </text:list-item>
        <text:list-item>
          <text:p text:style-name="P117"><text:s text:c="12"/>$this-&gt;updates[$method] = array();</text:p>
        </text:list-item>
        <text:list-item>
          <text:p text:style-name="P117"><text:soft-page-break/><text:s text:c="10"/>}</text:p>
        </text:list-item>
        <text:list-item>
          <text:p text:style-name="P117"><text:s text:c="8"/>}</text:p>
        </text:list-item>
      </text:list>
      <text:p text:style-name="P75"/>
      <text:p text:style-name="P51"><text:tab/><text:span text:style-name="T106">Fungsi update_init berfungsi untuk menginisialisasi metode update yang akan digunakan. Metode untuk proses update dengang menambahkan </text:span><text:span text:style-name="T13">keyword <text:s/></text:span><text:span text:style-name="T36">'$set' agar data yang sebelumnya sudah terdapat pada </text:span><text:span text:style-name="T13">collection</text:span><text:span text:style-name="T36"> tidak terhapus.</text:span></text:p>
      <text:p text:style-name="P75"/>
      <text:list xml:id="list91936430907170" text:continue-numbering="true" text:style-name="L30">
        <text:list-item>
          <text:p text:style-name="P117">public function update($collection="",$data=array(),$options=array()){</text:p>
        </text:list-item>
        <text:list-item>
          <text:p text:style-name="P117"><text:s text:c="24"/># code...</text:p>
        </text:list-item>
        <text:list-item>
          <text:p text:style-name="P117"><text:s text:c="2"/>if (empty($collection)) {</text:p>
        </text:list-item>
        <text:list-item>
          <text:p text:style-name="P117"><text:s text:c="5"/>show_error('Tidak Ada Collection Dipilih',500);</text:p>
        </text:list-item>
        <text:list-item>
          <text:p text:style-name="P117"><text:s text:c="6"/>}</text:p>
        </text:list-item>
        <text:list-item>
          <text:p text:style-name="P118"><text:s text:c="2"/>if (count($data)==0) {</text:p>
        </text:list-item>
        <text:list-item>
          <text:p text:style-name="P118"><text:s text:c="3"/>show_error('Gagal Update Data,Inputan Bukan Merupakan Array',500);</text:p>
        </text:list-item>
        <text:list-item>
          <text:p text:style-name="P117"><text:s text:c="2"/>}try{ <text:s text:c="2"/></text:p>
        </text:list-item>
        <text:list-item>
          <text:p text:style-name="P130"><text:s text:c="7"/>$options=array_merge(array("w"=&gt;$this-&gt;query_safety,'multiple' =&gt; FALSE), $options);</text:p>
        </text:list-item>
        <text:list-item>
          <text:p text:style-name="P117"><text:s text:c="7"/>$this-&gt;update_init('$set');</text:p>
        </text:list-item>
        <text:list-item>
          <text:p text:style-name="P117"><text:s text:c="7"/>$this-&gt;updates['$set'] += $data;</text:p>
        </text:list-item>
        <text:list-item>
          <text:p text:style-name="P117"><text:s text:c="7"/>foreach ($options as $key =&gt; $value) {</text:p>
        </text:list-item>
        <text:list-item>
          <text:p text:style-name="P117"><text:s/><text:tab/><text:tab/> # code...</text:p>
        </text:list-item>
        <text:list-item>
          <text:p text:style-name="P117"><text:s text:c="7"/>}</text:p>
        </text:list-item>
        <text:list-item>
          <text:p text:style-name="P117">$this-&gt;db-&gt;selectCollection($collection)-&gt;update(array($key=&gt;$value),$this-&gt;updates,$options);</text:p>
        </text:list-item>
        <text:list-item>
          <text:p text:style-name="P117">$this-&gt;_clear();</text:p>
        </text:list-item>
        <text:list-item>
          <text:p text:style-name="P117"><text:s/>return TRUE;</text:p>
        </text:list-item>
        <text:list-item>
          <text:p text:style-name="P118"><text:s text:c="3"/>}catch (MongoCursorException $e) {</text:p>
        </text:list-item>
        <text:list-item>
          <text:p text:style-name="P118"><text:s/>show_error('GagalUpdateData:{$e-&gt;getMessage()}',500);</text:p>
        </text:list-item>
        <text:list-item>
          <text:p text:style-name="P118">}catch(MongoCursorTimeoutException $e){</text:p>
        </text:list-item>
        <text:list-item>
          <text:p text:style-name="P118"><text:s/><text:tab/>show_error('Gagal Update Data:{$e-&gt;getMessage()}',500);</text:p>
        </text:list-item>
        <text:list-item>
          <text:p text:style-name="P118"><text:s text:c="4"/>}</text:p>
        </text:list-item>
        <text:list-item>
          <text:p text:style-name="P118">}</text:p>
          <text:p text:style-name="P118"/>
        </text:list-item>
      </text:list>
      <text:p text:style-name="P52"><text:tab/><text:span text:style-name="T91">Fungsi update berfungsi untuk melakukan perubahan data pada basisdata sesuai dengan kriteria. </text:span><text:span text:style-name="T92">Baris 41 melakukan pengecekan apakah data yang dikirimkan memiliki nilai dan berbentuk array. Baris 44 menentukan </text:span><text:span text:style-name="T86">pengaturan</text:span><text:span text:style-name="T90"> </text:span><text:span text:style-name="T86">pengubahan data dengan menggunakan </text:span><text:span text:style-name="T91"><text:s/></text:span><text:span text:style-name="T92">query safety dan multiple bernilai </text:span><text:soft-page-break/><text:span text:style-name="T92">false agar perubahan data hanya terjadi pada data yang telah ditentukan. Baris 45 menentukan metode </text:span><text:span text:style-name="T90">update </text:span><text:span text:style-name="T86">dengan </text:span><text:span text:style-name="T90">keyword</text:span><text:span text:style-name="T86"> '$set'. Baris 47 mendapatkan kriteria data yang diubah yang dikirim melaui parameter '$option'. Baris 50 merupakan proses pengubahan data pada basisdata. Baris 51 mengembalikan nilai variabel updates yang terdapat pada fungsi update_init ke nilai semula yaitu berupa array kosong.</text:span></text:p>
      <text:list xml:id="list91936119512252" text:continue-numbering="true" text:style-name="L30">
        <text:list-item>
          <text:p text:style-name="P119">public function delete($collection='',$option=array()){</text:p>
        </text:list-item>
        <text:list-item>
          <text:p text:style-name="P117">if (empty($collection)) {</text:p>
        </text:list-item>
        <text:list-item>
          <text:p text:style-name="P117">show_error("Tidak Ada Collection Yang Dipilih",500);</text:p>
        </text:list-item>
        <text:list-item>
          <text:p text:style-name="P117">}</text:p>
        </text:list-item>
        <text:list-item>
          <text:p text:style-name="P117">try {</text:p>
        </text:list-item>
        <text:list-item>
          <text:p text:style-name="P117">foreach ($options as $key =&gt; $value) {</text:p>
        </text:list-item>
        <text:list-item>
          <text:p text:style-name="P117"><text:s/># code...</text:p>
        </text:list-item>
        <text:list-item>
          <text:p text:style-name="P117"><text:s/>}</text:p>
        </text:list-item>
        <text:list-item>
          <text:p text:style-name="P117">$this-&gt;db-&gt;selectCollection($collection)-&gt;remove(array($key=&gt;$value),array($this-&gt;query_safety,$this-&gt;time_out));</text:p>
        </text:list-item>
        <text:list-item>
          <text:p text:style-name="P117">return TRUE;</text:p>
        </text:list-item>
        <text:list-item>
          <text:p text:style-name="P117">} catch (MongoCursorException $e) {</text:p>
        </text:list-item>
        <text:list-item>
          <text:p text:style-name="P117">show_error('Gagal Hapus Data:{$e-&gt;getMessage()}',500);</text:p>
        </text:list-item>
        <text:list-item>
          <text:p text:style-name="P117"><text:s text:c="2"/>catch(MongoCursorTimeoutException $e){</text:p>
        </text:list-item>
        <text:list-item>
          <text:p text:style-name="P117">show_error('Gagal Hapus Data:{$e-&gt;getMessage()}',500);</text:p>
        </text:list-item>
        <text:list-item>
          <text:p text:style-name="P117"><text:s text:c="7"/>}</text:p>
        </text:list-item>
        <text:list-item>
          <text:p text:style-name="P117"><text:s text:c="2"/>}<text:tab/></text:p>
        </text:list-item>
      </text:list>
      <text:p text:style-name="P75"/>
      <text:p text:style-name="P52"><text:span text:style-name="T105"><text:tab/></text:span><text:span text:style-name="T50">Fungsi delete berfungsi untuk menghapus data pada </text:span><text:span text:style-name="T56">collection </text:span><text:span text:style-name="T50">sesuai dengan kriteria yang ditentukan. Baris 64 mendapatkan kriteria data yang akan dihapus yang dikirimkan melalui parameter '$option'. Baris 67 merupakan proses penghapusan data pada basisdata.</text:span></text:p>
      <text:p text:style-name="P75"/>
      <text:list xml:id="list91935764867878" text:continue-numbering="true" text:style-name="L30">
        <text:list-item>
          <text:p text:style-name="P117">public function truncate($collection = ""){</text:p>
        </text:list-item>
        <text:list-item>
          <text:p text:style-name="P117"><text:s/>if (empty($collection)) {</text:p>
        </text:list-item>
        <text:list-item>
          <text:p text:style-name="P117"><text:s/>show_error("Tidak Ada Collection Yang Dipilih", 500);</text:p>
        </text:list-item>
        <text:list-item>
          <text:p text:style-name="P117"><text:s/>}</text:p>
        </text:list-item>
        <text:list-item>
          <text:p text:style-name="P117"><text:soft-page-break/><text:s text:c="2"/>try {</text:p>
        </text:list-item>
        <text:list-item>
          <text:p text:style-name="P117"><text:s text:c="3"/>$this-&gt;db-&gt;selectCollection($collection)-&gt;remove();</text:p>
        </text:list-item>
        <text:list-item>
          <text:p text:style-name="P117"><text:s text:c="5"/>return TRUE;</text:p>
        </text:list-item>
        <text:list-item>
          <text:p text:style-name="P117"><text:s text:c="3"/>} catch (MongoCursorException $e) {</text:p>
        </text:list-item>
        <text:list-item>
          <text:p text:style-name="P117"><text:s text:c="6"/>show_error("Gagal Hapus Data: {$e-&gt;getMessage()}", 500);</text:p>
        </text:list-item>
        <text:list-item>
          <text:p text:style-name="P117"><text:s text:c="4"/>} catch (MongoCursorTimeoutException $e) {</text:p>
        </text:list-item>
        <text:list-item>
          <text:p text:style-name="P117"><text:s text:c="6"/>show_error("Gagal Hapus Data: {$e-&gt;getMessage()}", 500);</text:p>
        </text:list-item>
        <text:list-item>
          <text:p text:style-name="P117"><text:s text:c="16"/>}</text:p>
        </text:list-item>
        <text:list-item>
          <text:p text:style-name="P117"><text:tab/><text:tab/><text:tab/></text:p>
        </text:list-item>
        <text:list-item>
          <text:p text:style-name="P117"><text:tab/> <text:s text:c="6"/>}</text:p>
        </text:list-item>
        <text:list-item>
          <text:p text:style-name="P117"><text:tab/>}</text:p>
          <text:p text:style-name="P117"/>
        </text:list-item>
      </text:list>
      <text:p text:style-name="P51"><text:tab/><text:span text:style-name="T107">Fungsi truncate berfungsi untuk mengosongkan </text:span><text:span text:style-name="T14">collection. </text:span><text:span text:style-name="T37">Baris 80 merupakan proses penghapusan keseluruhan data yang terdapat pada </text:span><text:span text:style-name="T14">collection.</text:span></text:p>
      <text:p text:style-name="P129"><text:span text:style-name="T107">4.</text:span>2.3<text:tab/>Kelas Mongoquery</text:p>
      <text:p text:style-name="P129"><text:tab/><text:span text:style-name="T2">Kelas Mongoquery merupakan kelas turunan dari kelas Mongoigniterbase. Kelas ini berisi fungsi-fungsi untuk melakukan pengambilan data dari basisdata.</text:span></text:p>
      <text:list xml:id="list3940039526699854406" text:style-name="L32">
        <text:list-item>
          <text:p text:style-name="P133">require_once('mongoigniterbase.php');</text:p>
        </text:list-item>
        <text:list-item>
          <text:p text:style-name="P133">class Mongoquery extends Mongoigniterbase</text:p>
        </text:list-item>
        <text:list-item>
          <text:p text:style-name="P133"><text:tab/>{</text:p>
        </text:list-item>
        <text:list-item>
          <text:p text:style-name="P133"><text:tab/><text:tab/>function __construct()</text:p>
        </text:list-item>
        <text:list-item>
          <text:p text:style-name="P133"><text:tab/><text:tab/>{</text:p>
        </text:list-item>
        <text:list-item>
          <text:p text:style-name="P133"><text:tab/><text:tab/><text:tab/># code...</text:p>
        </text:list-item>
        <text:list-item>
          <text:p text:style-name="P133"><text:tab/><text:tab/><text:tab/> parent::__construct();</text:p>
        </text:list-item>
        <text:list-item>
          <text:p text:style-name="P133"><text:tab/><text:tab/>}</text:p>
        </text:list-item>
      </text:list>
      <text:p text:style-name="Standard"/>
      <text:p text:style-name="P52"><text:tab/><text:span text:style-name="T110">Baris 1 pemanggilan file mongoigniterbase.php. Baris 2 merupakan inisialisasi kelas mongoquery. Baris 4 merupakan konstruktor kelas mongoquery.</text:span></text:p>
      <text:p text:style-name="Standard"/>
      <text:list xml:id="list91936505744584" text:continue-numbering="true" text:style-name="L32">
        <text:list-item>
          <text:p text:style-name="P133">public function get($collection='',$option=array())</text:p>
        </text:list-item>
        <text:list-item>
          <text:p text:style-name="P133"><text:tab/><text:tab/>{</text:p>
        </text:list-item>
        <text:list-item>
          <text:p text:style-name="P133"><text:tab/><text:tab/><text:tab/># code...</text:p>
        </text:list-item>
        <text:list-item>
          <text:p text:style-name="P133"><text:tab/><text:tab/>if(empty($collection)){</text:p>
        </text:list-item>
        <text:list-item>
          <text:p text:style-name="P133"><text:tab/><text:tab/>show_error('Nama Collection Harus Diisi');</text:p>
        </text:list-item>
        <text:list-item>
          <text:p text:style-name="P133"><text:soft-page-break/><text:tab/><text:tab/><text:tab/>}</text:p>
        </text:list-item>
        <text:list-item>
          <text:p text:style-name="P133"><text:s text:c="2"/>$value=$this-&gt;db-&gt;selectCollection($collection)-&gt;find($option);</text:p>
        </text:list-item>
        <text:list-item>
          <text:p text:style-name="P133"><text:tab/><text:tab/><text:tab/>return $value;</text:p>
        </text:list-item>
        <text:list-item>
          <text:p text:style-name="P133"><text:tab/><text:tab/>}</text:p>
        </text:list-item>
      </text:list>
      <text:p text:style-name="Standard"/>
      <text:p text:style-name="P52"><text:tab/><text:span text:style-name="T110">Fungsi get berfungsi untuk mengambil data dari basisdata. Baris 15 perupakan proses pengambilan data dari basisdata dengan </text:span><text:span text:style-name="T111">collection </text:span><text:span text:style-name="T114"><text:s/>yang telah ditentukan melalui nilai parameter yang dikirimkan.</text:span></text:p>
      <text:list xml:id="list91935286577068" text:continue-numbering="true" text:style-name="L32">
        <text:list-item>
          <text:p text:style-name="P144">public function get_where($collection='',$value=array())</text:p>
        </text:list-item>
        <text:list-item>
          <text:p text:style-name="P133"><text:tab/><text:tab/>{</text:p>
        </text:list-item>
        <text:list-item>
          <text:p text:style-name="P133"><text:tab/><text:tab/><text:tab/># code...</text:p>
        </text:list-item>
        <text:list-item>
          <text:p text:style-name="P133"><text:tab/><text:tab/><text:tab/></text:p>
        </text:list-item>
        <text:list-item>
          <text:p text:style-name="P133">$value=$this-&gt;db-&gt;selectCollection($collection)-&gt;findOne($value);</text:p>
        </text:list-item>
        <text:list-item>
          <text:p text:style-name="P133"><text:tab/><text:tab/><text:tab/>return $value;</text:p>
        </text:list-item>
        <text:list-item>
          <text:p text:style-name="P133"><text:tab/><text:tab/>}</text:p>
        </text:list-item>
      </text:list>
      <text:p text:style-name="Standard"/>
      <text:p text:style-name="P52"><text:tab/><text:span text:style-name="T117">Fungsi get_where berfungsi untuk mengambil sebuah data dengan kriteria tertentu. Kriteria data dikirimkan melalui parameter '$value'.</text:span></text:p>
      <text:list xml:id="list91935778429270" text:continue-numbering="true" text:style-name="L32">
        <text:list-item>
          <text:p text:style-name="P144">public function select($collection='',$limit=FALSE)</text:p>
        </text:list-item>
        <text:list-item>
          <text:p text:style-name="P133"><text:s text:c="2"/>{</text:p>
        </text:list-item>
        <text:list-item>
          <text:p text:style-name="P133"><text:tab/><text:tab/><text:tab/># code...</text:p>
        </text:list-item>
        <text:list-item>
          <text:p text:style-name="P133"><text:tab/><text:tab/>if(empty($collection)){</text:p>
        </text:list-item>
        <text:list-item>
          <text:p text:style-name="P133"><text:tab/><text:tab/>show_error('Nama Collection Harus Diisi');</text:p>
        </text:list-item>
        <text:list-item>
          <text:p text:style-name="P133"><text:tab/><text:tab/><text:tab/>}</text:p>
        </text:list-item>
        <text:list-item>
          <text:p text:style-name="P133"><text:tab/><text:tab/>if($limit==TRUE||is_numeric($limit)){</text:p>
        </text:list-item>
        <text:list-item>
          <text:p text:style-name="P133"><text:tab/><text:tab/>$value=$this-&gt;db-&gt;selectCollection($collection)-&gt;find()-&gt;limit($limit);</text:p>
        </text:list-item>
        <text:list-item>
          <text:p text:style-name="P133"><text:tab/><text:tab/><text:tab/>}else{</text:p>
        </text:list-item>
        <text:list-item>
          <text:p text:style-name="P133"><text:tab/><text:tab/>$value=$this-&gt;db-&gt; selectCollection($collection)-&gt;find();</text:p>
        </text:list-item>
        <text:list-item>
          <text:p text:style-name="P133"><text:tab/><text:tab/><text:tab/>}</text:p>
        </text:list-item>
        <text:list-item>
          <text:p text:style-name="P133"><text:tab/><text:tab/><text:tab/>return $value;</text:p>
        </text:list-item>
        <text:list-item>
          <text:p text:style-name="P133"><text:tab/><text:tab/>}</text:p>
        </text:list-item>
        <text:list-item>
          <text:p text:style-name="P133"/>
        </text:list-item>
        <text:list-item>
          <text:p text:style-name="P133"/>
        </text:list-item>
      </text:list>
      <text:p text:style-name="Standard"/>
      <text:p text:style-name="P52"><text:tab/><text:span text:style-name="T117">Fungsi select berfungsi untuk mengambil data dengan jumlah tertentu. Baris 31 jika nilai '$limit' ditentukan dan berupa </text:span><text:soft-page-break/><text:span text:style-name="T117">angka maka data akan diambil sesuai dengan jumlah yang ditentukan. Jika nilai '$limit' kosong maka data diambil secara keseluruhan.</text:span></text:p>
      <text:list xml:id="list91935186870347" text:continue-numbering="true" text:style-name="L32">
        <text:list-item>
          <text:p text:style-name="P153"><text:span text:style-name="T109">public function order_by</text:span>($collection='',$option=array(),$limit=FALSE)</text:p>
        </text:list-item>
        <text:list-item>
          <text:p text:style-name="P133"><text:s text:c="8"/>{</text:p>
        </text:list-item>
        <text:list-item>
          <text:p text:style-name="P133"><text:s text:c="8"/><text:tab/># code...</text:p>
        </text:list-item>
        <text:list-item>
          <text:p text:style-name="P133"><text:s text:c="8"/><text:tab/>$cursor=$this-&gt;db-&gt;selectCollection($collection)-&gt;find()-&gt;limit($limit);</text:p>
        </text:list-item>
        <text:list-item>
          <text:p text:style-name="P133"><text:s text:c="8"/><text:tab/>foreach ($option as $key =&gt; $value) {</text:p>
        </text:list-item>
        <text:list-item>
          <text:p text:style-name="P133"><text:s text:c="8"/><text:tab/><text:tab/># code...</text:p>
        </text:list-item>
        <text:list-item>
          <text:p text:style-name="P133"><text:s text:c="8"/><text:tab/>}</text:p>
        </text:list-item>
        <text:list-item>
          <text:p text:style-name="P133"><text:s text:c="8"/><text:tab/>if(strtolower($value)=='asc'){</text:p>
        </text:list-item>
        <text:list-item>
          <text:p text:style-name="P133"><text:s text:c="8"/><text:tab/>$order=$cursor-&gt;sort(array($key=&gt;1));</text:p>
        </text:list-item>
        <text:list-item>
          <text:p text:style-name="P133"><text:s text:c="8"/><text:tab/>}elseif (strtolower($value)=='desc') {</text:p>
        </text:list-item>
        <text:list-item>
          <text:p text:style-name="P133"><text:s text:c="8"/><text:tab/><text:tab/># code...</text:p>
        </text:list-item>
        <text:list-item>
          <text:p text:style-name="P133"><text:s text:c="8"/><text:tab/>$order=$cursor-&gt;sort(array($key=&gt;-1));</text:p>
        </text:list-item>
        <text:list-item>
          <text:p text:style-name="P133"><text:s text:c="8"/><text:tab/>}</text:p>
        </text:list-item>
        <text:list-item>
          <text:p text:style-name="P133"><text:s text:c="11"/><text:tab/>return $order;</text:p>
        </text:list-item>
        <text:list-item>
          <text:p text:style-name="P133"><text:s text:c="8"/>}</text:p>
        </text:list-item>
      </text:list>
      <text:p text:style-name="P134"/>
      <text:p text:style-name="P52"><text:tab/><text:span text:style-name="T117">Fungsi order_by berfungsi untuk megurutkan data yang di ambil dari basis data. Baris 43 proses mengambil data dari basisdata, jika '$limit' bernilai </text:span><text:span text:style-name="T112">true </text:span><text:span text:style-name="T115">atau berupa angka maka data yang diambil sesuai dengan jumlah yang ditentukan. Baris 44 mendapatakan kriteria dan metode pengurutan data.</text:span></text:p>
      <text:list xml:id="list91935745535262" text:continue-numbering="true" text:style-name="L32">
        <text:list-item>
          <text:p text:style-name="P144">public function count($collection='',$option=array())</text:p>
        </text:list-item>
        <text:list-item>
          <text:p text:style-name="P133"><text:s text:c="8"/>{</text:p>
        </text:list-item>
        <text:list-item>
          <text:p text:style-name="P133"><text:s text:c="8"/><text:tab/># code...</text:p>
        </text:list-item>
        <text:list-item>
          <text:p text:style-name="P133"><text:s text:c="8"/><text:tab/>if(empty($collection)){</text:p>
        </text:list-item>
        <text:list-item>
          <text:p text:style-name="P133"><text:s text:c="8"/><text:tab/>show_error('Nama Collection Harus Diisi');</text:p>
        </text:list-item>
        <text:list-item>
          <text:p text:style-name="P133"><text:s text:c="8"/><text:tab/>}</text:p>
        </text:list-item>
        <text:list-item>
          <text:p text:style-name="P133"><text:s text:c="8"/><text:tab/>if(!empty($option)||is_array($option)){</text:p>
        </text:list-item>
        <text:list-item>
          <text:p text:style-name="P133"><text:s text:c="8"/><text:tab/><text:tab/>foreach ($option as $key =&gt; $value) {</text:p>
        </text:list-item>
        <text:list-item>
          <text:p text:style-name="P133"><text:s text:c="8"/><text:tab/><text:tab/><text:tab/># code...</text:p>
        </text:list-item>
        <text:list-item>
          <text:p text:style-name="P133"><text:s text:c="5"/>$result=$this-&gt;db-&gt;selectCollection($collection)-&gt;find(array($key=&gt;$value))-&gt;count();</text:p>
        </text:list-item>
        <text:list-item>
          <text:p text:style-name="P133"><text:s text:c="15"/><text:tab/>}</text:p>
        </text:list-item>
        <text:list-item>
          <text:p text:style-name="P133"><text:s text:c="15"/><text:tab/>return $result;</text:p>
        </text:list-item>
        <text:list-item>
          <text:p text:style-name="P133"><text:s text:c="15"/>}</text:p>
        </text:list-item>
        <text:list-item>
          <text:p text:style-name="P133"><text:s text:c="8"/>}</text:p>
        </text:list-item>
      </text:list>
      <text:p text:style-name="P134"><text:soft-page-break/></text:p>
      <text:p text:style-name="P52"><text:tab/><text:span text:style-name="T118">Fungsi count berfungsi untuk menghitung data sesuai kriteria yang telah ditentukan.</text:span></text:p>
      <text:p text:style-name="P134"/>
      <text:list xml:id="list91936036536995" text:continue-numbering="true" text:style-name="L32">
        <text:list-item>
          <text:p text:style-name="P144">public function count_all($collection=''){</text:p>
        </text:list-item>
        <text:list-item>
          <text:p text:style-name="P133"><text:s text:c="8"/><text:tab/>$result=$this-&gt;db-&gt;selectCollection($collection)-&gt;find()-&gt;count();</text:p>
        </text:list-item>
        <text:list-item>
          <text:p text:style-name="P133"><text:s text:c="8"/><text:tab/>return $result;</text:p>
        </text:list-item>
        <text:list-item>
          <text:p text:style-name="P133"><text:s text:c="8"/>}</text:p>
        </text:list-item>
        <text:list-item>
          <text:p text:style-name="P133"><text:tab/>}</text:p>
        </text:list-item>
      </text:list>
      <text:p text:style-name="Standard"/>
      <text:p text:style-name="P52"><text:tab/><text:span text:style-name="T119">Fungsi count_all berfungsi untuk menghitung jumlah </text:span><text:span text:style-name="T113">row </text:span><text:span text:style-name="T116">yang terdapat pada sebuah </text:span><text:span text:style-name="T113">coll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dana" svg:font-family="Verddana"/>
    <style:font-face style:name="FreeSans1" svg:font-family="FreeSans" style:font-family-generic="swiss"/>
    <style:font-face style:name="Verdana" svg:font-family="Verdana"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001cm" fo:margin-bottom="3cm" fo:margin-left="4.001cm" fo:margin-right="3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8T13:36:34.924073778</meta:creation-date>
    <dc:date>2016-01-04T09:19:33.447466241</dc:date>
    <meta:editing-duration>PT5H34M13S</meta:editing-duration>
    <meta:editing-cycles>49</meta:editing-cycles>
    <meta:generator>LibreOffice/5.0.4.2$Linux_x86 LibreOffice_project/00m0$Build-2</meta:generator>
    <meta:document-statistic meta:table-count="0" meta:image-count="0" meta:object-count="0" meta:page-count="33" meta:paragraph-count="761" meta:word-count="4146" meta:character-count="37717" meta:non-whitespace-character-count="33197"/>
  </office:meta>
</office:document-meta>
</file>